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75mm"/>
    </style:style>
    <style:style style:name="co3" style:family="table-column">
      <style:table-column-properties fo:break-before="auto" style:column-width="25.7mm"/>
    </style:style>
    <style:style style:name="co4" style:family="table-column">
      <style:table-column-properties fo:break-before="auto" style:column-width="19.95mm"/>
    </style:style>
    <style:style style:name="co5" style:family="table-column">
      <style:table-column-properties fo:break-before="auto" style:column-width="21.27mm"/>
    </style:style>
    <style:style style:name="co6" style:family="table-column">
      <style:table-column-properties fo:break-before="auto" style:column-width="25.75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8.29mm"/>
    </style:style>
    <style:style style:name="co9" style:family="table-column">
      <style:table-column-properties fo:break-before="auto" style:column-width="7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 style:data-style-name="N117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119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 style:data-style-name="N11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4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5" style:family="table-cell" style:parent-style-name="Default" style:data-style-name="N112"/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7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0" style:family="table-cell" style:parent-style-name="Default" style:data-style-name="N1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3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mm"/>
    </style:style>
    <style:style style:name="ce26" style:family="table-cell" style:parent-style-name="Default">
      <style:table-cell-properties fo:background-color="#add58a" style:text-align-source="fix" style:repeat-content="false" fo:wrap-option="wrap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g188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1" table:default-cell-style-name="ce12"/>
        <table:table-column table:style-name="co9" table:default-cell-style-name="ce1"/>
        <table:table-column table:style-name="co1" table:number-columns-repeated="1010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MASS</text:p>
          </table:table-cell>
          <table:table-cell office:value-type="string" calcext:value-type="string">
            <text:p>DELTA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style-name="ce5"/>
          <table:table-cell table:style-name="ce9" table:number-columns-repeated="4"/>
          <table:table-cell table:style-name="ce13"/>
          <table:table-cell table:style-name="ce9" table:number-columns-repeated="2"/>
          <table:table-cell table:style-name="ce18"/>
          <table:table-cell table:style-name="ce22" office:value-type="string" calcext:value-type="string" table:number-columns-spanned="1" table:number-rows-spanned="7">
            <text:p>4+ → 2+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4+ → 2+</text:p>
          </table:table-cell>
          <table:table-cell office:value-type="string" calcext:value-type="string">
            <text:p>2+ → 2+</text:p>
          </table:table-cell>
          <table:table-cell office:value-type="string" calcext:value-type="string">
            <text:p>2+ → 0+</text:p>
          </table:table-cell>
          <table:table-cell table:style-name="Default"/>
          <table:table-cell table:style-name="ce6"/>
          <table:table-cell office:value-type="string" calcext:value-type="string">
            <text:p>EXPERIMENT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BRICC</text:p>
          </table:table-cell>
          <table:table-cell office:value-type="string" calcext:value-type="string">
            <text:p>ERROR</text:p>
          </table:table-cell>
          <table:table-cell/>
          <table:table-cell table:style-name="ce16" office:value-type="string" calcext:value-type="string">
            <text:p>RATIO</text:p>
          </table:table-cell>
          <table:table-cell table:style-name="ce19" office:value-type="string" calcext:value-type="string">
            <text:p>ERROR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style-name="ce7"/>
          <table:table-cell table:number-columns-repeated="6"/>
          <table:table-cell table:style-name="ce16"/>
          <table:table-cell table:style-name="ce19"/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_GAMMA</text:p>
          </table:table-cell>
          <table:covered-table-cell/>
          <table:table-cell office:value-type="float" office:value="592.1" calcext:value-type="float">
            <text:p>592.1</text:p>
          </table:table-cell>
          <table:table-cell office:value-type="float" office:value="468.2" calcext:value-type="float">
            <text:p>468.2</text:p>
          </table:table-cell>
          <table:table-cell office:value-type="float" office:value="412.9" calcext:value-type="float">
            <text:p>412.9</text:p>
          </table:table-cell>
          <table:table-cell table:style-name="Default"/>
          <table:table-cell table:style-name="ce7" office:value-type="string" calcext:value-type="string">
            <text:p>ALPHA_K</text:p>
          </table:table-cell>
          <table:table-cell table:style-name="ce4" table:formula="of:=([.D13]/[.D26])*([.D25]/[.D9])" office:value-type="float" office:value="0.0103912228885277" calcext:value-type="float">
            <text:p>0.01039</text:p>
          </table:table-cell>
          <table:table-cell table:style-name="ce11" table:formula="of:=SQRT((0.04)^2+(0.12)^2+([.D10]/[.D9])^2+([.D14]/[.D13])^2)" office:value-type="percentage" office:value="0.132805223716996" calcext:value-type="percentage">
            <text:p>13.28%</text:p>
          </table:table-cell>
          <table:table-cell/>
          <table:table-cell office:value-type="float" office:value="0.01361" calcext:value-type="float">
            <text:p>0.01361</text:p>
          </table:table-cell>
          <table:table-cell office:value-type="float" office:value="0.00019" calcext:value-type="float">
            <text:p>0.000190</text:p>
          </table:table-cell>
          <table:table-cell/>
          <table:table-cell table:style-name="ce17" table:formula="of:=[.I8]/[.L8]" office:value-type="float" office:value="0.763499110104902" calcext:value-type="float">
            <text:p>0.76</text:p>
          </table:table-cell>
          <table:table-cell table:style-name="ce20" table:formula="of:=SQRT([.J8]^2+([.M8]/[.L8])^2)" office:value-type="percentage" office:value="0.133536953960056" calcext:value-type="percentage">
            <text:p>13.35%</text:p>
          </table:table-cell>
          <table:covered-table-cell table:style-name="ce22"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N_GAMMA</text:p>
          </table:table-cell>
          <table:covered-table-cell/>
          <table:table-cell table:style-name="ce2" office:value-type="float" office:value="142744000" calcext:value-type="float">
            <text:p>1.42744E+08</text:p>
          </table:table-cell>
          <table:table-cell table:style-name="ce2" office:value-type="float" office:value="12137500" calcext:value-type="float">
            <text:p>1.21375E+07</text:p>
          </table:table-cell>
          <table:table-cell table:style-name="ce2" office:value-type="float" office:value="243059000" calcext:value-type="float">
            <text:p>2.43059E+08</text:p>
          </table:table-cell>
          <table:table-cell table:style-name="Default"/>
          <table:table-cell table:style-name="ce7" office:value-type="string" calcext:value-type="string">
            <text:p>ALPHA_L</text:p>
          </table:table-cell>
          <table:table-cell table:style-name="ce4" table:formula="of:=([.D17]/[.D26])*([.D25]/[.D9])" office:value-type="float" office:value="0.00243219682788769" calcext:value-type="float">
            <text:p>0.00243</text:p>
          </table:table-cell>
          <table:table-cell table:style-name="ce11" table:formula="of:=SQRT((0.04)^2+(0.12)^2+([.D10]/[.D9])^2+([.D18]/[.D17])^2)" office:value-type="percentage" office:value="0.133802915119467" calcext:value-type="percentage">
            <text:p>13.38%</text:p>
          </table:table-cell>
          <table:table-cell/>
          <table:table-cell office:value-type="float" office:value="0.00343" calcext:value-type="float">
            <text:p>0.00343</text:p>
          </table:table-cell>
          <table:table-cell office:value-type="float" office:value="0.00005" calcext:value-type="float">
            <text:p>0.000050</text:p>
          </table:table-cell>
          <table:table-cell/>
          <table:table-cell table:style-name="ce17" table:formula="of:=[.I9]/[.L9]" office:value-type="float" office:value="0.709095285098451" calcext:value-type="float">
            <text:p>0.71</text:p>
          </table:table-cell>
          <table:table-cell table:style-name="ce20" table:formula="of:=SQRT([.J9]^2+([.M9]/[.L9])^2)" office:value-type="percentage" office:value="0.134594638036867" calcext:value-type="percentage">
            <text:p>13.46%</text:p>
          </table:table-cell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RR_GAMMA</text:p>
          </table:table-cell>
          <table:covered-table-cell/>
          <table:table-cell table:style-name="ce2" office:value-type="float" office:value="4770930" calcext:value-type="float">
            <text:p>4.77093E+06</text:p>
          </table:table-cell>
          <table:table-cell table:style-name="ce2" office:value-type="float" office:value="108021" calcext:value-type="float">
            <text:p>1.08021E+05</text:p>
          </table:table-cell>
          <table:table-cell table:style-name="ce2" office:value-type="float" office:value="4784330" calcext:value-type="float">
            <text:p>4.78433E+06</text:p>
          </table:table-cell>
          <table:table-cell table:style-name="Default"/>
          <table:table-cell table:style-name="ce7" office:value-type="string" calcext:value-type="string">
            <text:p>ALPHA_M</text:p>
          </table:table-cell>
          <table:table-cell table:style-name="ce4" table:formula="of:=([.D21]/[.D26])*([.D25]/[.D9])" office:value-type="float" office:value="0.000956502493975228" calcext:value-type="float">
            <text:p>0.00096</text:p>
          </table:table-cell>
          <table:table-cell table:style-name="ce11" table:formula="of:=SQRT((0.04)^2+(0.12)^2+([.D10]/[.D9])^2+([.D22]/[.D21])^2)" office:value-type="percentage" office:value="0.270017402070499" calcext:value-type="percentage">
            <text:p>27.00%</text:p>
          </table:table-cell>
          <table:table-cell/>
          <table:table-cell office:value-type="float" office:value="0.000833" calcext:value-type="float">
            <text:p>0.000833</text:p>
          </table:table-cell>
          <table:table-cell office:value-type="float" office:value="0.000012" calcext:value-type="float">
            <text:p>0.000012</text:p>
          </table:table-cell>
          <table:table-cell/>
          <table:table-cell table:style-name="ce17" table:formula="of:=[.I10]/[.L10]" office:value-type="float" office:value="1.14826229768935" calcext:value-type="float">
            <text:p>1.15</text:p>
          </table:table-cell>
          <table:table-cell table:style-name="ce20" table:formula="of:=SQRT([.J10]^2+([.M10]/[.L10])^2)" office:value-type="percentage" office:value="0.270401411624435" calcext:value-type="percentage">
            <text:p>27.04%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style-name="ce8"/>
          <table:table-cell table:style-name="ce10" table:number-columns-repeated="4"/>
          <table:table-cell table:style-name="ce14"/>
          <table:table-cell table:style-name="ce10" table:number-columns-repeated="2"/>
          <table:table-cell table:style-name="ce21"/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_K</text:p>
          </table:table-cell>
          <table:covered-table-cell/>
          <table:table-cell office:value-type="float" office:value="509" calcext:value-type="float">
            <text:p>509</text:p>
          </table:table-cell>
          <table:table-cell office:value-type="float" office:value="385.1" calcext:value-type="float">
            <text:p>385.1</text:p>
          </table:table-cell>
          <table:table-cell office:value-type="float" office:value="329.8" calcext:value-type="float">
            <text:p>329.8</text:p>
          </table:table-cell>
          <table:table-cell table:style-name="Default" table:number-columns-repeated="6"/>
          <table:table-cell table:style-name="ce15"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 table:number-columns-spanned="2" table:number-rows-spanned="1">
            <text:p>N_K</text:p>
          </table:table-cell>
          <table:covered-table-cell/>
          <table:table-cell table:style-name="ce3" office:value-type="float" office:value="268711" calcext:value-type="float">
            <text:p>268711.000</text:p>
          </table:table-cell>
          <table:table-cell office:value-type="float" office:value="74634.5" calcext:value-type="float">
            <text:p>74634.5</text:p>
          </table:table-cell>
          <table:table-cell office:value-type="float" office:value="772811" calcext:value-type="float">
            <text:p>772811</text:p>
          </table:table-cell>
          <table:table-cell table:style-name="Default"/>
          <table:table-cell table:style-name="ce5"/>
          <table:table-cell table:style-name="ce9" table:number-columns-repeated="4"/>
          <table:table-cell table:style-name="ce13"/>
          <table:table-cell table:style-name="ce9" table:number-columns-repeated="2"/>
          <table:table-cell table:style-name="ce18"/>
          <table:table-cell table:style-name="ce22" office:value-type="string" calcext:value-type="string" table:number-columns-spanned="1" table:number-rows-spanned="7">
            <text:p>2+ → 2+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RR_K</text:p>
          </table:table-cell>
          <table:covered-table-cell/>
          <table:table-cell table:style-name="ce4" office:value-type="float" office:value="6128.33" calcext:value-type="float">
            <text:p>6128.33000</text:p>
          </table:table-cell>
          <table:table-cell office:value-type="float" office:value="2961.4" calcext:value-type="float">
            <text:p>2961.4</text:p>
          </table:table-cell>
          <table:table-cell office:value-type="float" office:value="27289.6" calcext:value-type="float">
            <text:p>27289.6</text:p>
          </table:table-cell>
          <table:table-cell table:style-name="Default"/>
          <table:table-cell table:style-name="ce6"/>
          <table:table-cell office:value-type="string" calcext:value-type="string">
            <text:p>EXPERIMENT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BRICC</text:p>
          </table:table-cell>
          <table:table-cell office:value-type="string" calcext:value-type="string">
            <text:p>ERROR</text:p>
          </table:table-cell>
          <table:table-cell/>
          <table:table-cell table:style-name="ce16" office:value-type="string" calcext:value-type="string">
            <text:p>RATIO</text:p>
          </table:table-cell>
          <table:table-cell table:style-name="ce19" office:value-type="string" calcext:value-type="string">
            <text:p>ERROR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style-name="ce7"/>
          <table:table-cell table:number-columns-repeated="6"/>
          <table:table-cell table:style-name="ce16"/>
          <table:table-cell table:style-name="ce19"/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_L</text:p>
          </table:table-cell>
          <table:covered-table-cell/>
          <table:table-cell office:value-type="float" office:value="578.5" calcext:value-type="float">
            <text:p>578.5</text:p>
          </table:table-cell>
          <table:table-cell office:value-type="float" office:value="454.5" calcext:value-type="float">
            <text:p>454.5</text:p>
          </table:table-cell>
          <table:table-cell office:value-type="float" office:value="399" calcext:value-type="float">
            <text:p>399</text:p>
          </table:table-cell>
          <table:table-cell table:style-name="Default"/>
          <table:table-cell table:style-name="ce7" office:value-type="string" calcext:value-type="string">
            <text:p>ALPHA_K</text:p>
          </table:table-cell>
          <table:table-cell table:style-name="ce4" table:formula="of:=([.E13]/[.E26])*([.E25]/[.E9])" office:value-type="float" office:value="0.0385824841986228" calcext:value-type="float">
            <text:p>0.03858</text:p>
          </table:table-cell>
          <table:table-cell table:style-name="ce11" table:formula="of:=SQRT((0.04)^2+(0.12)^2+([.E10]/[.E9])^2+([.E14]/[.E13])^2)" office:value-type="percentage" office:value="0.132866870474695" calcext:value-type="percentage">
            <text:p>13.29%</text:p>
          </table:table-cell>
          <table:table-cell/>
          <table:table-cell office:value-type="float" office:value="0.0359" calcext:value-type="float">
            <text:p>0.0359</text:p>
          </table:table-cell>
          <table:table-cell office:value-type="float" office:value="0.0005" calcext:value-type="float">
            <text:p>0.000500</text:p>
          </table:table-cell>
          <table:table-cell/>
          <table:table-cell table:style-name="ce17" table:formula="of:=[.I16]/[.L16]" office:value-type="float" office:value="1.07472100831818" calcext:value-type="float">
            <text:p>1.07</text:p>
          </table:table-cell>
          <table:table-cell table:style-name="ce20" table:formula="of:=SQRT([.J16]^2+([.M16]/[.L16])^2)" office:value-type="percentage" office:value="0.133594845183992" calcext:value-type="percentage">
            <text:p>13.36%</text:p>
          </table:table-cell>
          <table:covered-table-cell table:style-name="ce22"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N_L</text:p>
          </table:table-cell>
          <table:covered-table-cell/>
          <table:table-cell table:style-name="ce3" office:value-type="float" office:value="62895.2" calcext:value-type="float">
            <text:p>62895.200</text:p>
          </table:table-cell>
          <table:table-cell office:value-type="float" office:value="23811.4" calcext:value-type="float">
            <text:p>23811.4</text:p>
          </table:table-cell>
          <table:table-cell office:value-type="float" office:value="244353" calcext:value-type="float">
            <text:p>244353</text:p>
          </table:table-cell>
          <table:table-cell table:style-name="Default"/>
          <table:table-cell table:style-name="ce7" office:value-type="string" calcext:value-type="string">
            <text:p>ALPHA_L</text:p>
          </table:table-cell>
          <table:table-cell table:style-name="ce4" table:formula="of:=([.E17]/[.E26])*([.E25]/[.E9])" office:value-type="float" office:value="0.0123093604733345" calcext:value-type="float">
            <text:p>0.01231</text:p>
          </table:table-cell>
          <table:table-cell table:style-name="ce11" table:formula="of:=SQRT((0.04)^2+(0.12)^2+([.E10]/[.E9])^2+([.E18]/[.E17])^2)" office:value-type="percentage" office:value="0.127153471713099" calcext:value-type="percentage">
            <text:p>12.72%</text:p>
          </table:table-cell>
          <table:table-cell/>
          <table:table-cell office:value-type="float" office:value="0.00852" calcext:value-type="float">
            <text:p>0.00852</text:p>
          </table:table-cell>
          <table:table-cell office:value-type="float" office:value="0.00012" calcext:value-type="float">
            <text:p>0.000120</text:p>
          </table:table-cell>
          <table:table-cell/>
          <table:table-cell table:style-name="ce17" table:formula="of:=[.I17]/[.L17]" office:value-type="float" office:value="1.44476061893598" calcext:value-type="float">
            <text:p>1.44</text:p>
          </table:table-cell>
          <table:table-cell table:style-name="ce20" table:formula="of:=SQRT([.J17]^2+([.M17]/[.L17])^2)" office:value-type="percentage" office:value="0.127931148307663" calcext:value-type="percentage">
            <text:p>12.79%</text:p>
          </table:table-cell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RR_L</text:p>
          </table:table-cell>
          <table:covered-table-cell/>
          <table:table-cell table:style-name="ce3" office:value-type="float" office:value="1763.45" calcext:value-type="float">
            <text:p>1763.450</text:p>
          </table:table-cell>
          <table:table-cell office:value-type="float" office:value="224.383" calcext:value-type="float">
            <text:p>224.383</text:p>
          </table:table-cell>
          <table:table-cell office:value-type="float" office:value="93881.1" calcext:value-type="float">
            <text:p>93881.1</text:p>
          </table:table-cell>
          <table:table-cell table:style-name="Default"/>
          <table:table-cell table:style-name="ce7" office:value-type="string" calcext:value-type="string">
            <text:p>ALPHA_M</text:p>
          </table:table-cell>
          <table:table-cell table:style-name="ce4" table:formula="of:=([.E21]/[.E26])*([.E25]/[.E9])" office:value-type="float" office:value="0.00232559310191636" calcext:value-type="float">
            <text:p>0.00233</text:p>
          </table:table-cell>
          <table:table-cell table:style-name="ce11" table:formula="of:=SQRT((0.04)^2+(0.12)^2+([.E10]/[.E9])^2+([.E22]/[.E21])^2)" office:value-type="percentage" office:value="3.11546411986103" calcext:value-type="percentage">
            <text:p>311.55%</text:p>
          </table:table-cell>
          <table:table-cell/>
          <table:table-cell office:value-type="float" office:value="0.00206" calcext:value-type="float">
            <text:p>0.00206</text:p>
          </table:table-cell>
          <table:table-cell office:value-type="float" office:value="0.00003" calcext:value-type="float">
            <text:p>0.000030</text:p>
          </table:table-cell>
          <table:table-cell/>
          <table:table-cell table:style-name="ce17" table:formula="of:=[.I18]/[.L18]" office:value-type="float" office:value="1.12892869025066" calcext:value-type="float">
            <text:p>1.13</text:p>
          </table:table-cell>
          <table:table-cell table:style-name="ce20" table:formula="of:=SQRT([.J18]^2+([.M18]/[.L18])^2)" office:value-type="percentage" office:value="3.11549815699208" calcext:value-type="percentage">
            <text:p>311.55%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style-name="ce8"/>
          <table:table-cell table:style-name="ce10" table:number-columns-repeated="4"/>
          <table:table-cell table:style-name="ce14"/>
          <table:table-cell table:style-name="ce10" table:number-columns-repeated="2"/>
          <table:table-cell table:style-name="ce21"/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_M</text:p>
          </table:table-cell>
          <table:covered-table-cell/>
          <table:table-cell office:value-type="float" office:value="589" calcext:value-type="float">
            <text:p>589</text:p>
          </table:table-cell>
          <table:table-cell office:value-type="float" office:value="465" calcext:value-type="float">
            <text:p>465</text:p>
          </table:table-cell>
          <table:table-cell office:value-type="float" office:value="410" calcext:value-type="float">
            <text:p>410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 table:number-columns-spanned="2" table:number-rows-spanned="1">
            <text:p>N_M</text:p>
          </table:table-cell>
          <table:covered-table-cell/>
          <table:table-cell table:style-name="ce3" office:value-type="float" office:value="24734.6" calcext:value-type="float">
            <text:p>24734.600</text:p>
          </table:table-cell>
          <table:table-cell office:value-type="float" office:value="4498.66" calcext:value-type="float">
            <text:p>4498.66</text:p>
          </table:table-cell>
          <table:table-cell office:value-type="float" office:value="84386.6" calcext:value-type="float">
            <text:p>84386.6</text:p>
          </table:table-cell>
          <table:table-cell table:style-name="Default"/>
          <table:table-cell table:style-name="ce5"/>
          <table:table-cell table:style-name="ce9" table:number-columns-repeated="4"/>
          <table:table-cell table:style-name="ce13"/>
          <table:table-cell table:style-name="ce9" table:number-columns-repeated="2"/>
          <table:table-cell table:style-name="ce18"/>
          <table:table-cell table:style-name="ce22" office:value-type="string" calcext:value-type="string" table:number-columns-spanned="1" table:number-rows-spanned="7">
            <text:p>2+ → 0+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RR_M</text:p>
          </table:table-cell>
          <table:covered-table-cell/>
          <table:table-cell table:style-name="ce3" office:value-type="float" office:value="5842.41" calcext:value-type="float">
            <text:p>5842.410</text:p>
          </table:table-cell>
          <table:table-cell office:value-type="float" office:value="14003.8" calcext:value-type="float">
            <text:p>14003.8</text:p>
          </table:table-cell>
          <table:table-cell office:value-type="float" office:value="36221" calcext:value-type="float">
            <text:p>36221</text:p>
          </table:table-cell>
          <table:table-cell table:style-name="Default"/>
          <table:table-cell table:style-name="ce6"/>
          <table:table-cell office:value-type="string" calcext:value-type="string">
            <text:p>EXPERIMENT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BRICC</text:p>
          </table:table-cell>
          <table:table-cell office:value-type="string" calcext:value-type="string">
            <text:p>ERROR</text:p>
          </table:table-cell>
          <table:table-cell/>
          <table:table-cell table:style-name="ce16" office:value-type="string" calcext:value-type="string">
            <text:p>RATIO</text:p>
          </table:table-cell>
          <table:table-cell table:style-name="ce19" office:value-type="string" calcext:value-type="string">
            <text:p>ERROR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style-name="ce7"/>
          <table:table-cell table:number-columns-repeated="6"/>
          <table:table-cell table:style-name="ce16"/>
          <table:table-cell table:style-name="ce19"/>
          <table:covered-table-cell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style-name="ce7" office:value-type="string" calcext:value-type="string">
            <text:p>ALPHA_K</text:p>
          </table:table-cell>
          <table:table-cell table:style-name="ce4" table:formula="of:=([.F13]/[.F26])*([.F25]/[.F9])" office:value-type="float" office:value="0.0215708625251886" calcext:value-type="float">
            <text:p>0.02157</text:p>
          </table:table-cell>
          <table:table-cell table:style-name="ce11" table:formula="of:=SQRT((0.04)^2+(0.12)^2+([.F10]/[.F9])^2+([.F14]/[.F13])^2)" office:value-type="percentage" office:value="0.132794574929152" calcext:value-type="percentage">
            <text:p>13.28%</text:p>
          </table:table-cell>
          <table:table-cell/>
          <table:table-cell office:value-type="float" office:value="0.0298" calcext:value-type="float">
            <text:p>0.0298</text:p>
          </table:table-cell>
          <table:table-cell office:value-type="float" office:value="0.0005" calcext:value-type="float">
            <text:p>0.000500</text:p>
          </table:table-cell>
          <table:table-cell/>
          <table:table-cell table:style-name="ce17" table:formula="of:=[.I24]/[.L24]" office:value-type="float" office:value="0.723854447153978" calcext:value-type="float">
            <text:p>0.72</text:p>
          </table:table-cell>
          <table:table-cell table:style-name="ce20" table:formula="of:=SQRT([.J24]^2+([.M24]/[.L24])^2)" office:value-type="percentage" office:value="0.133850356671607" calcext:value-type="percentage">
            <text:p>13.39%</text:p>
          </table:table-cell>
          <table:covered-table-cell table:style-name="ce22"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FF_GRIFFIN</text:p>
          </table:table-cell>
          <table:covered-table-cell/>
          <table:table-cell office:value-type="float" office:value="13.8" calcext:value-type="float">
            <text:p>13.8</text:p>
          </table:table-cell>
          <table:table-cell office:value-type="float" office:value="16" calcext:value-type="float">
            <text:p>16</text:p>
          </table:table-cell>
          <table:table-cell office:value-type="float" office:value="17.3" calcext:value-type="float">
            <text:p>17.3</text:p>
          </table:table-cell>
          <table:table-cell/>
          <table:table-cell table:style-name="ce7" office:value-type="string" calcext:value-type="string">
            <text:p>ALPHA_L</text:p>
          </table:table-cell>
          <table:table-cell table:style-name="ce4" table:formula="of:=([.F17]/[.F26])*([.F25]/[.F9])" office:value-type="float" office:value="0.00682043212456525" calcext:value-type="float">
            <text:p>0.00682</text:p>
          </table:table-cell>
          <table:table-cell table:style-name="ce11" table:formula="of:=SQRT((0.04)^2+(0.12)^2+([.F10]/[.F9])^2+([.F18]/[.F17])^2)" office:value-type="percentage" office:value="0.40496817531058" calcext:value-type="percentage">
            <text:p>40.50%</text:p>
          </table:table-cell>
          <table:table-cell/>
          <table:table-cell office:value-type="float" office:value="0.01046" calcext:value-type="float">
            <text:p>0.01046</text:p>
          </table:table-cell>
          <table:table-cell office:value-type="float" office:value="0.00015" calcext:value-type="float">
            <text:p>0.000150</text:p>
          </table:table-cell>
          <table:table-cell/>
          <table:table-cell table:style-name="ce17" table:formula="of:=[.I25]/[.L25]" office:value-type="float" office:value="0.652048960283485" calcext:value-type="float">
            <text:p>0.65</text:p>
          </table:table-cell>
          <table:table-cell table:style-name="ce20" table:formula="of:=SQRT([.J25]^2+([.M25]/[.L25])^2)" office:value-type="percentage" office:value="0.405221999014423" calcext:value-type="percentage">
            <text:p>40.52%</text:p>
          </table:table-cell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FF_PACES</text:p>
          </table:table-cell>
          <table:covered-table-cell/>
          <table:table-cell office:value-type="float" office:value="2.5" calcext:value-type="float">
            <text:p>2.5</text:p>
          </table:table-cell>
          <table:table-cell table:number-columns-repeated="2" office:value-type="float" office:value="2.55" calcext:value-type="float">
            <text:p>2.55</text:p>
          </table:table-cell>
          <table:table-cell/>
          <table:table-cell table:style-name="ce7" office:value-type="string" calcext:value-type="string">
            <text:p>ALPHA_M</text:p>
          </table:table-cell>
          <table:table-cell table:style-name="ce4" table:formula="of:=([.F21]/[.F26])*([.F25]/[.F9])" office:value-type="float" office:value="0.00235541645702258" calcext:value-type="float">
            <text:p>0.00236</text:p>
          </table:table-cell>
          <table:table-cell table:style-name="ce11" table:formula="of:=SQRT((0.04)^2+(0.12)^2+([.F10]/[.F9])^2+([.F22]/[.F21])^2)" office:value-type="percentage" office:value="0.447909809608218" calcext:value-type="percentage">
            <text:p>44.79%</text:p>
          </table:table-cell>
          <table:table-cell/>
          <table:table-cell office:value-type="float" office:value="0.0026" calcext:value-type="float">
            <text:p>0.0026</text:p>
          </table:table-cell>
          <table:table-cell office:value-type="float" office:value="0.00004" calcext:value-type="float">
            <text:p>0.000040</text:p>
          </table:table-cell>
          <table:table-cell/>
          <table:table-cell table:style-name="ce17" table:formula="of:=[.I26]/[.L26]" office:value-type="float" office:value="0.905929406547146" calcext:value-type="float">
            <text:p>0.91</text:p>
          </table:table-cell>
          <table:table-cell table:style-name="ce20" table:formula="of:=SQRT([.J26]^2+([.M26]/[.L26])^2)" office:value-type="percentage" office:value="0.448173943836321" calcext:value-type="percentage">
            <text:p>44.82%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7"/>
          <table:table-cell table:style-name="ce8"/>
          <table:table-cell table:style-name="ce10" table:number-columns-repeated="4"/>
          <table:table-cell table:style-name="ce14"/>
          <table:table-cell table:style-name="ce10" table:number-columns-repeated="2"/>
          <table:table-cell table:style-name="ce21"/>
          <table:covered-table-cell/>
          <table:table-cell table:number-columns-repeated="1007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g190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1" table:default-cell-style-name="ce12"/>
        <table:table-column table:style-name="co9" table:default-cell-style-name="ce1"/>
        <table:table-column table:style-name="co1" table:number-columns-repeated="1010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MASS</text:p>
          </table:table-cell>
          <table:table-cell office:value-type="string" calcext:value-type="string">
            <text:p>DELTA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style-name="ce5"/>
          <table:table-cell table:style-name="ce9" table:number-columns-repeated="4"/>
          <table:table-cell table:style-name="ce13"/>
          <table:table-cell table:style-name="ce9" table:number-columns-repeated="2"/>
          <table:table-cell table:style-name="ce18"/>
          <table:table-cell table:style-name="ce22" office:value-type="string" calcext:value-type="string" table:number-columns-spanned="1" table:number-rows-spanned="7">
            <text:p>4+ → 2+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4+ → 2+</text:p>
          </table:table-cell>
          <table:table-cell office:value-type="string" calcext:value-type="string">
            <text:p>2+ → 2+</text:p>
          </table:table-cell>
          <table:table-cell office:value-type="string" calcext:value-type="string">
            <text:p>2+ → 0+</text:p>
          </table:table-cell>
          <table:table-cell table:style-name="Default"/>
          <table:table-cell table:style-name="ce6"/>
          <table:table-cell office:value-type="string" calcext:value-type="string">
            <text:p>EXPERIMENT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BRICC</text:p>
          </table:table-cell>
          <table:table-cell office:value-type="string" calcext:value-type="string">
            <text:p>ERROR</text:p>
          </table:table-cell>
          <table:table-cell/>
          <table:table-cell table:style-name="ce16" office:value-type="string" calcext:value-type="string">
            <text:p>RATIO</text:p>
          </table:table-cell>
          <table:table-cell table:style-name="ce19" office:value-type="string" calcext:value-type="string">
            <text:p>ERROR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style-name="ce7"/>
          <table:table-cell table:number-columns-repeated="6"/>
          <table:table-cell table:style-name="ce16"/>
          <table:table-cell table:style-name="ce19"/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_GAMMA</text:p>
          </table:table-cell>
          <table:covered-table-cell/>
          <table:table-cell office:value-type="float" office:value="625.4" calcext:value-type="float">
            <text:p>625.4</text:p>
          </table:table-cell>
          <table:table-cell office:value-type="float" office:value="683.5" calcext:value-type="float">
            <text:p>683.5</text:p>
          </table:table-cell>
          <table:table-cell office:value-type="float" office:value="416.4" calcext:value-type="float">
            <text:p>416.4</text:p>
          </table:table-cell>
          <table:table-cell table:style-name="Default"/>
          <table:table-cell table:style-name="ce7" office:value-type="string" calcext:value-type="string">
            <text:p>ALPHA_K</text:p>
          </table:table-cell>
          <table:table-cell table:style-name="ce4" table:formula="of:=([.D13]/[.D26])*([.D25]/[.D9])" office:value-type="float" office:value="0.00944097057801769" calcext:value-type="float">
            <text:p>0.00944</text:p>
          </table:table-cell>
          <table:table-cell table:style-name="ce11" table:formula="of:=SQRT((0.04)^2+(0.12)^2+([.D10]/[.D9])^2+([.D14]/[.D13])^2)" office:value-type="percentage" office:value="0.150265602880052" calcext:value-type="percentage">
            <text:p>15.03%</text:p>
          </table:table-cell>
          <table:table-cell/>
          <table:table-cell office:value-type="float" office:value="0.01216" calcext:value-type="float">
            <text:p>0.01216</text:p>
          </table:table-cell>
          <table:table-cell office:value-type="float" office:value="0.00017" calcext:value-type="float">
            <text:p>0.000170</text:p>
          </table:table-cell>
          <table:table-cell/>
          <table:table-cell table:style-name="ce17" table:formula="of:=[.I8]/[.L8]" office:value-type="float" office:value="0.776395606744876" calcext:value-type="float">
            <text:p>0.78</text:p>
          </table:table-cell>
          <table:table-cell table:style-name="ce20" table:formula="of:=SQRT([.J8]^2+([.M8]/[.L8])^2)" office:value-type="percentage" office:value="0.150914542595701" calcext:value-type="percentage">
            <text:p>15.09%</text:p>
          </table:table-cell>
          <table:covered-table-cell table:style-name="ce22"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N_GAMMA</text:p>
          </table:table-cell>
          <table:covered-table-cell/>
          <table:table-cell table:style-name="ce23" office:value-type="float" office:value="112263000" calcext:value-type="float">
            <text:p>1.12E+08</text:p>
          </table:table-cell>
          <table:table-cell table:style-name="ce23" office:value-type="float" office:value="8774100" calcext:value-type="float">
            <text:p>8.77E+06</text:p>
          </table:table-cell>
          <table:table-cell table:style-name="ce23" office:value-type="float" office:value="158104000" calcext:value-type="float">
            <text:p>1.58E+08</text:p>
          </table:table-cell>
          <table:table-cell table:style-name="Default"/>
          <table:table-cell table:style-name="ce7" office:value-type="string" calcext:value-type="string">
            <text:p>ALPHA_L</text:p>
          </table:table-cell>
          <table:table-cell table:style-name="ce4" table:formula="of:=([.D17]/[.D26])*([.D25]/[.D9])" office:value-type="float" office:value="0.00249206385006636" calcext:value-type="float">
            <text:p>0.00249</text:p>
          </table:table-cell>
          <table:table-cell table:style-name="ce11" table:formula="of:=SQRT((0.04)^2+(0.12)^2+([.D10]/[.D9])^2+([.D18]/[.D17])^2)" office:value-type="percentage" office:value="0.139486365157693" calcext:value-type="percentage">
            <text:p>13.95%</text:p>
          </table:table-cell>
          <table:table-cell/>
          <table:table-cell office:value-type="float" office:value="0.00294" calcext:value-type="float">
            <text:p>0.00294</text:p>
          </table:table-cell>
          <table:table-cell office:value-type="float" office:value="0.00005" calcext:value-type="float">
            <text:p>0.000050</text:p>
          </table:table-cell>
          <table:table-cell/>
          <table:table-cell table:style-name="ce17" table:formula="of:=[.I9]/[.L9]" office:value-type="float" office:value="0.847640765328694" calcext:value-type="float">
            <text:p>0.85</text:p>
          </table:table-cell>
          <table:table-cell table:style-name="ce20" table:formula="of:=SQRT([.J9]^2+([.M9]/[.L9])^2)" office:value-type="percentage" office:value="0.1405193132765" calcext:value-type="percentage">
            <text:p>14.05%</text:p>
          </table:table-cell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RR_GAMMA</text:p>
          </table:table-cell>
          <table:covered-table-cell/>
          <table:table-cell table:style-name="ce23" office:value-type="float" office:value="3913910" calcext:value-type="float">
            <text:p>3.91E+06</text:p>
          </table:table-cell>
          <table:table-cell office:value-type="float" office:value="266875" calcext:value-type="float">
            <text:p>266875</text:p>
          </table:table-cell>
          <table:table-cell table:style-name="ce23" office:value-type="float" office:value="3577030" calcext:value-type="float">
            <text:p>3.58E+06</text:p>
          </table:table-cell>
          <table:table-cell table:style-name="Default"/>
          <table:table-cell table:style-name="ce7" office:value-type="string" calcext:value-type="string">
            <text:p>ALPHA_M</text:p>
          </table:table-cell>
          <table:table-cell table:style-name="ce4" table:formula="of:=([.D21]/[.D26])*([.D25]/[.D9])" office:value-type="float" office:value="0.000545150370113038" calcext:value-type="float">
            <text:p>0.00055</text:p>
          </table:table-cell>
          <table:table-cell table:style-name="ce11" table:formula="of:=SQRT((0.04)^2+(0.12)^2+([.D10]/[.D9])^2+([.D22]/[.D21])^2)" office:value-type="percentage" office:value="0.134820126432611" calcext:value-type="percentage">
            <text:p>13.48%</text:p>
          </table:table-cell>
          <table:table-cell/>
          <table:table-cell office:value-type="float" office:value="0.000712" calcext:value-type="float">
            <text:p>0.000712</text:p>
          </table:table-cell>
          <table:table-cell office:value-type="float" office:value="0.00001" calcext:value-type="float">
            <text:p>0.000010</text:p>
          </table:table-cell>
          <table:table-cell/>
          <table:table-cell table:style-name="ce17" table:formula="of:=[.I10]/[.L10]" office:value-type="float" office:value="0.765660632181233" calcext:value-type="float">
            <text:p>0.77</text:p>
          </table:table-cell>
          <table:table-cell table:style-name="ce20" table:formula="of:=SQRT([.J10]^2+([.M10]/[.L10])^2)" office:value-type="percentage" office:value="0.135549721276801" calcext:value-type="percentage">
            <text:p>13.55%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style-name="ce8"/>
          <table:table-cell table:style-name="ce10" table:number-columns-repeated="4"/>
          <table:table-cell table:style-name="ce14"/>
          <table:table-cell table:style-name="ce10" table:number-columns-repeated="2"/>
          <table:table-cell table:style-name="ce21"/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_K</text:p>
          </table:table-cell>
          <table:covered-table-cell/>
          <table:table-cell office:value-type="float" office:value="542.3" calcext:value-type="float">
            <text:p>542.3</text:p>
          </table:table-cell>
          <table:table-cell office:value-type="float" office:value="600.4" calcext:value-type="float">
            <text:p>600.4</text:p>
          </table:table-cell>
          <table:table-cell office:value-type="float" office:value="333.3" calcext:value-type="float">
            <text:p>333.3</text:p>
          </table:table-cell>
          <table:table-cell table:style-name="Default" table:number-columns-repeated="5"/>
          <table:table-cell/>
          <table:table-cell table:style-name="ce15"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 table:number-columns-spanned="2" table:number-rows-spanned="1">
            <text:p>N_K</text:p>
          </table:table-cell>
          <table:covered-table-cell/>
          <table:table-cell office:value-type="float" office:value="199224" calcext:value-type="float">
            <text:p>199224</text:p>
          </table:table-cell>
          <table:table-cell office:value-type="float" office:value="30895.3" calcext:value-type="float">
            <text:p>30895.3</text:p>
          </table:table-cell>
          <table:table-cell office:value-type="float" office:value="454741" calcext:value-type="float">
            <text:p>454741</text:p>
          </table:table-cell>
          <table:table-cell table:style-name="Default"/>
          <table:table-cell table:style-name="ce5"/>
          <table:table-cell table:style-name="ce9" table:number-columns-repeated="4"/>
          <table:table-cell table:style-name="ce13"/>
          <table:table-cell table:style-name="ce9" table:number-columns-repeated="2"/>
          <table:table-cell table:style-name="ce18"/>
          <table:table-cell table:style-name="ce22" office:value-type="string" calcext:value-type="string" table:number-columns-spanned="1" table:number-rows-spanned="7">
            <text:p>2+ → 2+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RR_K</text:p>
          </table:table-cell>
          <table:covered-table-cell/>
          <table:table-cell office:value-type="float" office:value="14591.4" calcext:value-type="float">
            <text:p>14591.4</text:p>
          </table:table-cell>
          <table:table-cell office:value-type="float" office:value="1480.81" calcext:value-type="float">
            <text:p>1480.81</text:p>
          </table:table-cell>
          <table:table-cell office:value-type="float" office:value="31164" calcext:value-type="float">
            <text:p>31164</text:p>
          </table:table-cell>
          <table:table-cell table:style-name="Default"/>
          <table:table-cell table:style-name="ce6"/>
          <table:table-cell office:value-type="string" calcext:value-type="string">
            <text:p>EXPERIMENT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BRICC</text:p>
          </table:table-cell>
          <table:table-cell office:value-type="string" calcext:value-type="string">
            <text:p>ERROR</text:p>
          </table:table-cell>
          <table:table-cell/>
          <table:table-cell table:style-name="ce16" office:value-type="string" calcext:value-type="string">
            <text:p>RATIO</text:p>
          </table:table-cell>
          <table:table-cell table:style-name="ce19" office:value-type="string" calcext:value-type="string">
            <text:p>ERROR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style-name="ce7"/>
          <table:table-cell table:number-columns-repeated="6"/>
          <table:table-cell table:style-name="ce16"/>
          <table:table-cell table:style-name="ce19"/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_L</text:p>
          </table:table-cell>
          <table:covered-table-cell/>
          <table:table-cell office:value-type="float" office:value="611.5" calcext:value-type="float">
            <text:p>611.5</text:p>
          </table:table-cell>
          <table:table-cell office:value-type="float" office:value="669.5" calcext:value-type="float">
            <text:p>669.5</text:p>
          </table:table-cell>
          <table:table-cell office:value-type="float" office:value="402.5" calcext:value-type="float">
            <text:p>402.5</text:p>
          </table:table-cell>
          <table:table-cell table:style-name="Default"/>
          <table:table-cell table:style-name="ce7" office:value-type="string" calcext:value-type="string">
            <text:p>ALPHA_K</text:p>
          </table:table-cell>
          <table:table-cell table:style-name="ce4" table:formula="of:=([.E13]/[.E26])*([.E25]/[.E9])" office:value-type="float" office:value="0.0177468130064622" calcext:value-type="float">
            <text:p>0.01775</text:p>
          </table:table-cell>
          <table:table-cell table:style-name="ce11" table:formula="of:=SQRT((0.04)^2+(0.12)^2+([.E10]/[.E9])^2+([.E14]/[.E13])^2)" office:value-type="percentage" office:value="0.138644964856998" calcext:value-type="percentage">
            <text:p>13.86%</text:p>
          </table:table-cell>
          <table:table-cell/>
          <table:table-cell office:value-type="float" office:value="0.0148" calcext:value-type="float">
            <text:p>0.0148</text:p>
          </table:table-cell>
          <table:table-cell office:value-type="float" office:value="0.00021" calcext:value-type="float">
            <text:p>0.000210</text:p>
          </table:table-cell>
          <table:table-cell/>
          <table:table-cell table:style-name="ce17" table:formula="of:=[.I16]/[.L16]" office:value-type="float" office:value="1.19910898692312" calcext:value-type="float">
            <text:p>1.20</text:p>
          </table:table-cell>
          <table:table-cell table:style-name="ce20" table:formula="of:=SQRT([.J16]^2+([.M16]/[.L16])^2)" office:value-type="percentage" office:value="0.139369147841425" calcext:value-type="percentage">
            <text:p>13.94%</text:p>
          </table:table-cell>
          <table:covered-table-cell table:style-name="ce22"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N_L</text:p>
          </table:table-cell>
          <table:covered-table-cell/>
          <table:table-cell office:value-type="float" office:value="52587.7" calcext:value-type="float">
            <text:p>52587.7</text:p>
          </table:table-cell>
          <table:table-cell office:value-type="float" office:value="3460.39" calcext:value-type="float">
            <text:p>3460.39</text:p>
          </table:table-cell>
          <table:table-cell office:value-type="float" office:value="129583" calcext:value-type="float">
            <text:p>129583</text:p>
          </table:table-cell>
          <table:table-cell table:style-name="Default"/>
          <table:table-cell table:style-name="ce7" office:value-type="string" calcext:value-type="string">
            <text:p>ALPHA_L</text:p>
          </table:table-cell>
          <table:table-cell table:style-name="ce4" table:formula="of:=([.E17]/[.E26])*([.E25]/[.E9])" office:value-type="float" office:value="0.00198770991896605" calcext:value-type="float">
            <text:p>0.00199</text:p>
          </table:table-cell>
          <table:table-cell table:style-name="ce11" table:formula="of:=SQRT((0.04)^2+(0.12)^2+([.E10]/[.E9])^2+([.E18]/[.E17])^2)" office:value-type="percentage" office:value="0.213923926217124" calcext:value-type="percentage">
            <text:p>21.39%</text:p>
          </table:table-cell>
          <table:table-cell/>
          <table:table-cell office:value-type="float" office:value="0.00294" calcext:value-type="float">
            <text:p>0.00294</text:p>
          </table:table-cell>
          <table:table-cell office:value-type="float" office:value="0.00005" calcext:value-type="float">
            <text:p>0.000050</text:p>
          </table:table-cell>
          <table:table-cell/>
          <table:table-cell table:style-name="ce17" table:formula="of:=[.I17]/[.L17]" office:value-type="float" office:value="0.676091809172125" calcext:value-type="float">
            <text:p>0.68</text:p>
          </table:table-cell>
          <table:table-cell table:style-name="ce20" table:formula="of:=SQRT([.J17]^2+([.M17]/[.L17])^2)" office:value-type="percentage" office:value="0.214598875921902" calcext:value-type="percentage">
            <text:p>21.46%</text:p>
          </table:table-cell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RR_L</text:p>
          </table:table-cell>
          <table:covered-table-cell/>
          <table:table-cell office:value-type="float" office:value="2489.44" calcext:value-type="float">
            <text:p>2489.44</text:p>
          </table:table-cell>
          <table:table-cell office:value-type="float" office:value="587.638" calcext:value-type="float">
            <text:p>587.638</text:p>
          </table:table-cell>
          <table:table-cell office:value-type="float" office:value="2791.54" calcext:value-type="float">
            <text:p>2791.54</text:p>
          </table:table-cell>
          <table:table-cell table:style-name="Default"/>
          <table:table-cell table:style-name="ce7" office:value-type="string" calcext:value-type="string">
            <text:p>ALPHA_M</text:p>
          </table:table-cell>
          <table:table-cell table:style-name="ce4" table:formula="of:=([.E21]/[.E26])*([.E25]/[.E9])" office:value-type="float" office:value="0.000598692789004" calcext:value-type="float">
            <text:p>0.00060</text:p>
          </table:table-cell>
          <table:table-cell table:style-name="ce11" table:formula="of:=SQRT((0.04)^2+(0.12)^2+([.E10]/[.E9])^2+([.E22]/[.E21])^2)" office:value-type="percentage" office:value="0.14092676952666" calcext:value-type="percentage">
            <text:p>14.09%</text:p>
          </table:table-cell>
          <table:table-cell/>
          <table:table-cell office:value-type="float" office:value="0.000698" calcext:value-type="float">
            <text:p>0.000698</text:p>
          </table:table-cell>
          <table:table-cell office:value-type="float" office:value="0.00001" calcext:value-type="float">
            <text:p>0.000010</text:p>
          </table:table-cell>
          <table:table-cell/>
          <table:table-cell table:style-name="ce17" table:formula="of:=[.I18]/[.L18]" office:value-type="float" office:value="0.857726058744986" calcext:value-type="float">
            <text:p>0.86</text:p>
          </table:table-cell>
          <table:table-cell table:style-name="ce20" table:formula="of:=SQRT([.J18]^2+([.M18]/[.L18])^2)" office:value-type="percentage" office:value="0.141653122802347" calcext:value-type="percentage">
            <text:p>14.17%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style-name="ce8"/>
          <table:table-cell table:style-name="ce10" table:number-columns-repeated="4"/>
          <table:table-cell table:style-name="ce14"/>
          <table:table-cell table:style-name="ce10" table:number-columns-repeated="2"/>
          <table:table-cell table:style-name="ce21"/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_M</text:p>
          </table:table-cell>
          <table:covered-table-cell/>
          <table:table-cell office:value-type="float" office:value="622" calcext:value-type="float">
            <text:p>622</text:p>
          </table:table-cell>
          <table:table-cell office:value-type="float" office:value="680" calcext:value-type="float">
            <text:p>680</text:p>
          </table:table-cell>
          <table:table-cell office:value-type="float" office:value="413" calcext:value-type="float">
            <text:p>413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 table:number-columns-spanned="2" table:number-rows-spanned="1">
            <text:p>N_M</text:p>
          </table:table-cell>
          <table:covered-table-cell/>
          <table:table-cell office:value-type="float" office:value="11503.8" calcext:value-type="float">
            <text:p>11503.8</text:p>
          </table:table-cell>
          <table:table-cell office:value-type="float" office:value="1042.26" calcext:value-type="float">
            <text:p>1042.26</text:p>
          </table:table-cell>
          <table:table-cell office:value-type="float" office:value="55869.5" calcext:value-type="float">
            <text:p>55869.5</text:p>
          </table:table-cell>
          <table:table-cell table:style-name="Default"/>
          <table:table-cell table:style-name="ce5"/>
          <table:table-cell table:style-name="ce9" table:number-columns-repeated="4"/>
          <table:table-cell table:style-name="ce13"/>
          <table:table-cell table:style-name="ce9" table:number-columns-repeated="2"/>
          <table:table-cell table:style-name="ce18"/>
          <table:table-cell table:style-name="ce22" office:value-type="string" calcext:value-type="string" table:number-columns-spanned="1" table:number-rows-spanned="7">
            <text:p>2+ → 0+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RR_M</text:p>
          </table:table-cell>
          <table:covered-table-cell/>
          <table:table-cell office:value-type="float" office:value="356.615" calcext:value-type="float">
            <text:p>356.615</text:p>
          </table:table-cell>
          <table:table-cell office:value-type="float" office:value="56.4671" calcext:value-type="float">
            <text:p>56.4671</text:p>
          </table:table-cell>
          <table:table-cell office:value-type="float" office:value="2428.75" calcext:value-type="float">
            <text:p>2428.75</text:p>
          </table:table-cell>
          <table:table-cell table:style-name="Default"/>
          <table:table-cell table:style-name="ce6"/>
          <table:table-cell office:value-type="string" calcext:value-type="string">
            <text:p>EXPERIMENT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BRICC</text:p>
          </table:table-cell>
          <table:table-cell office:value-type="string" calcext:value-type="string">
            <text:p>ERROR</text:p>
          </table:table-cell>
          <table:table-cell/>
          <table:table-cell table:style-name="ce16" office:value-type="string" calcext:value-type="string">
            <text:p>RATIO</text:p>
          </table:table-cell>
          <table:table-cell table:style-name="ce19" office:value-type="string" calcext:value-type="string">
            <text:p>ERROR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style-name="ce7"/>
          <table:table-cell table:number-columns-repeated="6"/>
          <table:table-cell table:style-name="ce16"/>
          <table:table-cell table:style-name="ce19"/>
          <table:covered-table-cell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style-name="ce7" office:value-type="string" calcext:value-type="string">
            <text:p>ALPHA_K</text:p>
          </table:table-cell>
          <table:table-cell table:style-name="ce4" table:formula="of:=([.F13]/[.F26])*([.F25]/[.F9])" office:value-type="float" office:value="0.0195131407671099" calcext:value-type="float">
            <text:p>0.01951</text:p>
          </table:table-cell>
          <table:table-cell table:style-name="ce11" table:formula="of:=SQRT((0.04)^2+(0.12)^2+([.F10]/[.F9])^2+([.F14]/[.F13])^2)" office:value-type="percentage" office:value="0.145631079290909" calcext:value-type="percentage">
            <text:p>14.56%</text:p>
          </table:table-cell>
          <table:table-cell/>
          <table:table-cell office:value-type="float" office:value="0.0292" calcext:value-type="float">
            <text:p>0.0292</text:p>
          </table:table-cell>
          <table:table-cell office:value-type="float" office:value="0.0004" calcext:value-type="float">
            <text:p>0.000400</text:p>
          </table:table-cell>
          <table:table-cell/>
          <table:table-cell table:style-name="ce17" table:formula="of:=[.I24]/[.L24]" office:value-type="float" office:value="0.668258245448968" calcext:value-type="float">
            <text:p>0.67</text:p>
          </table:table-cell>
          <table:table-cell table:style-name="ce20" table:formula="of:=SQRT([.J24]^2+([.M24]/[.L24])^2)" office:value-type="percentage" office:value="0.14627393384696" calcext:value-type="percentage">
            <text:p>14.63%</text:p>
          </table:table-cell>
          <table:covered-table-cell table:style-name="ce22"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FF_GRIFFIN</text:p>
          </table:table-cell>
          <table:covered-table-cell/>
          <table:table-cell office:value-type="float" office:value="13.3" calcext:value-type="float">
            <text:p>13.3</text:p>
          </table:table-cell>
          <table:table-cell office:value-type="float" office:value="12.6" calcext:value-type="float">
            <text:p>12.6</text:p>
          </table:table-cell>
          <table:table-cell office:value-type="float" office:value="17.3" calcext:value-type="float">
            <text:p>17.3</text:p>
          </table:table-cell>
          <table:table-cell/>
          <table:table-cell table:style-name="ce7" office:value-type="string" calcext:value-type="string">
            <text:p>ALPHA_L</text:p>
          </table:table-cell>
          <table:table-cell table:style-name="ce4" table:formula="of:=([.F17]/[.F26])*([.F25]/[.F9])" office:value-type="float" office:value="0.00556046479210011" calcext:value-type="float">
            <text:p>0.00556</text:p>
          </table:table-cell>
          <table:table-cell table:style-name="ce11" table:formula="of:=SQRT((0.04)^2+(0.12)^2+([.F10]/[.F9])^2+([.F18]/[.F17])^2)" office:value-type="percentage" office:value="0.130291781964826" calcext:value-type="percentage">
            <text:p>13.03%</text:p>
          </table:table-cell>
          <table:table-cell/>
          <table:table-cell office:value-type="float" office:value="0.01017" calcext:value-type="float">
            <text:p>0.01017</text:p>
          </table:table-cell>
          <table:table-cell office:value-type="float" office:value="0.00015" calcext:value-type="float">
            <text:p>0.000150</text:p>
          </table:table-cell>
          <table:table-cell/>
          <table:table-cell table:style-name="ce17" table:formula="of:=[.I25]/[.L25]" office:value-type="float" office:value="0.546751700304829" calcext:value-type="float">
            <text:p>0.55</text:p>
          </table:table-cell>
          <table:table-cell table:style-name="ce20" table:formula="of:=SQRT([.J25]^2+([.M25]/[.L25])^2)" office:value-type="percentage" office:value="0.131123945917408" calcext:value-type="percentage">
            <text:p>13.11%</text:p>
          </table:table-cell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FF_PACES</text:p>
          </table:table-cell>
          <table:covered-table-cell/>
          <table:table-cell table:number-columns-repeated="2" office:value-type="float" office:value="2.5" calcext:value-type="float">
            <text:p>2.5</text:p>
          </table:table-cell>
          <table:table-cell office:value-type="float" office:value="2.55" calcext:value-type="float">
            <text:p>2.55</text:p>
          </table:table-cell>
          <table:table-cell/>
          <table:table-cell table:style-name="ce7" office:value-type="string" calcext:value-type="string">
            <text:p>ALPHA_M</text:p>
          </table:table-cell>
          <table:table-cell table:style-name="ce4" table:formula="of:=([.F21]/[.F26])*([.F25]/[.F9])" office:value-type="float" office:value="0.00239738536460984" calcext:value-type="float">
            <text:p>0.00240</text:p>
          </table:table-cell>
          <table:table-cell table:style-name="ce11" table:formula="of:=SQRT((0.04)^2+(0.12)^2+([.F10]/[.F9])^2+([.F22]/[.F21])^2)" office:value-type="percentage" office:value="0.135652757657038" calcext:value-type="percentage">
            <text:p>13.57%</text:p>
          </table:table-cell>
          <table:table-cell/>
          <table:table-cell office:value-type="float" office:value="0.00253" calcext:value-type="float">
            <text:p>0.00253</text:p>
          </table:table-cell>
          <table:table-cell office:value-type="float" office:value="0.00004" calcext:value-type="float">
            <text:p>0.000040</text:p>
          </table:table-cell>
          <table:table-cell/>
          <table:table-cell table:style-name="ce17" table:formula="of:=[.I26]/[.L26]" office:value-type="float" office:value="0.947583148067131" calcext:value-type="float">
            <text:p>0.95</text:p>
          </table:table-cell>
          <table:table-cell table:style-name="ce20" table:formula="of:=SQRT([.J26]^2+([.M26]/[.L26])^2)" office:value-type="percentage" office:value="0.136570990728823" calcext:value-type="percentage">
            <text:p>13.66%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7"/>
          <table:table-cell table:style-name="ce8"/>
          <table:table-cell table:style-name="ce10" table:number-columns-repeated="4"/>
          <table:table-cell table:style-name="ce14"/>
          <table:table-cell table:style-name="ce10" table:number-columns-repeated="2"/>
          <table:table-cell table:style-name="ce21"/>
          <table:covered-table-cell/>
          <table:table-cell table:number-columns-repeated="1007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g192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1" table:default-cell-style-name="ce12"/>
        <table:table-column table:style-name="co9" table:default-cell-style-name="ce1"/>
        <table:table-column table:style-name="co1" table:number-columns-repeated="1010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MASS</text:p>
          </table:table-cell>
          <table:table-cell office:value-type="string" calcext:value-type="string">
            <text:p>DELTA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1.7" calcext:value-type="float">
            <text:p>1.7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style-name="ce5"/>
          <table:table-cell table:style-name="ce9" table:number-columns-repeated="4"/>
          <table:table-cell table:style-name="ce13"/>
          <table:table-cell table:style-name="ce9" table:number-columns-repeated="2"/>
          <table:table-cell table:style-name="ce18"/>
          <table:table-cell table:style-name="ce22" office:value-type="string" calcext:value-type="string" table:number-columns-spanned="1" table:number-rows-spanned="7">
            <text:p>4+ → 2+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4+ → 2+</text:p>
          </table:table-cell>
          <table:table-cell office:value-type="string" calcext:value-type="string">
            <text:p>2+ → 2+</text:p>
          </table:table-cell>
          <table:table-cell office:value-type="string" calcext:value-type="string">
            <text:p>2+ → 0+</text:p>
          </table:table-cell>
          <table:table-cell table:style-name="Default"/>
          <table:table-cell table:style-name="ce6"/>
          <table:table-cell office:value-type="string" calcext:value-type="string">
            <text:p>EXPERIMENT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BRICC</text:p>
          </table:table-cell>
          <table:table-cell office:value-type="string" calcext:value-type="string">
            <text:p>ERROR</text:p>
          </table:table-cell>
          <table:table-cell/>
          <table:table-cell table:style-name="ce16" office:value-type="string" calcext:value-type="string">
            <text:p>RATIO</text:p>
          </table:table-cell>
          <table:table-cell table:style-name="ce19" office:value-type="string" calcext:value-type="string">
            <text:p>ERROR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style-name="ce7"/>
          <table:table-cell table:number-columns-repeated="6"/>
          <table:table-cell table:style-name="ce16"/>
          <table:table-cell table:style-name="ce19"/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_GAMMA</text:p>
          </table:table-cell>
          <table:covered-table-cell/>
          <table:table-cell office:value-type="float" office:value="634.8" calcext:value-type="float">
            <text:p>634.8</text:p>
          </table:table-cell>
          <table:table-cell office:value-type="float" office:value="690.8" calcext:value-type="float">
            <text:p>690.8</text:p>
          </table:table-cell>
          <table:table-cell office:value-type="float" office:value="422.8" calcext:value-type="float">
            <text:p>422.8</text:p>
          </table:table-cell>
          <table:table-cell table:style-name="Default"/>
          <table:table-cell table:style-name="ce7" office:value-type="string" calcext:value-type="string">
            <text:p>ALPHA_K</text:p>
          </table:table-cell>
          <table:table-cell table:style-name="ce4" table:formula="of:=([.D13]/[.D26])*([.D25]/[.D9])" office:value-type="float" office:value="0.00931343502538071" calcext:value-type="float">
            <text:p>0.00931</text:p>
          </table:table-cell>
          <table:table-cell table:style-name="ce11" table:formula="of:=SQRT((0.04)^2+(0.12)^2+([.D10]/[.D9])^2+([.D14]/[.D13])^2)" office:value-type="percentage" office:value="0.165173851529742" calcext:value-type="percentage">
            <text:p>16.52%</text:p>
          </table:table-cell>
          <table:table-cell/>
          <table:table-cell office:value-type="float" office:value="0.01179" calcext:value-type="float">
            <text:p>0.01179</text:p>
          </table:table-cell>
          <table:table-cell office:value-type="float" office:value="0.00017" calcext:value-type="float">
            <text:p>0.000170</text:p>
          </table:table-cell>
          <table:table-cell/>
          <table:table-cell table:style-name="ce17" table:formula="of:=[.I8]/[.L8]" office:value-type="float" office:value="0.789943598420756" calcext:value-type="float">
            <text:p>0.79</text:p>
          </table:table-cell>
          <table:table-cell table:style-name="ce20" table:formula="of:=SQRT([.J8]^2+([.M8]/[.L8])^2)" office:value-type="percentage" office:value="0.165802016772142" calcext:value-type="percentage">
            <text:p>16.58%</text:p>
          </table:table-cell>
          <table:covered-table-cell table:style-name="ce22"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N_GAMMA</text:p>
          </table:table-cell>
          <table:covered-table-cell/>
          <table:table-cell table:style-name="ce23" office:value-type="float" office:value="78800000" calcext:value-type="float">
            <text:p>7.88E+07</text:p>
          </table:table-cell>
          <table:table-cell table:style-name="ce23" office:value-type="float" office:value="4329510" calcext:value-type="float">
            <text:p>4.33E+06</text:p>
          </table:table-cell>
          <table:table-cell table:style-name="ce23" office:value-type="float" office:value="115749000" calcext:value-type="float">
            <text:p>1.16E+08</text:p>
          </table:table-cell>
          <table:table-cell table:style-name="Default"/>
          <table:table-cell table:style-name="ce7" office:value-type="string" calcext:value-type="string">
            <text:p>ALPHA_L</text:p>
          </table:table-cell>
          <table:table-cell table:style-name="ce4" table:formula="of:=([.D17]/[.D26])*([.D25]/[.D9])" office:value-type="float" office:value="0.00193827467005076" calcext:value-type="float">
            <text:p>0.00194</text:p>
          </table:table-cell>
          <table:table-cell table:style-name="ce11" table:formula="of:=SQRT((0.04)^2+(0.12)^2+([.D10]/[.D9])^2+([.D18]/[.D17])^2)" office:value-type="percentage" office:value="0.194697606683099" calcext:value-type="percentage">
            <text:p>19.47%</text:p>
          </table:table-cell>
          <table:table-cell/>
          <table:table-cell office:value-type="float" office:value="0.00282" calcext:value-type="float">
            <text:p>0.00282</text:p>
          </table:table-cell>
          <table:table-cell office:value-type="float" office:value="0.00004" calcext:value-type="float">
            <text:p>0.000040</text:p>
          </table:table-cell>
          <table:table-cell/>
          <table:table-cell table:style-name="ce17" table:formula="of:=[.I9]/[.L9]" office:value-type="float" office:value="0.687331443280412" calcext:value-type="float">
            <text:p>0.69</text:p>
          </table:table-cell>
          <table:table-cell table:style-name="ce20" table:formula="of:=SQRT([.J9]^2+([.M9]/[.L9])^2)" office:value-type="percentage" office:value="0.195213614205075" calcext:value-type="percentage">
            <text:p>19.52%</text:p>
          </table:table-cell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RR_GAMMA</text:p>
          </table:table-cell>
          <table:covered-table-cell/>
          <table:table-cell table:style-name="ce23" office:value-type="float" office:value="1383270" calcext:value-type="float">
            <text:p>1.38E+06</text:p>
          </table:table-cell>
          <table:table-cell office:value-type="float" office:value="75978.9" calcext:value-type="float">
            <text:p>75978.9</text:p>
          </table:table-cell>
          <table:table-cell table:style-name="ce23" office:value-type="float" office:value="2480150" calcext:value-type="float">
            <text:p>2.48E+06</text:p>
          </table:table-cell>
          <table:table-cell table:style-name="Default"/>
          <table:table-cell table:style-name="ce7" office:value-type="string" calcext:value-type="string">
            <text:p>ALPHA_M</text:p>
          </table:table-cell>
          <table:table-cell table:style-name="ce4" table:formula="of:=([.D21]/[.D26])*([.D25]/[.D9])" office:value-type="float" office:value="0.000688015989847716" calcext:value-type="float">
            <text:p>0.00069</text:p>
          </table:table-cell>
          <table:table-cell table:style-name="ce11" table:formula="of:=SQRT((0.04)^2+(0.12)^2+([.D10]/[.D9])^2+([.D22]/[.D21])^2)" office:value-type="percentage" office:value="0.223957984056092" calcext:value-type="percentage">
            <text:p>22.40%</text:p>
          </table:table-cell>
          <table:table-cell/>
          <table:table-cell office:value-type="float" office:value="0.000683" calcext:value-type="float">
            <text:p>0.000683</text:p>
          </table:table-cell>
          <table:table-cell office:value-type="float" office:value="0.00001" calcext:value-type="float">
            <text:p>0.000010</text:p>
          </table:table-cell>
          <table:table-cell/>
          <table:table-cell table:style-name="ce17" table:formula="of:=[.I10]/[.L10]" office:value-type="float" office:value="1.00734405541393" calcext:value-type="float">
            <text:p>1.01</text:p>
          </table:table-cell>
          <table:table-cell table:style-name="ce20" table:formula="of:=SQRT([.J10]^2+([.M10]/[.L10])^2)" office:value-type="percentage" office:value="0.224436062052109" calcext:value-type="percentage">
            <text:p>22.44%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style-name="ce8"/>
          <table:table-cell table:style-name="ce10" table:number-columns-repeated="4"/>
          <table:table-cell table:style-name="ce14"/>
          <table:table-cell table:style-name="ce10" table:number-columns-repeated="2"/>
          <table:table-cell table:style-name="ce21"/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_K</text:p>
          </table:table-cell>
          <table:covered-table-cell/>
          <table:table-cell office:value-type="float" office:value="551.7" calcext:value-type="float">
            <text:p>551.7</text:p>
          </table:table-cell>
          <table:table-cell office:value-type="float" office:value="607.7" calcext:value-type="float">
            <text:p>607.7</text:p>
          </table:table-cell>
          <table:table-cell office:value-type="float" office:value="339.7" calcext:value-type="float">
            <text:p>339.7</text:p>
          </table:table-cell>
          <table:table-cell table:style-name="Default" table:number-columns-repeated="5"/>
          <table:table-cell/>
          <table:table-cell table:style-name="ce15"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 table:number-columns-spanned="2" table:number-rows-spanned="1">
            <text:p>N_K</text:p>
          </table:table-cell>
          <table:covered-table-cell/>
          <table:table-cell office:value-type="float" office:value="140057" calcext:value-type="float">
            <text:p>140057</text:p>
          </table:table-cell>
          <table:table-cell office:value-type="float" office:value="12866.2" calcext:value-type="float">
            <text:p>12866.2</text:p>
          </table:table-cell>
          <table:table-cell office:value-type="float" office:value="257960" calcext:value-type="float">
            <text:p>257960</text:p>
          </table:table-cell>
          <table:table-cell table:style-name="Default"/>
          <table:table-cell table:style-name="ce5"/>
          <table:table-cell table:style-name="ce9" table:number-columns-repeated="4"/>
          <table:table-cell table:style-name="ce13"/>
          <table:table-cell table:style-name="ce9" table:number-columns-repeated="2"/>
          <table:table-cell table:style-name="ce18"/>
          <table:table-cell table:style-name="ce22" office:value-type="string" calcext:value-type="string" table:number-columns-spanned="1" table:number-rows-spanned="7">
            <text:p>2+ → 2+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RR_K</text:p>
          </table:table-cell>
          <table:covered-table-cell/>
          <table:table-cell office:value-type="float" office:value="14672.1" calcext:value-type="float">
            <text:p>14672.1</text:p>
          </table:table-cell>
          <table:table-cell office:value-type="float" office:value="2366.77" calcext:value-type="float">
            <text:p>2366.77</text:p>
          </table:table-cell>
          <table:table-cell office:value-type="float" office:value="6694.82" calcext:value-type="float">
            <text:p>6694.82</text:p>
          </table:table-cell>
          <table:table-cell table:style-name="Default"/>
          <table:table-cell table:style-name="ce6"/>
          <table:table-cell office:value-type="string" calcext:value-type="string">
            <text:p>EXPERIMENT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BRICC</text:p>
          </table:table-cell>
          <table:table-cell office:value-type="string" calcext:value-type="string">
            <text:p>ERROR</text:p>
          </table:table-cell>
          <table:table-cell/>
          <table:table-cell table:style-name="ce16" office:value-type="string" calcext:value-type="string">
            <text:p>RATIO</text:p>
          </table:table-cell>
          <table:table-cell table:style-name="ce19" office:value-type="string" calcext:value-type="string">
            <text:p>ERROR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style-name="ce7"/>
          <table:table-cell table:number-columns-repeated="6"/>
          <table:table-cell table:style-name="ce16"/>
          <table:table-cell table:style-name="ce19"/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_L</text:p>
          </table:table-cell>
          <table:covered-table-cell/>
          <table:table-cell office:value-type="float" office:value="621" calcext:value-type="float">
            <text:p>621</text:p>
          </table:table-cell>
          <table:table-cell office:value-type="float" office:value="677" calcext:value-type="float">
            <text:p>677</text:p>
          </table:table-cell>
          <table:table-cell office:value-type="float" office:value="409" calcext:value-type="float">
            <text:p>409</text:p>
          </table:table-cell>
          <table:table-cell table:style-name="Default"/>
          <table:table-cell table:style-name="ce7" office:value-type="string" calcext:value-type="string">
            <text:p>ALPHA_K</text:p>
          </table:table-cell>
          <table:table-cell table:style-name="ce4" table:formula="of:=([.E13]/[.E26])*([.E25]/[.E9])" office:value-type="float" office:value="0.0147398555494733" calcext:value-type="float">
            <text:p>0.01474</text:p>
          </table:table-cell>
          <table:table-cell table:style-name="ce11" table:formula="of:=SQRT((0.04)^2+(0.12)^2+([.E10]/[.E9])^2+([.E14]/[.E13])^2)" office:value-type="percentage" office:value="0.223934146961355" calcext:value-type="percentage">
            <text:p>22.39%</text:p>
          </table:table-cell>
          <table:table-cell/>
          <table:table-cell office:value-type="float" office:value="0.01574" calcext:value-type="float">
            <text:p>0.01574</text:p>
          </table:table-cell>
          <table:table-cell office:value-type="float" office:value="0.00022" calcext:value-type="float">
            <text:p>0.000220</text:p>
          </table:table-cell>
          <table:table-cell/>
          <table:table-cell table:style-name="ce17" table:formula="of:=[.I16]/[.L16]" office:value-type="float" office:value="0.936458421186357" calcext:value-type="float">
            <text:p>0.94</text:p>
          </table:table-cell>
          <table:table-cell table:style-name="ce20" table:formula="of:=SQRT([.J16]^2+([.M16]/[.L16])^2)" office:value-type="percentage" office:value="0.224369922876965" calcext:value-type="percentage">
            <text:p>22.44%</text:p>
          </table:table-cell>
          <table:covered-table-cell table:style-name="ce22"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N_L</text:p>
          </table:table-cell>
          <table:covered-table-cell/>
          <table:table-cell office:value-type="float" office:value="29148.1" calcext:value-type="float">
            <text:p>29148.1</text:p>
          </table:table-cell>
          <table:table-cell office:value-type="float" office:value="1317.21" calcext:value-type="float">
            <text:p>1317.21</text:p>
          </table:table-cell>
          <table:table-cell office:value-type="float" office:value="65654.1" calcext:value-type="float">
            <text:p>65654.1</text:p>
          </table:table-cell>
          <table:table-cell table:style-name="Default"/>
          <table:table-cell table:style-name="ce7" office:value-type="string" calcext:value-type="string">
            <text:p>ALPHA_L</text:p>
          </table:table-cell>
          <table:table-cell table:style-name="ce4" table:formula="of:=([.E17]/[.E26])*([.E25]/[.E9])" office:value-type="float" office:value="0.00150903025977536" calcext:value-type="float">
            <text:p>0.00151</text:p>
          </table:table-cell>
          <table:table-cell table:style-name="ce11" table:formula="of:=SQRT((0.04)^2+(0.12)^2+([.E10]/[.E9])^2+([.E18]/[.E17])^2)" office:value-type="percentage" office:value="0.241121486683685" calcext:value-type="percentage">
            <text:p>24.11%</text:p>
          </table:table-cell>
          <table:table-cell/>
          <table:table-cell office:value-type="float" office:value="0.00303" calcext:value-type="float">
            <text:p>0.00303</text:p>
          </table:table-cell>
          <table:table-cell office:value-type="float" office:value="0.00005" calcext:value-type="float">
            <text:p>0.000050</text:p>
          </table:table-cell>
          <table:table-cell/>
          <table:table-cell table:style-name="ce17" table:formula="of:=[.I17]/[.L17]" office:value-type="float" office:value="0.498029788704738" calcext:value-type="float">
            <text:p>0.50</text:p>
          </table:table-cell>
          <table:table-cell table:style-name="ce20" table:formula="of:=SQRT([.J17]^2+([.M17]/[.L17])^2)" office:value-type="percentage" office:value="0.241685489425243" calcext:value-type="percentage">
            <text:p>24.17%</text:p>
          </table:table-cell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RR_L</text:p>
          </table:table-cell>
          <table:covered-table-cell/>
          <table:table-cell office:value-type="float" office:value="4283.78" calcext:value-type="float">
            <text:p>4283.78</text:p>
          </table:table-cell>
          <table:table-cell office:value-type="float" office:value="269.406" calcext:value-type="float">
            <text:p>269.406</text:p>
          </table:table-cell>
          <table:table-cell office:value-type="float" office:value="14045.3" calcext:value-type="float">
            <text:p>14045.3</text:p>
          </table:table-cell>
          <table:table-cell table:style-name="Default"/>
          <table:table-cell table:style-name="ce7" office:value-type="string" calcext:value-type="string">
            <text:p>ALPHA_M</text:p>
          </table:table-cell>
          <table:table-cell table:style-name="ce4" table:formula="of:=([.E21]/[.E26])*([.E25]/[.E9])" office:value-type="float" office:value="0.00491019962998122" calcext:value-type="float">
            <text:p>0.00491</text:p>
          </table:table-cell>
          <table:table-cell table:style-name="ce11" table:formula="of:=SQRT((0.04)^2+(0.12)^2+([.E10]/[.E9])^2+([.E22]/[.E21])^2)" office:value-type="percentage" office:value="0.146876656630645" calcext:value-type="percentage">
            <text:p>14.69%</text:p>
          </table:table-cell>
          <table:table-cell/>
          <table:table-cell office:value-type="float" office:value="0.000717" calcext:value-type="float">
            <text:p>0.000717</text:p>
          </table:table-cell>
          <table:table-cell office:value-type="float" office:value="0.00001" calcext:value-type="float">
            <text:p>0.000010</text:p>
          </table:table-cell>
          <table:table-cell/>
          <table:table-cell table:style-name="ce17" table:formula="of:=[.I18]/[.L18]" office:value-type="float" office:value="6.84825610876042" calcext:value-type="float">
            <text:p>6.85</text:p>
          </table:table-cell>
          <table:table-cell table:style-name="ce20" table:formula="of:=SQRT([.J18]^2+([.M18]/[.L18])^2)" office:value-type="percentage" office:value="0.147537354967819" calcext:value-type="percentage">
            <text:p>14.75%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style-name="ce8"/>
          <table:table-cell table:style-name="ce10" table:number-columns-repeated="4"/>
          <table:table-cell table:style-name="ce14"/>
          <table:table-cell table:style-name="ce10" table:number-columns-repeated="2"/>
          <table:table-cell table:style-name="ce21"/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_M</text:p>
          </table:table-cell>
          <table:covered-table-cell/>
          <table:table-cell office:value-type="float" office:value="632" calcext:value-type="float">
            <text:p>632</text:p>
          </table:table-cell>
          <table:table-cell office:value-type="float" office:value="688" calcext:value-type="float">
            <text:p>688</text:p>
          </table:table-cell>
          <table:table-cell office:value-type="float" office:value="420" calcext:value-type="float">
            <text:p>420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 table:number-columns-spanned="2" table:number-rows-spanned="1">
            <text:p>N_M</text:p>
          </table:table-cell>
          <table:covered-table-cell/>
          <table:table-cell office:value-type="float" office:value="10346.5" calcext:value-type="float">
            <text:p>10346.5</text:p>
          </table:table-cell>
          <table:table-cell office:value-type="float" office:value="4286.04" calcext:value-type="float">
            <text:p>4286.04</text:p>
          </table:table-cell>
          <table:table-cell office:value-type="float" office:value="27633.1" calcext:value-type="float">
            <text:p>27633.1</text:p>
          </table:table-cell>
          <table:table-cell table:style-name="Default"/>
          <table:table-cell table:style-name="ce5"/>
          <table:table-cell table:style-name="ce9" table:number-columns-repeated="4"/>
          <table:table-cell table:style-name="ce13"/>
          <table:table-cell table:style-name="ce9" table:number-columns-repeated="2"/>
          <table:table-cell table:style-name="ce18"/>
          <table:table-cell table:style-name="ce22" office:value-type="string" calcext:value-type="string" table:number-columns-spanned="1" table:number-rows-spanned="7">
            <text:p>2+ → 0+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RR_M</text:p>
          </table:table-cell>
          <table:covered-table-cell/>
          <table:table-cell office:value-type="float" office:value="1903.56" calcext:value-type="float">
            <text:p>1903.56</text:p>
          </table:table-cell>
          <table:table-cell office:value-type="float" office:value="310.99" calcext:value-type="float">
            <text:p>310.99</text:p>
          </table:table-cell>
          <table:table-cell office:value-type="float" office:value="602.853" calcext:value-type="float">
            <text:p>602.853</text:p>
          </table:table-cell>
          <table:table-cell table:style-name="Default"/>
          <table:table-cell table:style-name="ce6"/>
          <table:table-cell office:value-type="string" calcext:value-type="string">
            <text:p>EXPERIMENT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BRICC</text:p>
          </table:table-cell>
          <table:table-cell office:value-type="string" calcext:value-type="string">
            <text:p>ERROR</text:p>
          </table:table-cell>
          <table:table-cell/>
          <table:table-cell table:style-name="ce16" office:value-type="string" calcext:value-type="string">
            <text:p>RATIO</text:p>
          </table:table-cell>
          <table:table-cell table:style-name="ce19" office:value-type="string" calcext:value-type="string">
            <text:p>ERROR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style-name="ce7"/>
          <table:table-cell table:number-columns-repeated="6"/>
          <table:table-cell table:style-name="ce16"/>
          <table:table-cell table:style-name="ce19"/>
          <table:covered-table-cell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style-name="ce7" office:value-type="string" calcext:value-type="string">
            <text:p>ALPHA_K</text:p>
          </table:table-cell>
          <table:table-cell table:style-name="ce4" table:formula="of:=([.F13]/[.F26])*([.F25]/[.F9])" office:value-type="float" office:value="0.0148574357733832" calcext:value-type="float">
            <text:p>0.01486</text:p>
          </table:table-cell>
          <table:table-cell table:style-name="ce11" table:formula="of:=SQRT((0.04)^2+(0.12)^2+([.F10]/[.F9])^2+([.F14]/[.F13])^2)" office:value-type="percentage" office:value="0.130891825288204" calcext:value-type="percentage">
            <text:p>13.09%</text:p>
          </table:table-cell>
          <table:table-cell/>
          <table:table-cell office:value-type="float" office:value="0.0282" calcext:value-type="float">
            <text:p>0.0282</text:p>
          </table:table-cell>
          <table:table-cell office:value-type="float" office:value="0.0004" calcext:value-type="float">
            <text:p>0.000400</text:p>
          </table:table-cell>
          <table:table-cell/>
          <table:table-cell table:style-name="ce17" table:formula="of:=[.I24]/[.L24]" office:value-type="float" office:value="0.526859424588057" calcext:value-type="float">
            <text:p>0.53</text:p>
          </table:table-cell>
          <table:table-cell table:style-name="ce20" table:formula="of:=SQRT([.J24]^2+([.M24]/[.L24])^2)" office:value-type="percentage" office:value="0.131658144640424" calcext:value-type="percentage">
            <text:p>13.17%</text:p>
          </table:table-cell>
          <table:covered-table-cell table:style-name="ce22"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FF_GRIFFIN</text:p>
          </table:table-cell>
          <table:covered-table-cell/>
          <table:table-cell office:value-type="float" office:value="13.1" calcext:value-type="float">
            <text:p>13.1</text:p>
          </table:table-cell>
          <table:table-cell office:value-type="float" office:value="12.4" calcext:value-type="float">
            <text:p>12.4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ALPHA_L</text:p>
          </table:table-cell>
          <table:table-cell table:style-name="ce4" table:formula="of:=([.F17]/[.F26])*([.F25]/[.F9])" office:value-type="float" office:value="0.00378140631884509" calcext:value-type="float">
            <text:p>0.00378</text:p>
          </table:table-cell>
          <table:table-cell table:style-name="ce11" table:formula="of:=SQRT((0.04)^2+(0.12)^2+([.F10]/[.F9])^2+([.F18]/[.F17])^2)" office:value-type="percentage" office:value="0.249448647927557" calcext:value-type="percentage">
            <text:p>24.94%</text:p>
          </table:table-cell>
          <table:table-cell/>
          <table:table-cell office:value-type="float" office:value="0.00967" calcext:value-type="float">
            <text:p>0.00967</text:p>
          </table:table-cell>
          <table:table-cell office:value-type="float" office:value="0.00014" calcext:value-type="float">
            <text:p>0.000140</text:p>
          </table:table-cell>
          <table:table-cell/>
          <table:table-cell table:style-name="ce17" table:formula="of:=[.I25]/[.L25]" office:value-type="float" office:value="0.391045120873329" calcext:value-type="float">
            <text:p>0.39</text:p>
          </table:table-cell>
          <table:table-cell table:style-name="ce20" table:formula="of:=SQRT([.J25]^2+([.M25]/[.L25])^2)" office:value-type="percentage" office:value="0.249868432719224" calcext:value-type="percentage">
            <text:p>24.99%</text:p>
          </table:table-cell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FF_PACES</text:p>
          </table:table-cell>
          <table:covered-table-cell/>
          <table:table-cell table:number-columns-repeated="2" office:value-type="float" office:value="2.5" calcext:value-type="float">
            <text:p>2.5</text:p>
          </table:table-cell>
          <table:table-cell office:value-type="float" office:value="2.55" calcext:value-type="float">
            <text:p>2.55</text:p>
          </table:table-cell>
          <table:table-cell/>
          <table:table-cell table:style-name="ce7" office:value-type="string" calcext:value-type="string">
            <text:p>ALPHA_M</text:p>
          </table:table-cell>
          <table:table-cell table:style-name="ce4" table:formula="of:=([.F21]/[.F26])*([.F25]/[.F9])" office:value-type="float" office:value="0.00159155298677886" calcext:value-type="float">
            <text:p>0.00159</text:p>
          </table:table-cell>
          <table:table-cell table:style-name="ce11" table:formula="of:=SQRT((0.04)^2+(0.12)^2+([.F10]/[.F9])^2+([.F22]/[.F21])^2)" office:value-type="percentage" office:value="0.130134804871851" calcext:value-type="percentage">
            <text:p>13.01%</text:p>
          </table:table-cell>
          <table:table-cell/>
          <table:table-cell office:value-type="float" office:value="0.0024" calcext:value-type="float">
            <text:p>0.0024</text:p>
          </table:table-cell>
          <table:table-cell office:value-type="float" office:value="0.00004" calcext:value-type="float">
            <text:p>0.000040</text:p>
          </table:table-cell>
          <table:table-cell/>
          <table:table-cell table:style-name="ce17" table:formula="of:=[.I26]/[.L26]" office:value-type="float" office:value="0.663147077824526" calcext:value-type="float">
            <text:p>0.66</text:p>
          </table:table-cell>
          <table:table-cell table:style-name="ce20" table:formula="of:=SQRT([.J26]^2+([.M26]/[.L26])^2)" office:value-type="percentage" office:value="0.131197733276198" calcext:value-type="percentage">
            <text:p>13.12%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7"/>
          <table:table-cell table:style-name="ce8"/>
          <table:table-cell table:style-name="ce10" table:number-columns-repeated="4"/>
          <table:table-cell table:style-name="ce14"/>
          <table:table-cell table:style-name="ce10" table:number-columns-repeated="2"/>
          <table:table-cell table:style-name="ce21"/>
          <table:covered-table-cell/>
          <table:table-cell table:number-columns-repeated="1007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g194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1" table:default-cell-style-name="ce12"/>
        <table:table-column table:style-name="co9" table:default-cell-style-name="ce1"/>
        <table:table-column table:style-name="co1" table:number-columns-repeated="1010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MASS</text:p>
          </table:table-cell>
          <table:table-cell office:value-type="string" calcext:value-type="string">
            <text:p>DELTA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style-name="ce5"/>
          <table:table-cell table:style-name="ce9" table:number-columns-repeated="4"/>
          <table:table-cell table:style-name="ce13"/>
          <table:table-cell table:style-name="ce9" table:number-columns-repeated="2"/>
          <table:table-cell table:style-name="ce18"/>
          <table:table-cell table:style-name="ce22" office:value-type="string" calcext:value-type="string" table:number-columns-spanned="1" table:number-rows-spanned="7">
            <text:p>4+ → 2+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4+ → 2+</text:p>
          </table:table-cell>
          <table:table-cell office:value-type="string" calcext:value-type="string">
            <text:p>2+ → 2+</text:p>
          </table:table-cell>
          <table:table-cell office:value-type="string" calcext:value-type="string">
            <text:p>2+ → 0+</text:p>
          </table:table-cell>
          <table:table-cell table:style-name="Default"/>
          <table:table-cell table:style-name="ce6"/>
          <table:table-cell office:value-type="string" calcext:value-type="string">
            <text:p>EXPERIMENT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BRICC</text:p>
          </table:table-cell>
          <table:table-cell office:value-type="string" calcext:value-type="string">
            <text:p>ERROR</text:p>
          </table:table-cell>
          <table:table-cell/>
          <table:table-cell table:style-name="ce16" office:value-type="string" calcext:value-type="string">
            <text:p>RATIO</text:p>
          </table:table-cell>
          <table:table-cell table:style-name="ce19" office:value-type="string" calcext:value-type="string">
            <text:p>ERROR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style-name="ce7"/>
          <table:table-cell table:number-columns-repeated="6"/>
          <table:table-cell table:style-name="ce16"/>
          <table:table-cell table:style-name="ce19"/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_GAMMA</text:p>
          </table:table-cell>
          <table:covered-table-cell/>
          <table:table-cell office:value-type="float" office:value="636.34" calcext:value-type="float">
            <text:p>636.34</text:p>
          </table:table-cell>
          <table:table-cell office:value-type="float" office:value="645.18" calcext:value-type="float">
            <text:p>645.18</text:p>
          </table:table-cell>
          <table:table-cell office:value-type="float" office:value="427.91" calcext:value-type="float">
            <text:p>427.91</text:p>
          </table:table-cell>
          <table:table-cell table:style-name="Default"/>
          <table:table-cell table:style-name="ce7" office:value-type="string" calcext:value-type="string">
            <text:p>ALPHA_K</text:p>
          </table:table-cell>
          <table:table-cell table:style-name="ce4" table:formula="of:=([.D13]/[.D26])*([.D25]/[.D9])" office:value-type="float" office:value="0.00268047162883845" calcext:value-type="float">
            <text:p>0.00268</text:p>
          </table:table-cell>
          <table:table-cell table:style-name="ce11" table:formula="of:=SQRT((0.04)^2+(0.12)^2+([.D10]/[.D9])^2+([.D14]/[.D13])^2)" office:value-type="percentage" office:value="0.142436094658998" calcext:value-type="percentage">
            <text:p>14.24%</text:p>
          </table:table-cell>
          <table:table-cell/>
          <table:table-cell office:value-type="float" office:value="0.01173" calcext:value-type="float">
            <text:p>0.01173</text:p>
          </table:table-cell>
          <table:table-cell office:value-type="float" office:value="0.00017" calcext:value-type="float">
            <text:p>0.000170</text:p>
          </table:table-cell>
          <table:table-cell/>
          <table:table-cell table:style-name="ce17" table:formula="of:=[.I8]/[.L8]" office:value-type="float" office:value="0.228514205357072" calcext:value-type="float">
            <text:p>0.23</text:p>
          </table:table-cell>
          <table:table-cell table:style-name="ce20" table:formula="of:=SQRT([.J8]^2+([.M8]/[.L8])^2)" office:value-type="percentage" office:value="0.143171508929987" calcext:value-type="percentage">
            <text:p>14.32%</text:p>
          </table:table-cell>
          <table:covered-table-cell table:style-name="ce22"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N_GAMMA</text:p>
          </table:table-cell>
          <table:covered-table-cell/>
          <table:table-cell table:style-name="ce23" office:value-type="float" office:value="119840000" calcext:value-type="float">
            <text:p>1.20E+08</text:p>
          </table:table-cell>
          <table:table-cell table:style-name="ce25" office:value-type="float" office:value="114248" calcext:value-type="float">
            <text:p>114248</text:p>
          </table:table-cell>
          <table:table-cell table:style-name="ce23" office:value-type="float" office:value="169979000" calcext:value-type="float">
            <text:p>1.70E+08</text:p>
          </table:table-cell>
          <table:table-cell table:style-name="Default"/>
          <table:table-cell table:style-name="ce7" office:value-type="string" calcext:value-type="string">
            <text:p>ALPHA_L</text:p>
          </table:table-cell>
          <table:table-cell table:style-name="ce4" table:formula="of:=([.D17]/[.D26])*([.D25]/[.D9])" office:value-type="float" office:value="0.000592315887850467" calcext:value-type="float">
            <text:p>0.00059</text:p>
          </table:table-cell>
          <table:table-cell table:style-name="ce11" table:formula="of:=SQRT((0.04)^2+(0.12)^2+([.D10]/[.D9])^2+([.D18]/[.D17])^2)" office:value-type="percentage" office:value="0.134359008702684" calcext:value-type="percentage">
            <text:p>13.44%</text:p>
          </table:table-cell>
          <table:table-cell/>
          <table:table-cell office:value-type="float" office:value="0.0028" calcext:value-type="float">
            <text:p>0.0028</text:p>
          </table:table-cell>
          <table:table-cell office:value-type="float" office:value="0.00004" calcext:value-type="float">
            <text:p>0.000040</text:p>
          </table:table-cell>
          <table:table-cell/>
          <table:table-cell table:style-name="ce17" table:formula="of:=[.I9]/[.L9]" office:value-type="float" office:value="0.211541388518024" calcext:value-type="float">
            <text:p>0.21</text:p>
          </table:table-cell>
          <table:table-cell table:style-name="ce20" table:formula="of:=SQRT([.J9]^2+([.M9]/[.L9])^2)" office:value-type="percentage" office:value="0.135116338213485" calcext:value-type="percentage">
            <text:p>13.51%</text:p>
          </table:table-cell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RR_GAMMA</text:p>
          </table:table-cell>
          <table:covered-table-cell/>
          <table:table-cell table:style-name="ce23" office:value-type="float" office:value="3485440" calcext:value-type="float">
            <text:p>3.49E+06</text:p>
          </table:table-cell>
          <table:table-cell table:style-name="ce25" office:value-type="string" calcext:value-type="string">
            <text:p>10356.3 *</text:p>
          </table:table-cell>
          <table:table-cell office:value-type="float" office:value="16797.8" calcext:value-type="float">
            <text:p>16797.8</text:p>
          </table:table-cell>
          <table:table-cell table:style-name="Default"/>
          <table:table-cell table:style-name="ce7" office:value-type="string" calcext:value-type="string">
            <text:p>ALPHA_M</text:p>
          </table:table-cell>
          <table:table-cell table:style-name="ce4" table:formula="of:=([.D21]/[.D26])*([.D25]/[.D9])" office:value-type="float" office:value="0.000203680076769025" calcext:value-type="float">
            <text:p>0.00020</text:p>
          </table:table-cell>
          <table:table-cell table:style-name="ce11" table:formula="of:=SQRT((0.04)^2+(0.12)^2+([.D10]/[.D9])^2+([.D22]/[.D21])^2)" office:value-type="percentage" office:value="0.459188088327239" calcext:value-type="percentage">
            <text:p>45.92%</text:p>
          </table:table-cell>
          <table:table-cell/>
          <table:table-cell office:value-type="float" office:value="0.000678" calcext:value-type="float">
            <text:p>0.000678</text:p>
          </table:table-cell>
          <table:table-cell office:value-type="float" office:value="0.00001" calcext:value-type="float">
            <text:p>0.000010</text:p>
          </table:table-cell>
          <table:table-cell/>
          <table:table-cell table:style-name="ce17" table:formula="of:=[.I10]/[.L10]" office:value-type="float" office:value="0.300413092579683" calcext:value-type="float">
            <text:p>0.30</text:p>
          </table:table-cell>
          <table:table-cell table:style-name="ce20" table:formula="of:=SQRT([.J10]^2+([.M10]/[.L10])^2)" office:value-type="percentage" office:value="0.459424902684874" calcext:value-type="percentage">
            <text:p>45.94%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style-name="ce8"/>
          <table:table-cell table:style-name="ce10" table:number-columns-repeated="4"/>
          <table:table-cell table:style-name="ce14"/>
          <table:table-cell table:style-name="ce10" table:number-columns-repeated="2"/>
          <table:table-cell table:style-name="ce21"/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_K</text:p>
          </table:table-cell>
          <table:covered-table-cell/>
          <table:table-cell office:value-type="float" office:value="553.24" calcext:value-type="float">
            <text:p>553.24</text:p>
          </table:table-cell>
          <table:table-cell office:value-type="float" office:value="562.08" calcext:value-type="float">
            <text:p>562.08</text:p>
          </table:table-cell>
          <table:table-cell office:value-type="float" office:value="344.81" calcext:value-type="float">
            <text:p>344.81</text:p>
          </table:table-cell>
          <table:table-cell table:style-name="Default" table:number-columns-repeated="5"/>
          <table:table-cell/>
          <table:table-cell table:style-name="ce15"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 table:number-columns-spanned="2" table:number-rows-spanned="1">
            <text:p>N_K</text:p>
          </table:table-cell>
          <table:covered-table-cell/>
          <table:table-cell office:value-type="float" office:value="61303" calcext:value-type="float">
            <text:p>61303</text:p>
          </table:table-cell>
          <table:table-cell/>
          <table:table-cell office:value-type="float" office:value="167932" calcext:value-type="float">
            <text:p>167932</text:p>
          </table:table-cell>
          <table:table-cell table:style-name="Default"/>
          <table:table-cell table:style-name="ce5"/>
          <table:table-cell table:style-name="ce9" table:number-columns-repeated="4"/>
          <table:table-cell table:style-name="ce13"/>
          <table:table-cell table:style-name="ce9" table:number-columns-repeated="2"/>
          <table:table-cell table:style-name="ce18"/>
          <table:table-cell table:style-name="ce22" office:value-type="string" calcext:value-type="string" table:number-columns-spanned="1" table:number-rows-spanned="7">
            <text:p>2+ → 2+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RR_K</text:p>
          </table:table-cell>
          <table:covered-table-cell/>
          <table:table-cell office:value-type="float" office:value="3596.64" calcext:value-type="float">
            <text:p>3596.64</text:p>
          </table:table-cell>
          <table:table-cell/>
          <table:table-cell office:value-type="float" office:value="3441.18" calcext:value-type="float">
            <text:p>3441.18</text:p>
          </table:table-cell>
          <table:table-cell table:style-name="Default"/>
          <table:table-cell table:style-name="ce6"/>
          <table:table-cell office:value-type="string" calcext:value-type="string">
            <text:p>EXPERIMENT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BRICC</text:p>
          </table:table-cell>
          <table:table-cell office:value-type="string" calcext:value-type="string">
            <text:p>ERROR</text:p>
          </table:table-cell>
          <table:table-cell/>
          <table:table-cell table:style-name="ce16" office:value-type="string" calcext:value-type="string">
            <text:p>RATIO</text:p>
          </table:table-cell>
          <table:table-cell table:style-name="ce19" office:value-type="string" calcext:value-type="string">
            <text:p>ERROR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style-name="ce7"/>
          <table:table-cell table:number-columns-repeated="6"/>
          <table:table-cell table:style-name="ce16"/>
          <table:table-cell table:style-name="ce19"/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_L</text:p>
          </table:table-cell>
          <table:covered-table-cell/>
          <table:table-cell office:value-type="float" office:value="622.5" calcext:value-type="float">
            <text:p>622.5</text:p>
          </table:table-cell>
          <table:table-cell office:value-type="float" office:value="630.67" calcext:value-type="float">
            <text:p>630.67</text:p>
          </table:table-cell>
          <table:table-cell office:value-type="float" office:value="414.5" calcext:value-type="float">
            <text:p>414.5</text:p>
          </table:table-cell>
          <table:table-cell table:style-name="Default"/>
          <table:table-cell table:style-name="ce7" office:value-type="string" calcext:value-type="string">
            <text:p>ALPHA_K</text:p>
          </table:table-cell>
          <table:table-cell table:style-name="ce4" table:formula="of:=([.E13]/[.E26])*([.E25]/[.E9])" office:value-type="float" office:value="0" calcext:value-type="float">
            <text:p>0.00000</text:p>
          </table:table-cell>
          <table:table-cell table:style-name="ce11" table:formula="of:=SQRT((0.04)^2+(0.12)^2+([.E10]/[.E9])^2+([.E14]/[.E13])^2)" office:value-type="string" office:string-value="" calcext:value-type="error">
            <text:p>#VALUE!</text:p>
          </table:table-cell>
          <table:table-cell/>
          <table:table-cell office:value-type="float" office:value="0.0251" calcext:value-type="float">
            <text:p>0.0251</text:p>
          </table:table-cell>
          <table:table-cell office:value-type="float" office:value="0.0004" calcext:value-type="float">
            <text:p>0.000400</text:p>
          </table:table-cell>
          <table:table-cell/>
          <table:table-cell table:style-name="ce17" table:formula="of:=[.I16]/[.L16]" office:value-type="float" office:value="0" calcext:value-type="float">
            <text:p>0.00</text:p>
          </table:table-cell>
          <table:table-cell table:style-name="ce20" table:formula="of:=SQRT([.J16]^2+([.M16]/[.L16])^2)" office:value-type="string" office:string-value="" calcext:value-type="error">
            <text:p>#VALUE!</text:p>
          </table:table-cell>
          <table:covered-table-cell table:style-name="ce22"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N_L</text:p>
          </table:table-cell>
          <table:covered-table-cell/>
          <table:table-cell office:value-type="float" office:value="13546.4" calcext:value-type="float">
            <text:p>13546.4</text:p>
          </table:table-cell>
          <table:table-cell/>
          <table:table-cell office:value-type="float" office:value="51951.1" calcext:value-type="float">
            <text:p>51951.1</text:p>
          </table:table-cell>
          <table:table-cell table:style-name="Default"/>
          <table:table-cell table:style-name="ce7" office:value-type="string" calcext:value-type="string">
            <text:p>ALPHA_L</text:p>
          </table:table-cell>
          <table:table-cell table:style-name="ce4" table:formula="of:=([.E17]/[.E26])*([.E25]/[.E9])" office:value-type="float" office:value="0" calcext:value-type="float">
            <text:p>0.00000</text:p>
          </table:table-cell>
          <table:table-cell table:style-name="ce11" table:formula="of:=SQRT((0.04)^2+(0.12)^2+([.E10]/[.E9])^2+([.E18]/[.E17])^2)" office:value-type="string" office:string-value="" calcext:value-type="error">
            <text:p>#VALUE!</text:p>
          </table:table-cell>
          <table:table-cell/>
          <table:table-cell office:value-type="float" office:value="0.00452" calcext:value-type="float">
            <text:p>0.00452</text:p>
          </table:table-cell>
          <table:table-cell office:value-type="float" office:value="0.00007" calcext:value-type="float">
            <text:p>0.000070</text:p>
          </table:table-cell>
          <table:table-cell/>
          <table:table-cell table:style-name="ce17" table:formula="of:=[.I17]/[.L17]" office:value-type="float" office:value="0" calcext:value-type="float">
            <text:p>0.00</text:p>
          </table:table-cell>
          <table:table-cell table:style-name="ce20" table:formula="of:=SQRT([.J17]^2+([.M17]/[.L17])^2)" office:value-type="string" office:string-value="" calcext:value-type="error">
            <text:p>#VALUE!</text:p>
          </table:table-cell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RR_L</text:p>
          </table:table-cell>
          <table:covered-table-cell/>
          <table:table-cell office:value-type="float" office:value="470.522" calcext:value-type="float">
            <text:p>470.522</text:p>
          </table:table-cell>
          <table:table-cell/>
          <table:table-cell office:value-type="float" office:value="3072.66" calcext:value-type="float">
            <text:p>3072.66</text:p>
          </table:table-cell>
          <table:table-cell table:style-name="Default"/>
          <table:table-cell table:style-name="ce7" office:value-type="string" calcext:value-type="string">
            <text:p>ALPHA_M</text:p>
          </table:table-cell>
          <table:table-cell table:style-name="ce4" table:formula="of:=([.E21]/[.E26])*([.E25]/[.E9])" office:value-type="float" office:value="0" calcext:value-type="float">
            <text:p>0.00000</text:p>
          </table:table-cell>
          <table:table-cell table:style-name="ce11" table:formula="of:=SQRT((0.04)^2+(0.12)^2+([.E10]/[.E9])^2+([.E22]/[.E21])^2)" office:value-type="string" office:string-value="" calcext:value-type="error">
            <text:p>#VALUE!</text:p>
          </table:table-cell>
          <table:table-cell/>
          <table:table-cell office:value-type="float" office:value="0.001061" calcext:value-type="float">
            <text:p>0.001061</text:p>
          </table:table-cell>
          <table:table-cell office:value-type="float" office:value="0.000015" calcext:value-type="float">
            <text:p>0.000015</text:p>
          </table:table-cell>
          <table:table-cell/>
          <table:table-cell table:style-name="ce17" table:formula="of:=[.I18]/[.L18]" office:value-type="float" office:value="0" calcext:value-type="float">
            <text:p>0.00</text:p>
          </table:table-cell>
          <table:table-cell table:style-name="ce20" table:formula="of:=SQRT([.J18]^2+([.M18]/[.L18])^2)" office:value-type="string" office:string-value="" calcext:value-type="error">
            <text:p>#VALUE!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style-name="ce8"/>
          <table:table-cell table:style-name="ce10" table:number-columns-repeated="4"/>
          <table:table-cell table:style-name="ce14"/>
          <table:table-cell table:style-name="ce10" table:number-columns-repeated="2"/>
          <table:table-cell table:style-name="ce21"/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_M</text:p>
          </table:table-cell>
          <table:covered-table-cell/>
          <table:table-cell office:value-type="float" office:value="633" calcext:value-type="float">
            <text:p>633</text:p>
          </table:table-cell>
          <table:table-cell office:value-type="float" office:value="641.75" calcext:value-type="float">
            <text:p>641.75</text:p>
          </table:table-cell>
          <table:table-cell office:value-type="float" office:value="425" calcext:value-type="float">
            <text:p>425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 table:number-columns-spanned="2" table:number-rows-spanned="1">
            <text:p>N_M</text:p>
          </table:table-cell>
          <table:covered-table-cell/>
          <table:table-cell office:value-type="float" office:value="4658.21" calcext:value-type="float">
            <text:p>4658.21</text:p>
          </table:table-cell>
          <table:table-cell/>
          <table:table-cell office:value-type="float" office:value="18833.6" calcext:value-type="float">
            <text:p>18833.6</text:p>
          </table:table-cell>
          <table:table-cell table:style-name="Default"/>
          <table:table-cell table:style-name="ce5"/>
          <table:table-cell table:style-name="ce9" table:number-columns-repeated="4"/>
          <table:table-cell table:style-name="ce13"/>
          <table:table-cell table:style-name="ce9" table:number-columns-repeated="2"/>
          <table:table-cell table:style-name="ce18"/>
          <table:table-cell table:style-name="ce22" office:value-type="string" calcext:value-type="string" table:number-columns-spanned="1" table:number-rows-spanned="7">
            <text:p>2+ → 0+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RR_M</text:p>
          </table:table-cell>
          <table:covered-table-cell/>
          <table:table-cell office:value-type="float" office:value="2051.77" calcext:value-type="float">
            <text:p>2051.77</text:p>
          </table:table-cell>
          <table:table-cell/>
          <table:table-cell office:value-type="float" office:value="2210.35" calcext:value-type="float">
            <text:p>2210.35</text:p>
          </table:table-cell>
          <table:table-cell table:style-name="Default"/>
          <table:table-cell table:style-name="ce6"/>
          <table:table-cell office:value-type="string" calcext:value-type="string">
            <text:p>EXPERIMENT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BRICC</text:p>
          </table:table-cell>
          <table:table-cell office:value-type="string" calcext:value-type="string">
            <text:p>ERROR</text:p>
          </table:table-cell>
          <table:table-cell/>
          <table:table-cell table:style-name="ce16" office:value-type="string" calcext:value-type="string">
            <text:p>RATIO</text:p>
          </table:table-cell>
          <table:table-cell table:style-name="ce19" office:value-type="string" calcext:value-type="string">
            <text:p>ERROR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style-name="ce7"/>
          <table:table-cell table:number-columns-repeated="6"/>
          <table:table-cell table:style-name="ce16"/>
          <table:table-cell table:style-name="ce19"/>
          <table:covered-table-cell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style-name="ce7" office:value-type="string" calcext:value-type="string">
            <text:p>ALPHA_K</text:p>
          </table:table-cell>
          <table:table-cell table:style-name="ce4" table:formula="of:=([.F13]/[.F26])*([.F25]/[.F9])" office:value-type="float" office:value="0.00658638223937467" calcext:value-type="float">
            <text:p>0.00659</text:p>
          </table:table-cell>
          <table:table-cell table:style-name="ce11" table:formula="of:=SQRT((0.04)^2+(0.12)^2+([.F10]/[.F9])^2+([.F14]/[.F13])^2)" office:value-type="percentage" office:value="0.128140203235469" calcext:value-type="percentage">
            <text:p>12.81%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0004" calcext:value-type="float">
            <text:p>0.000400</text:p>
          </table:table-cell>
          <table:table-cell/>
          <table:table-cell table:style-name="ce17" table:formula="of:=[.I24]/[.L24]" office:value-type="float" office:value="0.239504808704533" calcext:value-type="float">
            <text:p>0.24</text:p>
          </table:table-cell>
          <table:table-cell table:style-name="ce20" table:formula="of:=SQRT([.J24]^2+([.M24]/[.L24])^2)" office:value-type="percentage" office:value="0.128963102991364" calcext:value-type="percentage">
            <text:p>12.90%</text:p>
          </table:table-cell>
          <table:covered-table-cell table:style-name="ce22"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FF_GRIFFIN</text:p>
          </table:table-cell>
          <table:covered-table-cell/>
          <table:table-cell office:value-type="float" office:value="13.1" calcext:value-type="float">
            <text:p>13.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ALPHA_L</text:p>
          </table:table-cell>
          <table:table-cell table:style-name="ce4" table:formula="of:=([.F17]/[.F26])*([.F25]/[.F9])" office:value-type="float" office:value="0.00203754973653608" calcext:value-type="float">
            <text:p>0.00204</text:p>
          </table:table-cell>
          <table:table-cell table:style-name="ce11" table:formula="of:=SQRT((0.04)^2+(0.12)^2+([.F10]/[.F9])^2+([.F18]/[.F17])^2)" office:value-type="percentage" office:value="0.139635842634137" calcext:value-type="percentage">
            <text:p>13.96%</text:p>
          </table:table-cell>
          <table:table-cell/>
          <table:table-cell office:value-type="float" office:value="0.00929" calcext:value-type="float">
            <text:p>0.00929</text:p>
          </table:table-cell>
          <table:table-cell office:value-type="float" office:value="0.00013" calcext:value-type="float">
            <text:p>0.000130</text:p>
          </table:table-cell>
          <table:table-cell/>
          <table:table-cell table:style-name="ce17" table:formula="of:=[.I25]/[.L25]" office:value-type="float" office:value="0.219327205224551" calcext:value-type="float">
            <text:p>0.22</text:p>
          </table:table-cell>
          <table:table-cell table:style-name="ce20" table:formula="of:=SQRT([.J25]^2+([.M25]/[.L25])^2)" office:value-type="percentage" office:value="0.140335269088872" calcext:value-type="percentage">
            <text:p>14.03%</text:p>
          </table:table-cell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FF_PACES</text:p>
          </table:table-cell>
          <table:covered-table-cell/>
          <table:table-cell table:number-columns-repeated="2" office:value-type="float" office:value="2.5" calcext:value-type="float">
            <text:p>2.5</text:p>
          </table:table-cell>
          <table:table-cell office:value-type="float" office:value="2.55" calcext:value-type="float">
            <text:p>2.55</text:p>
          </table:table-cell>
          <table:table-cell/>
          <table:table-cell table:style-name="ce7" office:value-type="string" calcext:value-type="string">
            <text:p>ALPHA_M</text:p>
          </table:table-cell>
          <table:table-cell table:style-name="ce4" table:formula="of:=([.F21]/[.F26])*([.F25]/[.F9])" office:value-type="float" office:value="0.000738663795723786" calcext:value-type="float">
            <text:p>0.00074</text:p>
          </table:table-cell>
          <table:table-cell table:style-name="ce11" table:formula="of:=SQRT((0.04)^2+(0.12)^2+([.F10]/[.F9])^2+([.F22]/[.F21])^2)" office:value-type="percentage" office:value="0.172551040946245" calcext:value-type="percentage">
            <text:p>17.26%</text:p>
          </table:table-cell>
          <table:table-cell/>
          <table:table-cell office:value-type="float" office:value="0.00231" calcext:value-type="float">
            <text:p>0.00231</text:p>
          </table:table-cell>
          <table:table-cell office:value-type="float" office:value="0.00004" calcext:value-type="float">
            <text:p>0.000040</text:p>
          </table:table-cell>
          <table:table-cell/>
          <table:table-cell table:style-name="ce17" table:formula="of:=[.I26]/[.L26]" office:value-type="float" office:value="0.319767876936704" calcext:value-type="float">
            <text:p>0.32</text:p>
          </table:table-cell>
          <table:table-cell table:style-name="ce20" table:formula="of:=SQRT([.J26]^2+([.M26]/[.L26])^2)" office:value-type="percentage" office:value="0.173417721664545" calcext:value-type="percentage">
            <text:p>17.34%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7"/>
          <table:table-cell table:style-name="ce8"/>
          <table:table-cell table:style-name="ce10" table:number-columns-repeated="4"/>
          <table:table-cell table:style-name="ce14"/>
          <table:table-cell table:style-name="ce10" table:number-columns-repeated="2"/>
          <table:table-cell table:style-name="ce21"/>
          <table:covered-table-cell/>
          <table:table-cell table:number-columns-repeated="1007"/>
        </table:table-row>
        <table:table-row table:style-name="ro1">
          <table:table-cell table:number-columns-repeated="4"/>
          <table:table-cell table:style-name="ce25" office:value-type="string" calcext:value-type="string">
            <text:p>* gated on 39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2" table:number-rows-spanned="1">
            <text:p>SUMMING SCRIPT **</text:p>
          </table:table-cell>
          <table:covered-table-cell/>
          <table:table-cell office:value-type="string" calcext:value-type="string">
            <text:p>counts</text:p>
          </table:table-cell>
          <table:table-cell office:value-type="string" calcext:value-type="string" table:number-columns-spanned="2" table:number-rows-spanned="1">
            <text:p>modified gamma peak area</text:p>
          </table:table-cell>
          <table:covered-table-cell/>
          <table:table-cell office:value-type="string" calcext:value-type="string" table:number-columns-spanned="3" table:number-rows-spanned="1">
            <text:p>ratio (modified area / old area)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atio (added counts / new area)</text:p>
          </table:table-cell>
          <table:covered-table-cell table:number-columns-repeated="2"/>
          <table:table-cell table:style-name="ce1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4→2</text:p>
          </table:table-cell>
          <table:table-cell office:value-type="float" office:value="9466720" calcext:value-type="float">
            <text:p>9466720</text:p>
          </table:table-cell>
          <table:table-cell table:style-name="ce23" table:formula="of:=SUM([.D9];[.D31])" office:value-type="float" office:value="129306720" calcext:value-type="float" table:number-columns-spanned="2" table:number-rows-spanned="1">
            <text:p>1.29E+08</text:p>
          </table:table-cell>
          <table:covered-table-cell/>
          <table:table-cell table:formula="of:=([.E31]/[.D9])" office:value-type="float" office:value="1.07899465954606" calcext:value-type="float" table:number-columns-spanned="3" table:number-rows-spanned="1">
            <text:p>1.07899465954606</text:p>
          </table:table-cell>
          <table:covered-table-cell table:number-columns-repeated="2"/>
          <table:table-cell table:style-name="ce11" table:formula="of:=([.D31]/[.E31])" office:value-type="percentage" office:value="0.0732113535939973" calcext:value-type="percentage" table:number-columns-spanned="3" table:number-rows-spanned="1">
            <text:p>7.32%</text:p>
          </table:table-cell>
          <table:covered-table-cell table:number-columns-repeated="2" table:style-name="ce11"/>
          <table:table-cell table:style-name="ce1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2→2</text:p>
          </table:table-cell>
          <table:table-cell/>
          <table:table-cell table:formula="of:=SUM([.E9];[.D32])" office:value-type="float" office:value="114248" calcext:value-type="float" table:number-columns-spanned="2" table:number-rows-spanned="1">
            <text:p>114248</text:p>
          </table:table-cell>
          <table:covered-table-cell/>
          <table:table-cell table:formula="of:=([.E32]/[.E9])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11" table:formula="of:=([.D32]/[.E32])" office:value-type="percentage" office:value="0" calcext:value-type="percentage" table:number-columns-spanned="3" table:number-rows-spanned="1">
            <text:p>0.00%</text:p>
          </table:table-cell>
          <table:covered-table-cell table:number-columns-repeated="2" table:style-name="ce11"/>
          <table:table-cell table:style-name="ce1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2→0</text:p>
          </table:table-cell>
          <table:table-cell table:style-name="ce23" office:value-type="float" office:value="26801040" calcext:value-type="float">
            <text:p>2.68E+07</text:p>
          </table:table-cell>
          <table:table-cell table:style-name="ce23" table:formula="of:=SUM([.F9];[.D33])" office:value-type="float" office:value="196780040" calcext:value-type="float" table:number-columns-spanned="2" table:number-rows-spanned="1">
            <text:p>1.97E+08</text:p>
          </table:table-cell>
          <table:covered-table-cell/>
          <table:table-cell table:formula="of:=([.E33]/[.F9])" office:value-type="float" office:value="1.15767265368075" calcext:value-type="float" table:number-columns-spanned="3" table:number-rows-spanned="1">
            <text:p>1.15767265368075</text:p>
          </table:table-cell>
          <table:covered-table-cell table:number-columns-repeated="2"/>
          <table:table-cell table:style-name="ce11" table:formula="of:=([.D33]/[.E33])" office:value-type="percentage" office:value="0.13619795991504" calcext:value-type="percentage" table:number-columns-spanned="3" table:number-rows-spanned="1">
            <text:p>13.62%</text:p>
          </table:table-cell>
          <table:covered-table-cell table:number-columns-repeated="2" table:style-name="ce11"/>
          <table:table-cell table:style-name="ce1"/>
          <table:table-cell table:number-columns-repeated="1011"/>
        </table:table-row>
        <table:table-row table:style-name="ro1">
          <table:table-cell table:number-columns-repeated="12"/>
          <table:table-cell table:style-name="ce1"/>
          <table:table-cell table:number-columns-repeated="1011"/>
        </table:table-row>
        <table:table-row table:style-name="ro1">
          <table:table-cell table:style-name="Default"/>
          <table:table-cell table:style-name="ce24" office:value-type="string" calcext:value-type="string" table:number-columns-spanned="4" table:number-rows-spanned="3">
            <text:p>** alpha values in this sheet DO NOT take summing into account</text:p>
          </table:table-cell>
          <table:covered-table-cell table:number-columns-repeated="3"/>
          <table:table-cell table:number-columns-repeated="7"/>
          <table:table-cell table:style-name="ce1"/>
          <table:table-cell table:number-columns-repeated="1011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g196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1" table:default-cell-style-name="ce12"/>
        <table:table-column table:style-name="co9" table:default-cell-style-name="ce1"/>
        <table:table-column table:style-name="co1" table:number-columns-repeated="1010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MASS</text:p>
          </table:table-cell>
          <table:table-cell office:value-type="string" calcext:value-type="string">
            <text:p>DELTA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196" calcext:value-type="float">
            <text:p>196</text:p>
          </table:table-cell>
          <table:table-cell office:value-type="float" office:value="1.4" calcext:value-type="float">
            <text:p>1.4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style-name="ce5"/>
          <table:table-cell table:style-name="ce9" table:number-columns-repeated="4"/>
          <table:table-cell table:style-name="ce13"/>
          <table:table-cell table:style-name="ce9" table:number-columns-repeated="2"/>
          <table:table-cell table:style-name="ce18"/>
          <table:table-cell table:style-name="ce22" office:value-type="string" calcext:value-type="string" table:number-columns-spanned="1" table:number-rows-spanned="7">
            <text:p>4+ → 2+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4+ → 2+</text:p>
          </table:table-cell>
          <table:table-cell office:value-type="string" calcext:value-type="string">
            <text:p>2+ → 2+</text:p>
          </table:table-cell>
          <table:table-cell office:value-type="string" calcext:value-type="string">
            <text:p>2+ → 0+</text:p>
          </table:table-cell>
          <table:table-cell table:style-name="Default"/>
          <table:table-cell table:style-name="ce6"/>
          <table:table-cell office:value-type="string" calcext:value-type="string">
            <text:p>EXPERIMENT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BRICC</text:p>
          </table:table-cell>
          <table:table-cell office:value-type="string" calcext:value-type="string">
            <text:p>ERROR</text:p>
          </table:table-cell>
          <table:table-cell/>
          <table:table-cell table:style-name="ce16" office:value-type="string" calcext:value-type="string">
            <text:p>RATIO</text:p>
          </table:table-cell>
          <table:table-cell table:style-name="ce19" office:value-type="string" calcext:value-type="string">
            <text:p>ERROR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style-name="ce7"/>
          <table:table-cell table:number-columns-repeated="6"/>
          <table:table-cell table:style-name="ce16"/>
          <table:table-cell table:style-name="ce19"/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_GAMMA</text:p>
          </table:table-cell>
          <table:covered-table-cell/>
          <table:table-cell office:value-type="float" office:value="635.5" calcext:value-type="float">
            <text:p>635.5</text:p>
          </table:table-cell>
          <table:table-cell office:value-type="float" office:value="610.5" calcext:value-type="float">
            <text:p>610.5</text:p>
          </table:table-cell>
          <table:table-cell office:value-type="float" office:value="426" calcext:value-type="float">
            <text:p>426</text:p>
          </table:table-cell>
          <table:table-cell table:style-name="Default"/>
          <table:table-cell table:style-name="ce7" office:value-type="string" calcext:value-type="string">
            <text:p>ALPHA_K</text:p>
          </table:table-cell>
          <table:table-cell table:style-name="ce4" table:formula="of:=([.D13]/[.D26])*([.D25]/[.D9])" office:value-type="float" office:value="0.00702243051312391" calcext:value-type="float">
            <text:p>0.00702</text:p>
          </table:table-cell>
          <table:table-cell table:style-name="ce11" table:formula="of:=SQRT((0.04)^2+(0.12)^2+([.D10]/[.D9])^2+([.D14]/[.D13])^2)" office:value-type="percentage" office:value="0.132290397353797" calcext:value-type="percentage">
            <text:p>13.23%</text:p>
          </table:table-cell>
          <table:table-cell/>
          <table:table-cell office:value-type="float" office:value="0.01176" calcext:value-type="float">
            <text:p>0.01176</text:p>
          </table:table-cell>
          <table:table-cell office:value-type="float" office:value="0.00017" calcext:value-type="float">
            <text:p>0.000170</text:p>
          </table:table-cell>
          <table:table-cell/>
          <table:table-cell table:style-name="ce17" table:formula="of:=[.I8]/[.L8]" office:value-type="float" office:value="0.597145451796251" calcext:value-type="float">
            <text:p>0.60</text:p>
          </table:table-cell>
          <table:table-cell table:style-name="ce20" table:formula="of:=SQRT([.J8]^2+([.M8]/[.L8])^2)" office:value-type="percentage" office:value="0.133077867710241" calcext:value-type="percentage">
            <text:p>13.31%</text:p>
          </table:table-cell>
          <table:covered-table-cell table:style-name="ce22"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N_GAMMA</text:p>
          </table:table-cell>
          <table:covered-table-cell/>
          <table:table-cell table:style-name="ce23" office:value-type="float" office:value="54172100" calcext:value-type="float">
            <text:p>5.42E+07</text:p>
          </table:table-cell>
          <table:table-cell table:style-name="ce23" office:value-type="float" office:value="1549220" calcext:value-type="float">
            <text:p>1.55E+06</text:p>
          </table:table-cell>
          <table:table-cell table:style-name="ce23" office:value-type="float" office:value="77474000" calcext:value-type="float">
            <text:p>7.75E+07</text:p>
          </table:table-cell>
          <table:table-cell table:style-name="Default"/>
          <table:table-cell table:style-name="ce7" office:value-type="string" calcext:value-type="string">
            <text:p>ALPHA_L</text:p>
          </table:table-cell>
          <table:table-cell table:style-name="ce4" table:formula="of:=([.D17]/[.D26])*([.D25]/[.D9])" office:value-type="float" office:value="0.00153385694850301" calcext:value-type="float">
            <text:p>0.00153</text:p>
          </table:table-cell>
          <table:table-cell table:style-name="ce11" table:formula="of:=SQRT((0.04)^2+(0.12)^2+([.D10]/[.D9])^2+([.D18]/[.D17])^2)" office:value-type="percentage" office:value="0.139967723460378" calcext:value-type="percentage">
            <text:p>14.00%</text:p>
          </table:table-cell>
          <table:table-cell/>
          <table:table-cell office:value-type="float" office:value="0.00281" calcext:value-type="float">
            <text:p>0.00281</text:p>
          </table:table-cell>
          <table:table-cell office:value-type="float" office:value="0.00004" calcext:value-type="float">
            <text:p>0.000040</text:p>
          </table:table-cell>
          <table:table-cell/>
          <table:table-cell table:style-name="ce17" table:formula="of:=[.I9]/[.L9]" office:value-type="float" office:value="0.545856565303563" calcext:value-type="float">
            <text:p>0.55</text:p>
          </table:table-cell>
          <table:table-cell table:style-name="ce20" table:formula="of:=SQRT([.J9]^2+([.M9]/[.L9])^2)" office:value-type="percentage" office:value="0.140689712806626" calcext:value-type="percentage">
            <text:p>14.07%</text:p>
          </table:table-cell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RR_GAMMA</text:p>
          </table:table-cell>
          <table:covered-table-cell/>
          <table:table-cell table:style-name="ce23" office:value-type="float" office:value="2019610" calcext:value-type="float">
            <text:p>2.02E+06</text:p>
          </table:table-cell>
          <table:table-cell office:value-type="float" office:value="21161.9" calcext:value-type="float">
            <text:p>21161.9</text:p>
          </table:table-cell>
          <table:table-cell table:style-name="ce23" office:value-type="float" office:value="1784310" calcext:value-type="float">
            <text:p>1.78E+06</text:p>
          </table:table-cell>
          <table:table-cell table:style-name="Default"/>
          <table:table-cell table:style-name="ce7" office:value-type="string" calcext:value-type="string">
            <text:p>ALPHA_M</text:p>
          </table:table-cell>
          <table:table-cell table:style-name="ce4" table:formula="of:=([.D21]/[.D26])*([.D25]/[.D9])" office:value-type="float" office:value="0.00031561336555164" calcext:value-type="float">
            <text:p>0.00032</text:p>
          </table:table-cell>
          <table:table-cell table:style-name="ce11" table:formula="of:=SQRT((0.04)^2+(0.12)^2+([.D10]/[.D9])^2+([.D22]/[.D21])^2)" office:value-type="percentage" office:value="0.179494790125371" calcext:value-type="percentage">
            <text:p>17.95%</text:p>
          </table:table-cell>
          <table:table-cell/>
          <table:table-cell office:value-type="float" office:value="0.000681" calcext:value-type="float">
            <text:p>0.000681</text:p>
          </table:table-cell>
          <table:table-cell office:value-type="float" office:value="0.00001" calcext:value-type="float">
            <text:p>0.000010</text:p>
          </table:table-cell>
          <table:table-cell/>
          <table:table-cell table:style-name="ce17" table:formula="of:=[.I10]/[.L10]" office:value-type="float" office:value="0.463455749708723" calcext:value-type="float">
            <text:p>0.46</text:p>
          </table:table-cell>
          <table:table-cell table:style-name="ce20" table:formula="of:=SQRT([.J10]^2+([.M10]/[.L10])^2)" office:value-type="percentage" office:value="0.180094441865089" calcext:value-type="percentage">
            <text:p>18.01%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style-name="ce8"/>
          <table:table-cell table:style-name="ce10" table:number-columns-repeated="4"/>
          <table:table-cell table:style-name="ce14"/>
          <table:table-cell table:style-name="ce10" table:number-columns-repeated="2"/>
          <table:table-cell table:style-name="ce21"/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_K</text:p>
          </table:table-cell>
          <table:covered-table-cell/>
          <table:table-cell office:value-type="float" office:value="552.4" calcext:value-type="float">
            <text:p>552.4</text:p>
          </table:table-cell>
          <table:table-cell office:value-type="float" office:value="527.4" calcext:value-type="float">
            <text:p>527.4</text:p>
          </table:table-cell>
          <table:table-cell office:value-type="float" office:value="342.9" calcext:value-type="float">
            <text:p>342.9</text:p>
          </table:table-cell>
          <table:table-cell table:style-name="Default" table:number-columns-repeated="5"/>
          <table:table-cell/>
          <table:table-cell table:style-name="ce15"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 table:number-columns-spanned="2" table:number-rows-spanned="1">
            <text:p>N_K</text:p>
          </table:table-cell>
          <table:covered-table-cell/>
          <table:table-cell office:value-type="float" office:value="72599.2" calcext:value-type="float">
            <text:p>72599.2</text:p>
          </table:table-cell>
          <table:table-cell office:value-type="float" office:value="4094.47" calcext:value-type="float">
            <text:p>4094.47</text:p>
          </table:table-cell>
          <table:table-cell office:value-type="float" office:value="125984" calcext:value-type="float">
            <text:p>125984</text:p>
          </table:table-cell>
          <table:table-cell table:style-name="Default"/>
          <table:table-cell table:style-name="ce5"/>
          <table:table-cell table:style-name="ce9" table:number-columns-repeated="4"/>
          <table:table-cell table:style-name="ce13"/>
          <table:table-cell table:style-name="ce9" table:number-columns-repeated="2"/>
          <table:table-cell table:style-name="ce18"/>
          <table:table-cell table:style-name="ce22" office:value-type="string" calcext:value-type="string" table:number-columns-spanned="1" table:number-rows-spanned="7">
            <text:p>2+ → 2+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RR_K</text:p>
          </table:table-cell>
          <table:covered-table-cell/>
          <table:table-cell office:value-type="float" office:value="764.359" calcext:value-type="float">
            <text:p>764.359</text:p>
          </table:table-cell>
          <table:table-cell office:value-type="float" office:value="385.266" calcext:value-type="float">
            <text:p>385.266</text:p>
          </table:table-cell>
          <table:table-cell office:value-type="float" office:value="1319.56" calcext:value-type="float">
            <text:p>1319.56</text:p>
          </table:table-cell>
          <table:table-cell table:style-name="Default"/>
          <table:table-cell table:style-name="ce6"/>
          <table:table-cell office:value-type="string" calcext:value-type="string">
            <text:p>EXPERIMENT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BRICC</text:p>
          </table:table-cell>
          <table:table-cell office:value-type="string" calcext:value-type="string">
            <text:p>ERROR</text:p>
          </table:table-cell>
          <table:table-cell/>
          <table:table-cell table:style-name="ce16" office:value-type="string" calcext:value-type="string">
            <text:p>RATIO</text:p>
          </table:table-cell>
          <table:table-cell table:style-name="ce19" office:value-type="string" calcext:value-type="string">
            <text:p>ERROR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style-name="ce7"/>
          <table:table-cell table:number-columns-repeated="6"/>
          <table:table-cell table:style-name="ce16"/>
          <table:table-cell table:style-name="ce19"/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_L</text:p>
          </table:table-cell>
          <table:covered-table-cell/>
          <table:table-cell office:value-type="float" office:value="621.5" calcext:value-type="float">
            <text:p>621.5</text:p>
          </table:table-cell>
          <table:table-cell table:style-name="ce25" office:value-type="string" calcext:value-type="string">
            <text:p>595.92 *</text:p>
          </table:table-cell>
          <table:table-cell office:value-type="float" office:value="412.5" calcext:value-type="float">
            <text:p>412.5</text:p>
          </table:table-cell>
          <table:table-cell table:style-name="Default"/>
          <table:table-cell table:style-name="ce7" office:value-type="string" calcext:value-type="string">
            <text:p>ALPHA_K</text:p>
          </table:table-cell>
          <table:table-cell table:style-name="ce4" table:formula="of:=([.E13]/[.E26])*([.E25]/[.E9])" office:value-type="float" office:value="0.0142717870928596" calcext:value-type="float">
            <text:p>0.01427</text:p>
          </table:table-cell>
          <table:table-cell table:style-name="ce11" table:formula="of:=SQRT((0.04)^2+(0.12)^2+([.E10]/[.E9])^2+([.E14]/[.E13])^2)" office:value-type="percentage" office:value="0.158241308705143" calcext:value-type="percentage">
            <text:p>15.82%</text:p>
          </table:table-cell>
          <table:table-cell/>
          <table:table-cell office:value-type="float" office:value="0.0236" calcext:value-type="float">
            <text:p>0.0236</text:p>
          </table:table-cell>
          <table:table-cell office:value-type="float" office:value="0.0004" calcext:value-type="float">
            <text:p>0.000400</text:p>
          </table:table-cell>
          <table:table-cell/>
          <table:table-cell table:style-name="ce17" table:formula="of:=[.I16]/[.L16]" office:value-type="float" office:value="0.604736741222866" calcext:value-type="float">
            <text:p>0.60</text:p>
          </table:table-cell>
          <table:table-cell table:style-name="ce20" table:formula="of:=SQRT([.J16]^2+([.M16]/[.L16])^2)" office:value-type="percentage" office:value="0.159146428023443" calcext:value-type="percentage">
            <text:p>15.91%</text:p>
          </table:table-cell>
          <table:covered-table-cell table:style-name="ce22"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N_L</text:p>
          </table:table-cell>
          <table:covered-table-cell/>
          <table:table-cell office:value-type="float" office:value="15857.3" calcext:value-type="float">
            <text:p>15857.3</text:p>
          </table:table-cell>
          <table:table-cell office:value-type="float" office:value="7644.36" calcext:value-type="float">
            <text:p>7644.36</text:p>
          </table:table-cell>
          <table:table-cell office:value-type="float" office:value="67313.8" calcext:value-type="float">
            <text:p>67313.8</text:p>
          </table:table-cell>
          <table:table-cell table:style-name="Default"/>
          <table:table-cell table:style-name="ce7" office:value-type="string" calcext:value-type="string">
            <text:p>ALPHA_L</text:p>
          </table:table-cell>
          <table:table-cell table:style-name="ce4" table:formula="of:=([.E17]/[.E26])*([.E25]/[.E9])" office:value-type="float" office:value="0.0266453725100373" calcext:value-type="float">
            <text:p>0.02665</text:p>
          </table:table-cell>
          <table:table-cell table:style-name="ce11" table:formula="of:=SQRT((0.04)^2+(0.12)^2+([.E10]/[.E9])^2+([.E18]/[.E17])^2)" office:value-type="percentage" office:value="0.145872833219658" calcext:value-type="percentage">
            <text:p>14.59%</text:p>
          </table:table-cell>
          <table:table-cell/>
          <table:table-cell office:value-type="float" office:value="0.00456" calcext:value-type="float">
            <text:p>0.00456</text:p>
          </table:table-cell>
          <table:table-cell office:value-type="float" office:value="0.00007" calcext:value-type="float">
            <text:p>0.000070</text:p>
          </table:table-cell>
          <table:table-cell/>
          <table:table-cell table:style-name="ce17" table:formula="of:=[.I17]/[.L17]" office:value-type="float" office:value="5.84328344518362" calcext:value-type="float">
            <text:p>5.84</text:p>
          </table:table-cell>
          <table:table-cell table:style-name="ce20" table:formula="of:=SQRT([.J17]^2+([.M17]/[.L17])^2)" office:value-type="percentage" office:value="0.146678331399441" calcext:value-type="percentage">
            <text:p>14.67%</text:p>
          </table:table-cell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RR_L</text:p>
          </table:table-cell>
          <table:covered-table-cell/>
          <table:table-cell office:value-type="float" office:value="743.953" calcext:value-type="float">
            <text:p>743.953</text:p>
          </table:table-cell>
          <table:table-cell office:value-type="float" office:value="545.504" calcext:value-type="float">
            <text:p>545.504</text:p>
          </table:table-cell>
          <table:table-cell office:value-type="float" office:value="3864.78" calcext:value-type="float">
            <text:p>3864.78</text:p>
          </table:table-cell>
          <table:table-cell table:style-name="Default"/>
          <table:table-cell table:style-name="ce7" office:value-type="string" calcext:value-type="string">
            <text:p>ALPHA_M</text:p>
          </table:table-cell>
          <table:table-cell table:style-name="ce4" table:formula="of:=([.E21]/[.E26])*([.E25]/[.E9])" office:value-type="float" office:value="0.0127545293760731" calcext:value-type="float">
            <text:p>0.01275</text:p>
          </table:table-cell>
          <table:table-cell table:style-name="ce11" table:formula="of:=SQRT((0.04)^2+(0.12)^2+([.E10]/[.E9])^2+([.E22]/[.E21])^2)" office:value-type="percentage" office:value="0.169627431932467" calcext:value-type="percentage">
            <text:p>16.96%</text:p>
          </table:table-cell>
          <table:table-cell/>
          <table:table-cell office:value-type="float" office:value="0.001079" calcext:value-type="float">
            <text:p>0.001079</text:p>
          </table:table-cell>
          <table:table-cell office:value-type="float" office:value="0.000016" calcext:value-type="float">
            <text:p>0.000016</text:p>
          </table:table-cell>
          <table:table-cell/>
          <table:table-cell table:style-name="ce17" table:formula="of:=[.I18]/[.L18]" office:value-type="float" office:value="11.820694509799" calcext:value-type="float">
            <text:p>11.82</text:p>
          </table:table-cell>
          <table:table-cell table:style-name="ce20" table:formula="of:=SQRT([.J18]^2+([.M18]/[.L18])^2)" office:value-type="percentage" office:value="0.17027434160586" calcext:value-type="percentage">
            <text:p>17.03%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style-name="ce8"/>
          <table:table-cell table:style-name="ce10" table:number-columns-repeated="4"/>
          <table:table-cell table:style-name="ce14"/>
          <table:table-cell table:style-name="ce10" table:number-columns-repeated="2"/>
          <table:table-cell table:style-name="ce21"/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_M</text:p>
          </table:table-cell>
          <table:covered-table-cell/>
          <table:table-cell office:value-type="float" office:value="632" calcext:value-type="float">
            <text:p>632</text:p>
          </table:table-cell>
          <table:table-cell office:value-type="float" office:value="607.04" calcext:value-type="float">
            <text:p>607.04</text:p>
          </table:table-cell>
          <table:table-cell office:value-type="float" office:value="423" calcext:value-type="float">
            <text:p>423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 table:number-columns-spanned="2" table:number-rows-spanned="1">
            <text:p>N_M</text:p>
          </table:table-cell>
          <table:covered-table-cell/>
          <table:table-cell office:value-type="float" office:value="3262.87" calcext:value-type="float">
            <text:p>3262.87</text:p>
          </table:table-cell>
          <table:table-cell office:value-type="float" office:value="3659.18" calcext:value-type="float">
            <text:p>3659.18</text:p>
          </table:table-cell>
          <table:table-cell office:value-type="float" office:value="79756" calcext:value-type="float">
            <text:p>79756</text:p>
          </table:table-cell>
          <table:table-cell table:style-name="Default"/>
          <table:table-cell table:style-name="ce5"/>
          <table:table-cell table:style-name="ce9" table:number-columns-repeated="4"/>
          <table:table-cell table:style-name="ce13"/>
          <table:table-cell table:style-name="ce9" table:number-columns-repeated="2"/>
          <table:table-cell table:style-name="ce18"/>
          <table:table-cell table:style-name="ce22" office:value-type="string" calcext:value-type="string" table:number-columns-spanned="1" table:number-rows-spanned="7">
            <text:p>2+ → 0+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RR_M</text:p>
          </table:table-cell>
          <table:covered-table-cell/>
          <table:table-cell office:value-type="float" office:value="397.327" calcext:value-type="float">
            <text:p>397.327</text:p>
          </table:table-cell>
          <table:table-cell office:value-type="float" office:value="410.528" calcext:value-type="float">
            <text:p>410.528</text:p>
          </table:table-cell>
          <table:table-cell office:value-type="float" office:value="2576.78" calcext:value-type="float">
            <text:p>2576.78</text:p>
          </table:table-cell>
          <table:table-cell table:style-name="Default"/>
          <table:table-cell table:style-name="ce6"/>
          <table:table-cell office:value-type="string" calcext:value-type="string">
            <text:p>EXPERIMENT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BRICC</text:p>
          </table:table-cell>
          <table:table-cell office:value-type="string" calcext:value-type="string">
            <text:p>ERROR</text:p>
          </table:table-cell>
          <table:table-cell/>
          <table:table-cell table:style-name="ce16" office:value-type="string" calcext:value-type="string">
            <text:p>RATIO</text:p>
          </table:table-cell>
          <table:table-cell table:style-name="ce19" office:value-type="string" calcext:value-type="string">
            <text:p>ERROR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style-name="ce7"/>
          <table:table-cell table:number-columns-repeated="6"/>
          <table:table-cell table:style-name="ce16"/>
          <table:table-cell table:style-name="ce19"/>
          <table:covered-table-cell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style-name="ce7" office:value-type="string" calcext:value-type="string">
            <text:p>ALPHA_K</text:p>
          </table:table-cell>
          <table:table-cell table:style-name="ce4" table:formula="of:=([.F13]/[.F26])*([.F25]/[.F9])" office:value-type="float" office:value="0.010840970304016" calcext:value-type="float">
            <text:p>0.01084</text:p>
          </table:table-cell>
          <table:table-cell table:style-name="ce11" table:formula="of:=SQRT((0.04)^2+(0.12)^2+([.F10]/[.F9])^2+([.F14]/[.F13])^2)" office:value-type="percentage" office:value="0.128996651050157" calcext:value-type="percentage">
            <text:p>12.90%</text:p>
          </table:table-cell>
          <table:table-cell/>
          <table:table-cell office:value-type="float" office:value="0.0278" calcext:value-type="float">
            <text:p>0.0278</text:p>
          </table:table-cell>
          <table:table-cell office:value-type="float" office:value="0.0004" calcext:value-type="float">
            <text:p>0.000400</text:p>
          </table:table-cell>
          <table:table-cell/>
          <table:table-cell table:style-name="ce17" table:formula="of:=[.I24]/[.L24]" office:value-type="float" office:value="0.389962960576114" calcext:value-type="float">
            <text:p>0.39</text:p>
          </table:table-cell>
          <table:table-cell table:style-name="ce20" table:formula="of:=SQRT([.J24]^2+([.M24]/[.L24])^2)" office:value-type="percentage" office:value="0.129796627860137" calcext:value-type="percentage">
            <text:p>12.98%</text:p>
          </table:table-cell>
          <table:covered-table-cell table:style-name="ce22"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FF_GRIFFIN</text:p>
          </table:table-cell>
          <table:covered-table-cell/>
          <table:table-cell office:value-type="float" office:value="13.1" calcext:value-type="float">
            <text:p>13.1</text:p>
          </table:table-cell>
          <table:table-cell office:value-type="float" office:value="13.5" calcext:value-type="float">
            <text:p>13.5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ALPHA_L</text:p>
          </table:table-cell>
          <table:table-cell table:style-name="ce4" table:formula="of:=([.F17]/[.F26])*([.F25]/[.F9])" office:value-type="float" office:value="0.00579237765788092" calcext:value-type="float">
            <text:p>0.00579</text:p>
          </table:table-cell>
          <table:table-cell table:style-name="ce11" table:formula="of:=SQRT((0.04)^2+(0.12)^2+([.F10]/[.F9])^2+([.F18]/[.F17])^2)" office:value-type="percentage" office:value="0.140807817905513" calcext:value-type="percentage">
            <text:p>14.08%</text:p>
          </table:table-cell>
          <table:table-cell/>
          <table:table-cell office:value-type="float" office:value="0.00943" calcext:value-type="float">
            <text:p>0.00943</text:p>
          </table:table-cell>
          <table:table-cell office:value-type="float" office:value="0.00014" calcext:value-type="float">
            <text:p>0.000140</text:p>
          </table:table-cell>
          <table:table-cell/>
          <table:table-cell table:style-name="ce17" table:formula="of:=[.I25]/[.L25]" office:value-type="float" office:value="0.61425001674241" calcext:value-type="float">
            <text:p>0.61</text:p>
          </table:table-cell>
          <table:table-cell table:style-name="ce20" table:formula="of:=SQRT([.J25]^2+([.M25]/[.L25])^2)" office:value-type="percentage" office:value="0.141588319749281" calcext:value-type="percentage">
            <text:p>14.16%</text:p>
          </table:table-cell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FF_PACES</text:p>
          </table:table-cell>
          <table:covered-table-cell/>
          <table:table-cell table:number-columns-repeated="2" office:value-type="float" office:value="2.5" calcext:value-type="float">
            <text:p>2.5</text:p>
          </table:table-cell>
          <table:table-cell office:value-type="float" office:value="2.55" calcext:value-type="float">
            <text:p>2.55</text:p>
          </table:table-cell>
          <table:table-cell/>
          <table:table-cell table:style-name="ce7" office:value-type="string" calcext:value-type="string">
            <text:p>ALPHA_M</text:p>
          </table:table-cell>
          <table:table-cell table:style-name="ce4" table:formula="of:=([.F21]/[.F26])*([.F25]/[.F9])" office:value-type="float" office:value="0.00686303361988108" calcext:value-type="float">
            <text:p>0.00686</text:p>
          </table:table-cell>
          <table:table-cell table:style-name="ce11" table:formula="of:=SQRT((0.04)^2+(0.12)^2+([.F10]/[.F9])^2+([.F22]/[.F21])^2)" office:value-type="percentage" office:value="0.13256793100667" calcext:value-type="percentage">
            <text:p>13.26%</text:p>
          </table:table-cell>
          <table:table-cell/>
          <table:table-cell office:value-type="float" office:value="0.00234" calcext:value-type="float">
            <text:p>0.00234</text:p>
          </table:table-cell>
          <table:table-cell office:value-type="float" office:value="0.00004" calcext:value-type="float">
            <text:p>0.000040</text:p>
          </table:table-cell>
          <table:table-cell/>
          <table:table-cell table:style-name="ce17" table:formula="of:=[.I26]/[.L26]" office:value-type="float" office:value="2.93292035037653" calcext:value-type="float">
            <text:p>2.93</text:p>
          </table:table-cell>
          <table:table-cell table:style-name="ce20" table:formula="of:=SQRT([.J26]^2+([.M26]/[.L26])^2)" office:value-type="percentage" office:value="0.133665484519376" calcext:value-type="percentage">
            <text:p>13.37%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7"/>
          <table:table-cell table:style-name="ce8"/>
          <table:table-cell table:style-name="ce10" table:number-columns-repeated="4"/>
          <table:table-cell table:style-name="ce14"/>
          <table:table-cell table:style-name="ce10" table:number-columns-repeated="2"/>
          <table:table-cell table:style-name="ce21"/>
          <table:covered-table-cell/>
          <table:table-cell table:number-columns-repeated="1007"/>
        </table:table-row>
        <table:table-row table:style-name="ro2">
          <table:table-cell table:number-columns-repeated="4"/>
          <table:table-cell table:style-name="ce26" office:value-type="string" calcext:value-type="string">
            <text:p>* peak was at 598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g198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1" table:default-cell-style-name="ce12"/>
        <table:table-column table:style-name="co9" table:default-cell-style-name="ce1"/>
        <table:table-column table:style-name="co1" table:number-columns-repeated="1010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MASS</text:p>
          </table:table-cell>
          <table:table-cell office:value-type="string" calcext:value-type="string">
            <text:p>DELTA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198" calcext:value-type="float">
            <text:p>198</text:p>
          </table:table-cell>
          <table:table-cell office:value-type="float" office:value="1.07" calcext:value-type="float">
            <text:p>1.07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style-name="ce5"/>
          <table:table-cell table:style-name="ce9" table:number-columns-repeated="4"/>
          <table:table-cell table:style-name="ce13"/>
          <table:table-cell table:style-name="ce9" table:number-columns-repeated="2"/>
          <table:table-cell table:style-name="ce18"/>
          <table:table-cell table:style-name="ce22" office:value-type="string" calcext:value-type="string" table:number-columns-spanned="1" table:number-rows-spanned="7">
            <text:p>4+ → 2+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4+ → 2+</text:p>
          </table:table-cell>
          <table:table-cell office:value-type="string" calcext:value-type="string">
            <text:p>2+ → 2+</text:p>
          </table:table-cell>
          <table:table-cell office:value-type="string" calcext:value-type="string">
            <text:p>2+ → 0+</text:p>
          </table:table-cell>
          <table:table-cell table:style-name="Default"/>
          <table:table-cell table:style-name="ce6"/>
          <table:table-cell office:value-type="string" calcext:value-type="string">
            <text:p>EXPERIMENT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BRICC</text:p>
          </table:table-cell>
          <table:table-cell office:value-type="string" calcext:value-type="string">
            <text:p>ERROR</text:p>
          </table:table-cell>
          <table:table-cell/>
          <table:table-cell table:style-name="ce16" office:value-type="string" calcext:value-type="string">
            <text:p>RATIO</text:p>
          </table:table-cell>
          <table:table-cell table:style-name="ce19" office:value-type="string" calcext:value-type="string">
            <text:p>ERROR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style-name="ce7"/>
          <table:table-cell table:number-columns-repeated="6"/>
          <table:table-cell table:style-name="ce16"/>
          <table:table-cell table:style-name="ce19"/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_GAMMA</text:p>
          </table:table-cell>
          <table:covered-table-cell/>
          <table:table-cell office:value-type="float" office:value="636.7" calcext:value-type="float">
            <text:p>636.7</text:p>
          </table:table-cell>
          <table:table-cell office:value-type="float" office:value="675.88" calcext:value-type="float">
            <text:p>675.88</text:p>
          </table:table-cell>
          <table:table-cell office:value-type="float" office:value="411.8" calcext:value-type="float">
            <text:p>411.8</text:p>
          </table:table-cell>
          <table:table-cell table:style-name="Default"/>
          <table:table-cell table:style-name="ce7" office:value-type="string" calcext:value-type="string">
            <text:p>ALPHA_K</text:p>
          </table:table-cell>
          <table:table-cell table:style-name="ce4" table:formula="of:=([.D13]/[.D26])*([.D25]/[.D9])" office:value-type="float" office:value="0.00747820011511396" calcext:value-type="float">
            <text:p>0.00748</text:p>
          </table:table-cell>
          <table:table-cell table:style-name="ce11" table:formula="of:=SQRT((0.04)^2+(0.12)^2+([.D10]/[.D9])^2+([.D14]/[.D13])^2)" office:value-type="percentage" office:value="0.126531347519889" calcext:value-type="percentage">
            <text:p>12.65%</text:p>
          </table:table-cell>
          <table:table-cell/>
          <table:table-cell office:value-type="float" office:value="0.01172" calcext:value-type="float">
            <text:p>0.01172</text:p>
          </table:table-cell>
          <table:table-cell office:value-type="float" office:value="0.00017" calcext:value-type="float">
            <text:p>0.000170</text:p>
          </table:table-cell>
          <table:table-cell/>
          <table:table-cell table:style-name="ce17" table:formula="of:=[.I8]/[.L8]" office:value-type="float" office:value="0.638071682176959" calcext:value-type="float">
            <text:p>0.64</text:p>
          </table:table-cell>
          <table:table-cell table:style-name="ce20" table:formula="of:=SQRT([.J8]^2+([.M8]/[.L8])^2)" office:value-type="percentage" office:value="0.127360042382105" calcext:value-type="percentage">
            <text:p>12.74%</text:p>
          </table:table-cell>
          <table:covered-table-cell table:style-name="ce22"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N_GAMMA</text:p>
          </table:table-cell>
          <table:covered-table-cell/>
          <table:table-cell table:style-name="ce23" office:value-type="float" office:value="193090460.512593" calcext:value-type="float">
            <text:p>1.93E+08</text:p>
          </table:table-cell>
          <table:table-cell table:style-name="ce23" office:value-type="float" office:value="7230488.36459" calcext:value-type="float">
            <text:p>7.23E+06</text:p>
          </table:table-cell>
          <table:table-cell table:style-name="ce23" office:value-type="float" office:value="315189143.460213" calcext:value-type="float">
            <text:p>3.15E+08</text:p>
          </table:table-cell>
          <table:table-cell table:style-name="Default"/>
          <table:table-cell table:style-name="ce7" office:value-type="string" calcext:value-type="string">
            <text:p>ALPHA_L</text:p>
          </table:table-cell>
          <table:table-cell table:style-name="ce4" table:formula="of:=([.D17]/[.D26])*([.D25]/[.D9])" office:value-type="float" office:value="0.00150629626770729" calcext:value-type="float">
            <text:p>0.00151</text:p>
          </table:table-cell>
          <table:table-cell table:style-name="ce11" table:formula="of:=SQRT((0.04)^2+(0.12)^2+([.D10]/[.D9])^2+([.D18]/[.D17])^2)" office:value-type="percentage" office:value="0.130098997719878" calcext:value-type="percentage">
            <text:p>13.01%</text:p>
          </table:table-cell>
          <table:table-cell/>
          <table:table-cell office:value-type="float" office:value="0.0028" calcext:value-type="float">
            <text:p>0.0028</text:p>
          </table:table-cell>
          <table:table-cell office:value-type="float" office:value="0.00004" calcext:value-type="float">
            <text:p>0.000040</text:p>
          </table:table-cell>
          <table:table-cell/>
          <table:table-cell table:style-name="ce17" table:formula="of:=[.I9]/[.L9]" office:value-type="float" office:value="0.537962952752602" calcext:value-type="float">
            <text:p>0.54</text:p>
          </table:table-cell>
          <table:table-cell table:style-name="ce20" table:formula="of:=SQRT([.J9]^2+([.M9]/[.L9])^2)" office:value-type="percentage" office:value="0.130880979673786" calcext:value-type="percentage">
            <text:p>13.09%</text:p>
          </table:table-cell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RR_GAMMA</text:p>
          </table:table-cell>
          <table:covered-table-cell/>
          <table:table-cell table:style-name="ce23" office:value-type="float" office:value="10325.721451" calcext:value-type="float">
            <text:p>1.03E+04</text:p>
          </table:table-cell>
          <table:table-cell office:value-type="float" office:value="79541.8" calcext:value-type="float">
            <text:p>79541.8</text:p>
          </table:table-cell>
          <table:table-cell table:style-name="ce23" office:value-type="float" office:value="20654.044268" calcext:value-type="float">
            <text:p>2.07E+04</text:p>
          </table:table-cell>
          <table:table-cell table:style-name="Default"/>
          <table:table-cell table:style-name="ce7" office:value-type="string" calcext:value-type="string">
            <text:p>ALPHA_M</text:p>
          </table:table-cell>
          <table:table-cell table:style-name="ce4" table:formula="of:=([.D21]/[.D26])*([.D25]/[.D9])" office:value-type="float" office:value="0.000420631862311515" calcext:value-type="float">
            <text:p>0.00042</text:p>
          </table:table-cell>
          <table:table-cell table:style-name="ce11" table:formula="of:=SQRT((0.04)^2+(0.12)^2+([.D10]/[.D9])^2+([.D22]/[.D21])^2)" office:value-type="percentage" office:value="0.133273700001895" calcext:value-type="percentage">
            <text:p>13.33%</text:p>
          </table:table-cell>
          <table:table-cell/>
          <table:table-cell office:value-type="float" office:value="0.000677" calcext:value-type="float">
            <text:p>0.000677</text:p>
          </table:table-cell>
          <table:table-cell office:value-type="float" office:value="0.00001" calcext:value-type="float">
            <text:p>0.000010</text:p>
          </table:table-cell>
          <table:table-cell/>
          <table:table-cell table:style-name="ce17" table:formula="of:=[.I10]/[.L10]" office:value-type="float" office:value="0.621317374167673" calcext:value-type="float">
            <text:p>0.62</text:p>
          </table:table-cell>
          <table:table-cell table:style-name="ce20" table:formula="of:=SQRT([.J10]^2+([.M10]/[.L10])^2)" office:value-type="percentage" office:value="0.134089757227039" calcext:value-type="percentage">
            <text:p>13.41%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style-name="ce8"/>
          <table:table-cell table:style-name="ce10" table:number-columns-repeated="4"/>
          <table:table-cell table:style-name="ce14"/>
          <table:table-cell table:style-name="ce10" table:number-columns-repeated="2"/>
          <table:table-cell table:style-name="ce21"/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_K</text:p>
          </table:table-cell>
          <table:covered-table-cell/>
          <table:table-cell office:value-type="float" office:value="553.6" calcext:value-type="float">
            <text:p>553.6</text:p>
          </table:table-cell>
          <table:table-cell office:value-type="float" office:value="592.8" calcext:value-type="float">
            <text:p>592.8</text:p>
          </table:table-cell>
          <table:table-cell office:value-type="float" office:value="328.7" calcext:value-type="float">
            <text:p>328.7</text:p>
          </table:table-cell>
          <table:table-cell table:style-name="Default" table:number-columns-repeated="5"/>
          <table:table-cell/>
          <table:table-cell table:style-name="ce15"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 table:number-columns-spanned="2" table:number-rows-spanned="1">
            <text:p>N_K</text:p>
          </table:table-cell>
          <table:covered-table-cell/>
          <table:table-cell office:value-type="float" office:value="275566.622907" calcext:value-type="float">
            <text:p>275566.622907</text:p>
          </table:table-cell>
          <table:table-cell office:value-type="float" office:value="12259.264245" calcext:value-type="float">
            <text:p>12259.264245</text:p>
          </table:table-cell>
          <table:table-cell office:value-type="float" office:value="883733.516114" calcext:value-type="float">
            <text:p>883733.516114</text:p>
          </table:table-cell>
          <table:table-cell table:style-name="Default"/>
          <table:table-cell table:style-name="ce5"/>
          <table:table-cell table:style-name="ce9" table:number-columns-repeated="4"/>
          <table:table-cell table:style-name="ce13"/>
          <table:table-cell table:style-name="ce9" table:number-columns-repeated="2"/>
          <table:table-cell table:style-name="ce18"/>
          <table:table-cell table:style-name="ce22" office:value-type="string" calcext:value-type="string" table:number-columns-spanned="1" table:number-rows-spanned="7">
            <text:p>2+ → 2+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RR_K</text:p>
          </table:table-cell>
          <table:covered-table-cell/>
          <table:table-cell office:value-type="float" office:value="879.184741" calcext:value-type="float">
            <text:p>879.184741</text:p>
          </table:table-cell>
          <table:table-cell office:value-type="float" office:value="412.666499" calcext:value-type="float">
            <text:p>412.666499</text:p>
          </table:table-cell>
          <table:table-cell office:value-type="float" office:value="2141.397337" calcext:value-type="float">
            <text:p>2141.397337</text:p>
          </table:table-cell>
          <table:table-cell table:style-name="Default"/>
          <table:table-cell table:style-name="ce6"/>
          <table:table-cell office:value-type="string" calcext:value-type="string">
            <text:p>EXPERIMENT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BRICC</text:p>
          </table:table-cell>
          <table:table-cell office:value-type="string" calcext:value-type="string">
            <text:p>ERROR</text:p>
          </table:table-cell>
          <table:table-cell/>
          <table:table-cell table:style-name="ce16" office:value-type="string" calcext:value-type="string">
            <text:p>RATIO</text:p>
          </table:table-cell>
          <table:table-cell table:style-name="ce19" office:value-type="string" calcext:value-type="string">
            <text:p>ERROR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style-name="ce7"/>
          <table:table-cell table:number-columns-repeated="6"/>
          <table:table-cell table:style-name="ce16"/>
          <table:table-cell table:style-name="ce19"/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_L</text:p>
          </table:table-cell>
          <table:covered-table-cell/>
          <table:table-cell office:value-type="float" office:value="623" calcext:value-type="float">
            <text:p>623</text:p>
          </table:table-cell>
          <table:table-cell office:value-type="float" office:value="662.5" calcext:value-type="float">
            <text:p>662.5</text:p>
          </table:table-cell>
          <table:table-cell office:value-type="float" office:value="398" calcext:value-type="float">
            <text:p>398</text:p>
          </table:table-cell>
          <table:table-cell table:style-name="Default"/>
          <table:table-cell table:style-name="ce7" office:value-type="string" calcext:value-type="string">
            <text:p>ALPHA_K</text:p>
          </table:table-cell>
          <table:table-cell table:style-name="ce4" table:formula="of:=([.E13]/[.E26])*([.E25]/[.E9])" office:value-type="float" office:value="0.00854529994092641" calcext:value-type="float">
            <text:p>0.00855</text:p>
          </table:table-cell>
          <table:table-cell table:style-name="ce11" table:formula="of:=SQRT((0.04)^2+(0.12)^2+([.E10]/[.E9])^2+([.E14]/[.E13])^2)" office:value-type="percentage" office:value="0.131354950978223" calcext:value-type="percentage">
            <text:p>13.14%</text:p>
          </table:table-cell>
          <table:table-cell/>
          <table:table-cell office:value-type="float" office:value="0.0216" calcext:value-type="float">
            <text:p>0.0216</text:p>
          </table:table-cell>
          <table:table-cell office:value-type="float" office:value="0.0003" calcext:value-type="float">
            <text:p>0.000300</text:p>
          </table:table-cell>
          <table:table-cell/>
          <table:table-cell table:style-name="ce17" table:formula="of:=[.I16]/[.L16]" office:value-type="float" office:value="0.395615738005852" calcext:value-type="float">
            <text:p>0.40</text:p>
          </table:table-cell>
          <table:table-cell table:style-name="ce20" table:formula="of:=SQRT([.J16]^2+([.M16]/[.L16])^2)" office:value-type="percentage" office:value="0.132087184772253" calcext:value-type="percentage">
            <text:p>13.21%</text:p>
          </table:table-cell>
          <table:covered-table-cell table:style-name="ce22"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N_L</text:p>
          </table:table-cell>
          <table:covered-table-cell/>
          <table:table-cell office:value-type="float" office:value="55506" calcext:value-type="float">
            <text:p>55506</text:p>
          </table:table-cell>
          <table:table-cell office:value-type="float" office:value="6464.937568" calcext:value-type="float">
            <text:p>6464.937568</text:p>
          </table:table-cell>
          <table:table-cell office:value-type="float" office:value="341920.984971" calcext:value-type="float">
            <text:p>341920.984971</text:p>
          </table:table-cell>
          <table:table-cell table:style-name="Default"/>
          <table:table-cell table:style-name="ce7" office:value-type="string" calcext:value-type="string">
            <text:p>ALPHA_L</text:p>
          </table:table-cell>
          <table:table-cell table:style-name="ce4" table:formula="of:=([.E17]/[.E26])*([.E25]/[.E9])" office:value-type="float" office:value="0.00450637407872623" calcext:value-type="float">
            <text:p>0.00451</text:p>
          </table:table-cell>
          <table:table-cell table:style-name="ce11" table:formula="of:=SQRT((0.04)^2+(0.12)^2+([.E10]/[.E9])^2+([.E18]/[.E17])^2)" office:value-type="percentage" office:value="0.270676335427003" calcext:value-type="percentage">
            <text:p>27.07%</text:p>
          </table:table-cell>
          <table:table-cell/>
          <table:table-cell office:value-type="float" office:value="0.00389" calcext:value-type="float">
            <text:p>0.00389</text:p>
          </table:table-cell>
          <table:table-cell office:value-type="float" office:value="0.00006" calcext:value-type="float">
            <text:p>0.000060</text:p>
          </table:table-cell>
          <table:table-cell/>
          <table:table-cell table:style-name="ce17" table:formula="of:=[.I17]/[.L17]" office:value-type="float" office:value="1.15845091998104" calcext:value-type="float">
            <text:p>1.16</text:p>
          </table:table-cell>
          <table:table-cell table:style-name="ce20" table:formula="of:=SQRT([.J17]^2+([.M17]/[.L17])^2)" office:value-type="percentage" office:value="0.271115442960131" calcext:value-type="percentage">
            <text:p>27.11%</text:p>
          </table:table-cell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RR_L</text:p>
          </table:table-cell>
          <table:covered-table-cell/>
          <table:table-cell office:value-type="float" office:value="1688.83" calcext:value-type="float">
            <text:p>1688.83</text:p>
          </table:table-cell>
          <table:table-cell office:value-type="float" office:value="1545.440033" calcext:value-type="float">
            <text:p>1545.440033</text:p>
          </table:table-cell>
          <table:table-cell office:value-type="float" office:value="4660.06" calcext:value-type="float">
            <text:p>4660.06</text:p>
          </table:table-cell>
          <table:table-cell table:style-name="Default"/>
          <table:table-cell table:style-name="ce7" office:value-type="string" calcext:value-type="string">
            <text:p>ALPHA_M</text:p>
          </table:table-cell>
          <table:table-cell table:style-name="ce4" table:formula="of:=([.E21]/[.E26])*([.E25]/[.E9])" office:value-type="float" office:value="0.000527023696349739" calcext:value-type="float">
            <text:p>0.00053</text:p>
          </table:table-cell>
          <table:table-cell table:style-name="ce11" table:formula="of:=SQRT((0.04)^2+(0.12)^2+([.E10]/[.E9])^2+([.E22]/[.E21])^2)" office:value-type="percentage" office:value="0.326720211560404" calcext:value-type="percentage">
            <text:p>32.67%</text:p>
          </table:table-cell>
          <table:table-cell/>
          <table:table-cell office:value-type="float" office:value="0.000912" calcext:value-type="float">
            <text:p>0.000912</text:p>
          </table:table-cell>
          <table:table-cell office:value-type="float" office:value="0.000013" calcext:value-type="float">
            <text:p>0.000013</text:p>
          </table:table-cell>
          <table:table-cell/>
          <table:table-cell table:style-name="ce17" table:formula="of:=[.I18]/[.L18]" office:value-type="float" office:value="0.577876860032608" calcext:value-type="float">
            <text:p>0.58</text:p>
          </table:table-cell>
          <table:table-cell table:style-name="ce20" table:formula="of:=SQRT([.J18]^2+([.M18]/[.L18])^2)" office:value-type="percentage" office:value="0.327031014066421" calcext:value-type="percentage">
            <text:p>32.70%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style-name="ce8"/>
          <table:table-cell table:style-name="ce10" table:number-columns-repeated="4"/>
          <table:table-cell table:style-name="ce14"/>
          <table:table-cell table:style-name="ce10" table:number-columns-repeated="2"/>
          <table:table-cell table:style-name="ce21"/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_M</text:p>
          </table:table-cell>
          <table:covered-table-cell/>
          <table:table-cell office:value-type="float" office:value="634" calcext:value-type="float">
            <text:p>634</text:p>
          </table:table-cell>
          <table:table-cell office:value-type="float" office:value="673" calcext:value-type="float">
            <text:p>673</text:p>
          </table:table-cell>
          <table:table-cell office:value-type="float" office:value="409" calcext:value-type="float">
            <text:p>409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 table:number-columns-spanned="2" table:number-rows-spanned="1">
            <text:p>N_M</text:p>
          </table:table-cell>
          <table:covered-table-cell/>
          <table:table-cell office:value-type="float" office:value="15500" calcext:value-type="float">
            <text:p>15500</text:p>
          </table:table-cell>
          <table:table-cell office:value-type="float" office:value="756.079108" calcext:value-type="float">
            <text:p>756.079108</text:p>
          </table:table-cell>
          <table:table-cell office:value-type="float" office:value="126694.899145" calcext:value-type="float">
            <text:p>126694.899145</text:p>
          </table:table-cell>
          <table:table-cell table:style-name="Default"/>
          <table:table-cell table:style-name="ce5"/>
          <table:table-cell table:style-name="ce9" table:number-columns-repeated="4"/>
          <table:table-cell table:style-name="ce13"/>
          <table:table-cell table:style-name="ce9" table:number-columns-repeated="2"/>
          <table:table-cell table:style-name="ce18"/>
          <table:table-cell table:style-name="ce22" office:value-type="string" calcext:value-type="string" table:number-columns-spanned="1" table:number-rows-spanned="7">
            <text:p>2+ → 0+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RR_M</text:p>
          </table:table-cell>
          <table:covered-table-cell/>
          <table:table-cell office:value-type="float" office:value="650.608" calcext:value-type="float">
            <text:p>650.608</text:p>
          </table:table-cell>
          <table:table-cell office:value-type="float" office:value="227.610049" calcext:value-type="float">
            <text:p>227.610049</text:p>
          </table:table-cell>
          <table:table-cell office:value-type="float" office:value="3150.964266" calcext:value-type="float">
            <text:p>3150.964266</text:p>
          </table:table-cell>
          <table:table-cell table:style-name="Default"/>
          <table:table-cell table:style-name="ce6"/>
          <table:table-cell office:value-type="string" calcext:value-type="string">
            <text:p>EXPERIMENT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BRICC</text:p>
          </table:table-cell>
          <table:table-cell office:value-type="string" calcext:value-type="string">
            <text:p>ERROR</text:p>
          </table:table-cell>
          <table:table-cell/>
          <table:table-cell table:style-name="ce16" office:value-type="string" calcext:value-type="string">
            <text:p>RATIO</text:p>
          </table:table-cell>
          <table:table-cell table:style-name="ce19" office:value-type="string" calcext:value-type="string">
            <text:p>ERROR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style-name="ce7"/>
          <table:table-cell table:number-columns-repeated="6"/>
          <table:table-cell table:style-name="ce16"/>
          <table:table-cell table:style-name="ce19"/>
          <table:covered-table-cell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style-name="ce7" office:value-type="string" calcext:value-type="string">
            <text:p>ALPHA_K</text:p>
          </table:table-cell>
          <table:table-cell table:style-name="ce4" table:formula="of:=([.F13]/[.F26])*([.F25]/[.F9])" office:value-type="float" office:value="0.0190219921829406" calcext:value-type="float">
            <text:p>0.01902</text:p>
          </table:table-cell>
          <table:table-cell table:style-name="ce11" table:formula="of:=SQRT((0.04)^2+(0.12)^2+([.F10]/[.F9])^2+([.F14]/[.F13])^2)" office:value-type="percentage" office:value="0.126514330539654" calcext:value-type="percentage">
            <text:p>12.65%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005" calcext:value-type="float">
            <text:p>0.000500</text:p>
          </table:table-cell>
          <table:table-cell/>
          <table:table-cell table:style-name="ce17" table:formula="of:=[.I24]/[.L24]" office:value-type="float" office:value="0.634066406098021" calcext:value-type="float">
            <text:p>0.63</text:p>
          </table:table-cell>
          <table:table-cell table:style-name="ce20" table:formula="of:=SQRT([.J24]^2+([.M24]/[.L24])^2)" office:value-type="percentage" office:value="0.127607419884874" calcext:value-type="percentage">
            <text:p>12.76%</text:p>
          </table:table-cell>
          <table:covered-table-cell table:style-name="ce22"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FF_GRIFFIN</text:p>
          </table:table-cell>
          <table:covered-table-cell/>
          <table:table-cell office:value-type="float" office:value="13.1" calcext:value-type="float">
            <text:p>13.1</text:p>
          </table:table-cell>
          <table:table-cell office:value-type="float" office:value="12.6" calcext:value-type="float">
            <text:p>12.6</text:p>
          </table:table-cell>
          <table:table-cell office:value-type="float" office:value="17.3" calcext:value-type="float">
            <text:p>17.3</text:p>
          </table:table-cell>
          <table:table-cell/>
          <table:table-cell table:style-name="ce7" office:value-type="string" calcext:value-type="string">
            <text:p>ALPHA_L</text:p>
          </table:table-cell>
          <table:table-cell table:style-name="ce4" table:formula="of:=([.F17]/[.F26])*([.F25]/[.F9])" office:value-type="float" office:value="0.00735970536899125" calcext:value-type="float">
            <text:p>0.00736</text:p>
          </table:table-cell>
          <table:table-cell table:style-name="ce11" table:formula="of:=SQRT((0.04)^2+(0.12)^2+([.F10]/[.F9])^2+([.F18]/[.F17])^2)" office:value-type="percentage" office:value="0.12722325039645" calcext:value-type="percentage">
            <text:p>12.72%</text:p>
          </table:table-cell>
          <table:table-cell/>
          <table:table-cell office:value-type="float" office:value="0.01055" calcext:value-type="float">
            <text:p>0.01055</text:p>
          </table:table-cell>
          <table:table-cell office:value-type="float" office:value="0.00015" calcext:value-type="float">
            <text:p>0.000150</text:p>
          </table:table-cell>
          <table:table-cell/>
          <table:table-cell table:style-name="ce17" table:formula="of:=[.I25]/[.L25]" office:value-type="float" office:value="0.69760240464372" calcext:value-type="float">
            <text:p>0.70</text:p>
          </table:table-cell>
          <table:table-cell table:style-name="ce20" table:formula="of:=SQRT([.J25]^2+([.M25]/[.L25])^2)" office:value-type="percentage" office:value="0.128015261726771" calcext:value-type="percentage">
            <text:p>12.80%</text:p>
          </table:table-cell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FF_PACES</text:p>
          </table:table-cell>
          <table:covered-table-cell/>
          <table:table-cell table:number-columns-repeated="2" office:value-type="float" office:value="2.5" calcext:value-type="float">
            <text:p>2.5</text:p>
          </table:table-cell>
          <table:table-cell office:value-type="float" office:value="2.55" calcext:value-type="float">
            <text:p>2.55</text:p>
          </table:table-cell>
          <table:table-cell/>
          <table:table-cell table:style-name="ce7" office:value-type="string" calcext:value-type="string">
            <text:p>ALPHA_M</text:p>
          </table:table-cell>
          <table:table-cell table:style-name="ce4" table:formula="of:=([.F21]/[.F26])*([.F25]/[.F9])" office:value-type="float" office:value="0.00272705440860948" calcext:value-type="float">
            <text:p>0.00273</text:p>
          </table:table-cell>
          <table:table-cell table:style-name="ce11" table:formula="of:=SQRT((0.04)^2+(0.12)^2+([.F10]/[.F9])^2+([.F22]/[.F21])^2)" office:value-type="percentage" office:value="0.128912938001109" calcext:value-type="percentage">
            <text:p>12.89%</text:p>
          </table:table-cell>
          <table:table-cell/>
          <table:table-cell office:value-type="float" office:value="0.00263" calcext:value-type="float">
            <text:p>0.00263</text:p>
          </table:table-cell>
          <table:table-cell office:value-type="float" office:value="0.00004" calcext:value-type="float">
            <text:p>0.000040</text:p>
          </table:table-cell>
          <table:table-cell/>
          <table:table-cell table:style-name="ce17" table:formula="of:=[.I26]/[.L26]" office:value-type="float" office:value="1.03690281696178" calcext:value-type="float">
            <text:p>1.04</text:p>
          </table:table-cell>
          <table:table-cell table:style-name="ce20" table:formula="of:=SQRT([.J26]^2+([.M26]/[.L26])^2)" office:value-type="percentage" office:value="0.129807022467202" calcext:value-type="percentage">
            <text:p>12.98%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7"/>
          <table:table-cell table:style-name="ce8"/>
          <table:table-cell table:style-name="ce10" table:number-columns-repeated="4"/>
          <table:table-cell table:style-name="ce14"/>
          <table:table-cell table:style-name="ce10" table:number-columns-repeated="2"/>
          <table:table-cell table:style-name="ce21"/>
          <table:covered-table-cell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2" table:number-rows-spanned="1">
            <text:p>SUMMING SCRIPT **</text:p>
          </table:table-cell>
          <table:covered-table-cell/>
          <table:table-cell office:value-type="string" calcext:value-type="string">
            <text:p>counts</text:p>
          </table:table-cell>
          <table:table-cell office:value-type="string" calcext:value-type="string" table:number-columns-spanned="2" table:number-rows-spanned="1">
            <text:p>modified gamma peak area</text:p>
          </table:table-cell>
          <table:covered-table-cell/>
          <table:table-cell office:value-type="string" calcext:value-type="string" table:number-columns-spanned="3" table:number-rows-spanned="1">
            <text:p>ratio (modified area / old area)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atio (added counts / new area)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4→2</text:p>
          </table:table-cell>
          <table:table-cell office:value-type="float" office:value="2845416" calcext:value-type="float">
            <text:p>2845416</text:p>
          </table:table-cell>
          <table:table-cell table:style-name="ce23" office:value-type="float" office:value="195935876.512593" calcext:value-type="float" table:number-columns-spanned="2" table:number-rows-spanned="1">
            <text:p>1.96E+08</text:p>
          </table:table-cell>
          <table:covered-table-cell/>
          <table:table-cell table:formula="of:=([.E31]/[.D8])" office:value-type="float" office:value="307736.573759373" calcext:value-type="float" table:number-columns-spanned="3" table:number-rows-spanned="1">
            <text:p>307736.573759373</text:p>
          </table:table-cell>
          <table:covered-table-cell table:number-columns-repeated="2"/>
          <table:table-cell table:style-name="ce11" table:formula="of:=([.D31]/[.E31])" office:value-type="percentage" office:value="0.0145221796571651" calcext:value-type="percentage" table:number-columns-spanned="3" table:number-rows-spanned="1">
            <text:p>1.45%</text:p>
          </table:table-cell>
          <table:covered-table-cell table:number-columns-repeated="2" table:style-name="ce11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2→2</text:p>
          </table:table-cell>
          <table:table-cell office:value-type="float" office:value="35925" calcext:value-type="float">
            <text:p>35925</text:p>
          </table:table-cell>
          <table:table-cell table:style-name="ce23" office:value-type="float" office:value="7266413.36459" calcext:value-type="float" table:number-columns-spanned="2" table:number-rows-spanned="1">
            <text:p>7.27E+06</text:p>
          </table:table-cell>
          <table:covered-table-cell/>
          <table:table-cell table:formula="of:=([.E32]/[.E8])" office:value-type="float" office:value="10751.0406648961" calcext:value-type="float" table:number-columns-spanned="3" table:number-rows-spanned="1">
            <text:p>10751.0406648961</text:p>
          </table:table-cell>
          <table:covered-table-cell table:number-columns-repeated="2"/>
          <table:table-cell table:style-name="ce11" table:formula="of:=([.D32]/[.E32])" office:value-type="percentage" office:value="0.00494397967710815" calcext:value-type="percentage" table:number-columns-spanned="3" table:number-rows-spanned="1">
            <text:p>0.49%</text:p>
          </table:table-cell>
          <table:covered-table-cell table:number-columns-repeated="2" table:style-name="ce11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2→0</text:p>
          </table:table-cell>
          <table:table-cell table:style-name="ce23" office:value-type="float" office:value="3329203" calcext:value-type="float">
            <text:p>3.33E+06</text:p>
          </table:table-cell>
          <table:table-cell table:style-name="ce23" office:value-type="float" office:value="318518346.460213" calcext:value-type="float" table:number-columns-spanned="2" table:number-rows-spanned="1">
            <text:p>3.19E+08</text:p>
          </table:table-cell>
          <table:covered-table-cell/>
          <table:table-cell table:formula="of:=([.E33]/[.F8])" office:value-type="float" office:value="773478.257552727" calcext:value-type="float" table:number-columns-spanned="3" table:number-rows-spanned="1">
            <text:p>773478.257552727</text:p>
          </table:table-cell>
          <table:covered-table-cell table:number-columns-repeated="2"/>
          <table:table-cell table:style-name="ce11" table:formula="of:=([.D33]/[.E33])" office:value-type="percentage" office:value="0.0104521545995651" calcext:value-type="percentage" table:number-columns-spanned="3" table:number-rows-spanned="1">
            <text:p>1.05%</text:p>
          </table:table-cell>
          <table:covered-table-cell table:number-columns-repeated="2" table:style-name="ce11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" office:value-type="string" calcext:value-type="string" table:number-columns-spanned="4" table:number-rows-spanned="3">
            <text:p>** alpha values in this sheet DO NOT take summing into account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g200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1" table:default-cell-style-name="ce12"/>
        <table:table-column table:style-name="co9" table:default-cell-style-name="ce1"/>
        <table:table-column table:style-name="co1" table:number-columns-repeated="1010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MASS</text:p>
          </table:table-cell>
          <table:table-cell office:value-type="string" calcext:value-type="string">
            <text:p>DELTA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-2.2" calcext:value-type="float">
            <text:p>-2.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style-name="ce5"/>
          <table:table-cell table:style-name="ce9" table:number-columns-repeated="4"/>
          <table:table-cell table:style-name="ce13"/>
          <table:table-cell table:style-name="ce9" table:number-columns-repeated="2"/>
          <table:table-cell table:style-name="ce18"/>
          <table:table-cell table:style-name="ce22" office:value-type="string" calcext:value-type="string" table:number-columns-spanned="1" table:number-rows-spanned="7">
            <text:p>4+ → 2+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4+ → 2+</text:p>
          </table:table-cell>
          <table:table-cell office:value-type="string" calcext:value-type="string">
            <text:p>2+ → 2+</text:p>
          </table:table-cell>
          <table:table-cell office:value-type="string" calcext:value-type="string">
            <text:p>2+ → 0+</text:p>
          </table:table-cell>
          <table:table-cell table:style-name="Default"/>
          <table:table-cell table:style-name="ce6"/>
          <table:table-cell office:value-type="string" calcext:value-type="string">
            <text:p>EXPERIMENT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BRICC</text:p>
          </table:table-cell>
          <table:table-cell office:value-type="string" calcext:value-type="string">
            <text:p>ERROR</text:p>
          </table:table-cell>
          <table:table-cell/>
          <table:table-cell table:style-name="ce16" office:value-type="string" calcext:value-type="string">
            <text:p>RATIO</text:p>
          </table:table-cell>
          <table:table-cell table:style-name="ce19" office:value-type="string" calcext:value-type="string">
            <text:p>ERROR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style-name="ce7"/>
          <table:table-cell table:number-columns-repeated="6"/>
          <table:table-cell table:style-name="ce16"/>
          <table:table-cell table:style-name="ce19"/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_GAMMA</text:p>
          </table:table-cell>
          <table:covered-table-cell/>
          <table:table-cell office:value-type="float" office:value="579.3" calcext:value-type="float">
            <text:p>579.3</text:p>
          </table:table-cell>
          <table:table-cell office:value-type="float" office:value="886.2" calcext:value-type="float">
            <text:p>886.2</text:p>
          </table:table-cell>
          <table:table-cell office:value-type="float" office:value="367.9" calcext:value-type="float">
            <text:p>367.9</text:p>
          </table:table-cell>
          <table:table-cell table:style-name="Default"/>
          <table:table-cell table:style-name="ce7" office:value-type="string" calcext:value-type="string">
            <text:p>ALPHA_K</text:p>
          </table:table-cell>
          <table:table-cell table:style-name="ce4" table:formula="of:=([.D13]/[.D26])*([.D25]/[.D9])" office:value-type="float" office:value="0.00772493882858579" calcext:value-type="float">
            <text:p>0.00772</text:p>
          </table:table-cell>
          <table:table-cell table:style-name="ce11" table:formula="of:=SQRT((0.04)^2+(0.12)^2+([.D10]/[.D9])^2+([.D14]/[.D13])^2)" office:value-type="percentage" office:value="0.127490766196853" calcext:value-type="percentage">
            <text:p>12.75%</text:p>
          </table:table-cell>
          <table:table-cell/>
          <table:table-cell office:value-type="float" office:value="0.01424" calcext:value-type="float">
            <text:p>0.01424</text:p>
          </table:table-cell>
          <table:table-cell office:value-type="float" office:value="0.0002" calcext:value-type="float">
            <text:p>0.000200</text:p>
          </table:table-cell>
          <table:table-cell/>
          <table:table-cell table:style-name="ce17" table:formula="of:=[.I8]/[.L8]" office:value-type="float" office:value="0.5424816593108" calcext:value-type="float">
            <text:p>0.54</text:p>
          </table:table-cell>
          <table:table-cell table:style-name="ce20" table:formula="of:=SQRT([.J8]^2+([.M8]/[.L8])^2)" office:value-type="percentage" office:value="0.128262059520241" calcext:value-type="percentage">
            <text:p>12.83%</text:p>
          </table:table-cell>
          <table:covered-table-cell table:style-name="ce22"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N_GAMMA</text:p>
          </table:table-cell>
          <table:covered-table-cell/>
          <table:table-cell table:style-name="ce23" office:value-type="float" office:value="36017400" calcext:value-type="float">
            <text:p>3.60E+07</text:p>
          </table:table-cell>
          <table:table-cell table:style-name="ce23" office:value-type="float" office:value="3886970" calcext:value-type="float">
            <text:p>3.89E+06</text:p>
          </table:table-cell>
          <table:table-cell table:style-name="ce23" office:value-type="float" office:value="291529000" calcext:value-type="float">
            <text:p>2.92E+08</text:p>
          </table:table-cell>
          <table:table-cell table:style-name="Default"/>
          <table:table-cell table:style-name="ce7" office:value-type="string" calcext:value-type="string">
            <text:p>ALPHA_L</text:p>
          </table:table-cell>
          <table:table-cell table:style-name="ce4" table:formula="of:=([.D17]/[.D26])*([.D25]/[.D9])" office:value-type="float" office:value="0.00186157910386886" calcext:value-type="float">
            <text:p>0.00186</text:p>
          </table:table-cell>
          <table:table-cell table:style-name="ce11" table:formula="of:=SQRT((0.04)^2+(0.12)^2+([.D10]/[.D9])^2+([.D18]/[.D17])^2)" office:value-type="percentage" office:value="0.331969191904245" calcext:value-type="percentage">
            <text:p>33.20%</text:p>
          </table:table-cell>
          <table:table-cell/>
          <table:table-cell office:value-type="float" office:value="0.00365" calcext:value-type="float">
            <text:p>0.00365</text:p>
          </table:table-cell>
          <table:table-cell office:value-type="float" office:value="0.00006" calcext:value-type="float">
            <text:p>0.000060</text:p>
          </table:table-cell>
          <table:table-cell/>
          <table:table-cell table:style-name="ce17" table:formula="of:=[.I9]/[.L9]" office:value-type="float" office:value="0.510021672292838" calcext:value-type="float">
            <text:p>0.51</text:p>
          </table:table-cell>
          <table:table-cell table:style-name="ce20" table:formula="of:=SQRT([.J9]^2+([.M9]/[.L9])^2)" office:value-type="percentage" office:value="0.332375937647334" calcext:value-type="percentage">
            <text:p>33.24%</text:p>
          </table:table-cell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RR_GAMMA</text:p>
          </table:table-cell>
          <table:covered-table-cell/>
          <table:table-cell office:value-type="float" office:value="379227" calcext:value-type="float">
            <text:p>379227</text:p>
          </table:table-cell>
          <table:table-cell office:value-type="float" office:value="28142.6" calcext:value-type="float">
            <text:p>28142.6</text:p>
          </table:table-cell>
          <table:table-cell table:style-name="ce23" office:value-type="float" office:value="3523980" calcext:value-type="float">
            <text:p>3.52E+06</text:p>
          </table:table-cell>
          <table:table-cell table:style-name="Default"/>
          <table:table-cell table:style-name="ce7" office:value-type="string" calcext:value-type="string">
            <text:p>ALPHA_M</text:p>
          </table:table-cell>
          <table:table-cell table:style-name="ce4" table:formula="of:=([.D21]/[.D26])*([.D25]/[.D9])" office:value-type="float" office:value="0.00152013422270739" calcext:value-type="float">
            <text:p>0.00152</text:p>
          </table:table-cell>
          <table:table-cell table:style-name="ce11" table:formula="of:=SQRT((0.04)^2+(0.12)^2+([.D10]/[.D9])^2+([.D22]/[.D21])^2)" office:value-type="percentage" office:value="0.165304053090576" calcext:value-type="percentage">
            <text:p>16.53%</text:p>
          </table:table-cell>
          <table:table-cell/>
          <table:table-cell office:value-type="float" office:value="0.000888" calcext:value-type="float">
            <text:p>0.000888</text:p>
          </table:table-cell>
          <table:table-cell office:value-type="float" office:value="0.000013" calcext:value-type="float">
            <text:p>0.000013</text:p>
          </table:table-cell>
          <table:table-cell/>
          <table:table-cell table:style-name="ce17" table:formula="of:=[.I10]/[.L10]" office:value-type="float" office:value="1.71186286340922" calcext:value-type="float">
            <text:p>1.71</text:p>
          </table:table-cell>
          <table:table-cell table:style-name="ce20" table:formula="of:=SQRT([.J10]^2+([.M10]/[.L10])^2)" office:value-type="percentage" office:value="0.16595104403694" calcext:value-type="percentage">
            <text:p>16.60%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style-name="ce8"/>
          <table:table-cell table:style-name="ce10" table:number-columns-repeated="4"/>
          <table:table-cell table:style-name="ce14"/>
          <table:table-cell table:style-name="ce10" table:number-columns-repeated="2"/>
          <table:table-cell table:style-name="ce21"/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_K</text:p>
          </table:table-cell>
          <table:covered-table-cell/>
          <table:table-cell office:value-type="float" office:value="496.2" calcext:value-type="float">
            <text:p>496.2</text:p>
          </table:table-cell>
          <table:table-cell office:value-type="float" office:value="803.1" calcext:value-type="float">
            <text:p>803.1</text:p>
          </table:table-cell>
          <table:table-cell office:value-type="float" office:value="284.8" calcext:value-type="float">
            <text:p>284.8</text:p>
          </table:table-cell>
          <table:table-cell table:style-name="Default" table:number-columns-repeated="5"/>
          <table:table-cell/>
          <table:table-cell table:style-name="ce15"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 table:number-columns-spanned="2" table:number-rows-spanned="1">
            <text:p>N_K</text:p>
          </table:table-cell>
          <table:covered-table-cell/>
          <table:table-cell office:value-type="float" office:value="51042.6" calcext:value-type="float">
            <text:p>51042.6</text:p>
          </table:table-cell>
          <table:table-cell office:value-type="float" office:value="8169.97" calcext:value-type="float">
            <text:p>8169.97</text:p>
          </table:table-cell>
          <table:table-cell office:value-type="float" office:value="836850" calcext:value-type="float">
            <text:p>836850</text:p>
          </table:table-cell>
          <table:table-cell table:style-name="Default"/>
          <table:table-cell table:style-name="ce5"/>
          <table:table-cell table:style-name="ce9" table:number-columns-repeated="4"/>
          <table:table-cell table:style-name="ce13"/>
          <table:table-cell table:style-name="ce9" table:number-columns-repeated="2"/>
          <table:table-cell table:style-name="ce18"/>
          <table:table-cell table:style-name="ce22" office:value-type="string" calcext:value-type="string" table:number-columns-spanned="1" table:number-rows-spanned="7">
            <text:p>2+ → 2+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RR_K</text:p>
          </table:table-cell>
          <table:covered-table-cell/>
          <table:table-cell office:value-type="float" office:value="610.457" calcext:value-type="float">
            <text:p>610.457</text:p>
          </table:table-cell>
          <table:table-cell office:value-type="float" office:value="373" calcext:value-type="float">
            <text:p>373</text:p>
          </table:table-cell>
          <table:table-cell office:value-type="float" office:value="7460.76" calcext:value-type="float">
            <text:p>7460.76</text:p>
          </table:table-cell>
          <table:table-cell table:style-name="Default"/>
          <table:table-cell table:style-name="ce6"/>
          <table:table-cell office:value-type="string" calcext:value-type="string">
            <text:p>EXPERIMENT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BRICC</text:p>
          </table:table-cell>
          <table:table-cell office:value-type="string" calcext:value-type="string">
            <text:p>ERROR</text:p>
          </table:table-cell>
          <table:table-cell/>
          <table:table-cell table:style-name="ce16" office:value-type="string" calcext:value-type="string">
            <text:p>RATIO</text:p>
          </table:table-cell>
          <table:table-cell table:style-name="ce19" office:value-type="string" calcext:value-type="string">
            <text:p>ERROR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style-name="ce7"/>
          <table:table-cell table:number-columns-repeated="6"/>
          <table:table-cell table:style-name="ce16"/>
          <table:table-cell table:style-name="ce19"/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_L</text:p>
          </table:table-cell>
          <table:covered-table-cell/>
          <table:table-cell office:value-type="float" office:value="565.5" calcext:value-type="float">
            <text:p>565.5</text:p>
          </table:table-cell>
          <table:table-cell office:value-type="float" office:value="872.5" calcext:value-type="float">
            <text:p>872.5</text:p>
          </table:table-cell>
          <table:table-cell office:value-type="float" office:value="354.5" calcext:value-type="float">
            <text:p>354.5</text:p>
          </table:table-cell>
          <table:table-cell table:style-name="Default"/>
          <table:table-cell table:style-name="ce7" office:value-type="string" calcext:value-type="string">
            <text:p>ALPHA_K</text:p>
          </table:table-cell>
          <table:table-cell table:style-name="ce4" table:formula="of:=([.E13]/[.E26])*([.E25]/[.E9])" office:value-type="float" office:value="0.00928333230425413" calcext:value-type="float">
            <text:p>0.00928</text:p>
          </table:table-cell>
          <table:table-cell table:style-name="ce11" table:formula="of:=SQRT((0.04)^2+(0.12)^2+([.E10]/[.E9])^2+([.E14]/[.E13])^2)" office:value-type="percentage" office:value="0.134672938395181" calcext:value-type="percentage">
            <text:p>13.47%</text:p>
          </table:table-cell>
          <table:table-cell/>
          <table:table-cell office:value-type="float" office:value="0.00799" calcext:value-type="float">
            <text:p>0.00799</text:p>
          </table:table-cell>
          <table:table-cell office:value-type="float" office:value="0.00012" calcext:value-type="float">
            <text:p>0.000120</text:p>
          </table:table-cell>
          <table:table-cell/>
          <table:table-cell table:style-name="ce17" table:formula="of:=[.I16]/[.L16]" office:value-type="float" office:value="1.16186887412442" calcext:value-type="float">
            <text:p>1.16</text:p>
          </table:table-cell>
          <table:table-cell table:style-name="ce20" table:formula="of:=SQRT([.J16]^2+([.M16]/[.L16])^2)" office:value-type="percentage" office:value="0.1355078001166" calcext:value-type="percentage">
            <text:p>13.55%</text:p>
          </table:table-cell>
          <table:covered-table-cell table:style-name="ce22"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N_L</text:p>
          </table:table-cell>
          <table:covered-table-cell/>
          <table:table-cell office:value-type="float" office:value="12300.4" calcext:value-type="float">
            <text:p>12300.4</text:p>
          </table:table-cell>
          <table:table-cell office:value-type="float" office:value="1296.83" calcext:value-type="float">
            <text:p>1296.83</text:p>
          </table:table-cell>
          <table:table-cell office:value-type="float" office:value="200184" calcext:value-type="float">
            <text:p>200184</text:p>
          </table:table-cell>
          <table:table-cell table:style-name="Default"/>
          <table:table-cell table:style-name="ce7" office:value-type="string" calcext:value-type="string">
            <text:p>ALPHA_L</text:p>
          </table:table-cell>
          <table:table-cell table:style-name="ce4" table:formula="of:=([.E17]/[.E26])*([.E25]/[.E9])" office:value-type="float" office:value="0.00147355545150421" calcext:value-type="float">
            <text:p>0.00147</text:p>
          </table:table-cell>
          <table:table-cell table:style-name="ce11" table:formula="of:=SQRT((0.04)^2+(0.12)^2+([.E10]/[.E9])^2+([.E18]/[.E17])^2)" office:value-type="percentage" office:value="0.202860889533644" calcext:value-type="percentage">
            <text:p>20.29%</text:p>
          </table:table-cell>
          <table:table-cell/>
          <table:table-cell office:value-type="float" office:value="0.001471" calcext:value-type="float">
            <text:p>0.001471</text:p>
          </table:table-cell>
          <table:table-cell office:value-type="float" office:value="0.000021" calcext:value-type="float">
            <text:p>0.000021</text:p>
          </table:table-cell>
          <table:table-cell/>
          <table:table-cell table:style-name="ce17" table:formula="of:=[.I17]/[.L17]" office:value-type="float" office:value="1.0017372206011" calcext:value-type="float">
            <text:p>1.00</text:p>
          </table:table-cell>
          <table:table-cell table:style-name="ce20" table:formula="of:=SQRT([.J17]^2+([.M17]/[.L17])^2)" office:value-type="percentage" office:value="0.203362594289169" calcext:value-type="percentage">
            <text:p>20.34%</text:p>
          </table:table-cell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RR_L</text:p>
          </table:table-cell>
          <table:covered-table-cell/>
          <table:table-cell office:value-type="float" office:value="3773.09" calcext:value-type="float">
            <text:p>3773.09</text:p>
          </table:table-cell>
          <table:table-cell office:value-type="float" office:value="205.457" calcext:value-type="float">
            <text:p>205.457</text:p>
          </table:table-cell>
          <table:table-cell office:value-type="float" office:value="9983.88" calcext:value-type="float">
            <text:p>9983.88</text:p>
          </table:table-cell>
          <table:table-cell table:style-name="Default"/>
          <table:table-cell table:style-name="ce7" office:value-type="string" calcext:value-type="string">
            <text:p>ALPHA_M</text:p>
          </table:table-cell>
          <table:table-cell table:style-name="ce4" table:formula="of:=([.E21]/[.E26])*([.E25]/[.E9])" office:value-type="float" office:value="0.00114097913456154" calcext:value-type="float">
            <text:p>0.00114</text:p>
          </table:table-cell>
          <table:table-cell table:style-name="ce11" table:formula="of:=SQRT((0.04)^2+(0.12)^2+([.E10]/[.E9])^2+([.E22]/[.E21])^2)" office:value-type="percentage" office:value="0.257525371180032" calcext:value-type="percentage">
            <text:p>25.75%</text:p>
          </table:table-cell>
          <table:table-cell/>
          <table:table-cell office:value-type="float" office:value="0.000346" calcext:value-type="float">
            <text:p>0.000346</text:p>
          </table:table-cell>
          <table:table-cell office:value-type="float" office:value="0.000005" calcext:value-type="float">
            <text:p>0.000005</text:p>
          </table:table-cell>
          <table:table-cell/>
          <table:table-cell table:style-name="ce17" table:formula="of:=[.I18]/[.L18]" office:value-type="float" office:value="3.29762755653624" calcext:value-type="float">
            <text:p>3.30</text:p>
          </table:table-cell>
          <table:table-cell table:style-name="ce20" table:formula="of:=SQRT([.J18]^2+([.M18]/[.L18])^2)" office:value-type="percentage" office:value="0.25793050296537" calcext:value-type="percentage">
            <text:p>25.79%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style-name="ce8"/>
          <table:table-cell table:style-name="ce10" table:number-columns-repeated="4"/>
          <table:table-cell table:style-name="ce14"/>
          <table:table-cell table:style-name="ce10" table:number-columns-repeated="2"/>
          <table:table-cell table:style-name="ce21"/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_M</text:p>
          </table:table-cell>
          <table:covered-table-cell/>
          <table:table-cell office:value-type="float" office:value="576" calcext:value-type="float">
            <text:p>576</text:p>
          </table:table-cell>
          <table:table-cell office:value-type="float" office:value="883" calcext:value-type="float">
            <text:p>883</text:p>
          </table:table-cell>
          <table:table-cell office:value-type="float" office:value="365" calcext:value-type="float">
            <text:p>365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 table:number-columns-spanned="2" table:number-rows-spanned="1">
            <text:p>N_M</text:p>
          </table:table-cell>
          <table:covered-table-cell/>
          <table:table-cell office:value-type="float" office:value="10044.3" calcext:value-type="float">
            <text:p>10044.3</text:p>
          </table:table-cell>
          <table:table-cell office:value-type="float" office:value="1004.14" calcext:value-type="float">
            <text:p>1004.14</text:p>
          </table:table-cell>
          <table:table-cell office:value-type="float" office:value="40673.1" calcext:value-type="float">
            <text:p>40673.1</text:p>
          </table:table-cell>
          <table:table-cell table:style-name="Default"/>
          <table:table-cell table:style-name="ce5"/>
          <table:table-cell table:style-name="ce9" table:number-columns-repeated="4"/>
          <table:table-cell table:style-name="ce13"/>
          <table:table-cell table:style-name="ce9" table:number-columns-repeated="2"/>
          <table:table-cell table:style-name="ce18"/>
          <table:table-cell table:style-name="ce22" office:value-type="string" calcext:value-type="string" table:number-columns-spanned="1" table:number-rows-spanned="7">
            <text:p>2+ → 0+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RR_M</text:p>
          </table:table-cell>
          <table:covered-table-cell/>
          <table:table-cell office:value-type="float" office:value="1063.68" calcext:value-type="float">
            <text:p>1063.68</text:p>
          </table:table-cell>
          <table:table-cell office:value-type="float" office:value="225.131" calcext:value-type="float">
            <text:p>225.131</text:p>
          </table:table-cell>
          <table:table-cell office:value-type="float" office:value="1604.55" calcext:value-type="float">
            <text:p>1604.55</text:p>
          </table:table-cell>
          <table:table-cell table:style-name="Default"/>
          <table:table-cell table:style-name="ce6"/>
          <table:table-cell office:value-type="string" calcext:value-type="string">
            <text:p>EXPERIMENT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BRICC</text:p>
          </table:table-cell>
          <table:table-cell office:value-type="string" calcext:value-type="string">
            <text:p>ERROR</text:p>
          </table:table-cell>
          <table:table-cell/>
          <table:table-cell table:style-name="ce16" office:value-type="string" calcext:value-type="string">
            <text:p>RATIO</text:p>
          </table:table-cell>
          <table:table-cell table:style-name="ce19" office:value-type="string" calcext:value-type="string">
            <text:p>ERROR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style-name="ce7"/>
          <table:table-cell table:number-columns-repeated="6"/>
          <table:table-cell table:style-name="ce16"/>
          <table:table-cell table:style-name="ce19"/>
          <table:covered-table-cell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style-name="ce7" office:value-type="string" calcext:value-type="string">
            <text:p>ALPHA_K</text:p>
          </table:table-cell>
          <table:table-cell table:style-name="ce4" table:formula="of:=([.F13]/[.F26])*([.F25]/[.F9])" office:value-type="float" office:value="0.0210507359473672" calcext:value-type="float">
            <text:p>0.02105</text:p>
          </table:table-cell>
          <table:table-cell table:style-name="ce11" table:formula="of:=SQRT((0.04)^2+(0.12)^2+([.F10]/[.F9])^2+([.F14]/[.F13])^2)" office:value-type="percentage" office:value="0.127379748234525" calcext:value-type="percentage">
            <text:p>12.74%</text:p>
          </table:table-cell>
          <table:table-cell/>
          <table:table-cell office:value-type="float" office:value="0.0388" calcext:value-type="float">
            <text:p>0.0388</text:p>
          </table:table-cell>
          <table:table-cell office:value-type="float" office:value="0.0006" calcext:value-type="float">
            <text:p>0.000600</text:p>
          </table:table-cell>
          <table:table-cell/>
          <table:table-cell table:style-name="ce17" table:formula="of:=[.I24]/[.L24]" office:value-type="float" office:value="0.542544740911525" calcext:value-type="float">
            <text:p>0.54</text:p>
          </table:table-cell>
          <table:table-cell table:style-name="ce20" table:formula="of:=SQRT([.J24]^2+([.M24]/[.L24])^2)" office:value-type="percentage" office:value="0.128314975764853" calcext:value-type="percentage">
            <text:p>12.83%</text:p>
          </table:table-cell>
          <table:covered-table-cell table:style-name="ce22"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FF_GRIFFIN</text:p>
          </table:table-cell>
          <table:covered-table-cell/>
          <table:table-cell office:value-type="float" office:value="13.9" calcext:value-type="float">
            <text:p>13.9</text:p>
          </table:table-cell>
          <table:table-cell office:value-type="float" office:value="10.6" calcext:value-type="float">
            <text:p>10.6</text:p>
          </table:table-cell>
          <table:table-cell office:value-type="float" office:value="18.7" calcext:value-type="float">
            <text:p>18.7</text:p>
          </table:table-cell>
          <table:table-cell/>
          <table:table-cell table:style-name="ce7" office:value-type="string" calcext:value-type="string">
            <text:p>ALPHA_L</text:p>
          </table:table-cell>
          <table:table-cell table:style-name="ce4" table:formula="of:=([.F17]/[.F26])*([.F25]/[.F9])" office:value-type="float" office:value="0.00503557450545229" calcext:value-type="float">
            <text:p>0.00504</text:p>
          </table:table-cell>
          <table:table-cell table:style-name="ce11" table:formula="of:=SQRT((0.04)^2+(0.12)^2+([.F10]/[.F9])^2+([.F18]/[.F17])^2)" office:value-type="percentage" office:value="0.136504525596816" calcext:value-type="percentage">
            <text:p>13.65%</text:p>
          </table:table-cell>
          <table:table-cell/>
          <table:table-cell office:value-type="float" office:value="0.01553" calcext:value-type="float">
            <text:p>0.01553</text:p>
          </table:table-cell>
          <table:table-cell office:value-type="float" office:value="0.00022" calcext:value-type="float">
            <text:p>0.000220</text:p>
          </table:table-cell>
          <table:table-cell/>
          <table:table-cell table:style-name="ce17" table:formula="of:=[.I25]/[.L25]" office:value-type="float" office:value="0.324248197389072" calcext:value-type="float">
            <text:p>0.32</text:p>
          </table:table-cell>
          <table:table-cell table:style-name="ce20" table:formula="of:=SQRT([.J25]^2+([.M25]/[.L25])^2)" office:value-type="percentage" office:value="0.137237621480392" calcext:value-type="percentage">
            <text:p>13.72%</text:p>
          </table:table-cell>
          <table:covered-table-cell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2" table:number-rows-spanned="1">
            <text:p>EFF_PACES</text:p>
          </table:table-cell>
          <table:covered-table-cell/>
          <table:table-cell office:value-type="float" office:value="2.55" calcext:value-type="float">
            <text:p>2.55</text:p>
          </table:table-cell>
          <table:table-cell office:value-type="float" office:value="2.4" calcext:value-type="float">
            <text:p>2.4</text:p>
          </table:table-cell>
          <table:table-cell office:value-type="float" office:value="2.55" calcext:value-type="float">
            <text:p>2.55</text:p>
          </table:table-cell>
          <table:table-cell/>
          <table:table-cell table:style-name="ce7" office:value-type="string" calcext:value-type="string">
            <text:p>ALPHA_M</text:p>
          </table:table-cell>
          <table:table-cell table:style-name="ce4" table:formula="of:=([.F21]/[.F26])*([.F25]/[.F9])" office:value-type="float" office:value="0.00102312085590113" calcext:value-type="float">
            <text:p>0.00102</text:p>
          </table:table-cell>
          <table:table-cell table:style-name="ce11" table:formula="of:=SQRT((0.04)^2+(0.12)^2+([.F10]/[.F9])^2+([.F22]/[.F21])^2)" office:value-type="percentage" office:value="0.133050415302089" calcext:value-type="percentage">
            <text:p>13.31%</text:p>
          </table:table-cell>
          <table:table-cell/>
          <table:table-cell office:value-type="float" office:value="0.00389" calcext:value-type="float">
            <text:p>0.00389</text:p>
          </table:table-cell>
          <table:table-cell office:value-type="float" office:value="0.00006" calcext:value-type="float">
            <text:p>0.000060</text:p>
          </table:table-cell>
          <table:table-cell/>
          <table:table-cell table:style-name="ce17" table:formula="of:=[.I26]/[.L26]" office:value-type="float" office:value="0.263013073496434" calcext:value-type="float">
            <text:p>0.26</text:p>
          </table:table-cell>
          <table:table-cell table:style-name="ce20" table:formula="of:=SQRT([.J26]^2+([.M26]/[.L26])^2)" office:value-type="percentage" office:value="0.133941471782771" calcext:value-type="percentage">
            <text:p>13.39%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7"/>
          <table:table-cell table:style-name="ce8"/>
          <table:table-cell table:style-name="ce10" table:number-columns-repeated="4"/>
          <table:table-cell table:style-name="ce14"/>
          <table:table-cell table:style-name="ce10" table:number-columns-repeated="2"/>
          <table:table-cell table:style-name="ce21"/>
          <table:covered-table-cell/>
          <table:table-cell table:number-columns-repeated="1007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6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7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18">
      <number:number number:decimal-places="1" loext:min-decimal-places="1" number:min-integer-digits="1"/>
    </number:number-style>
    <number:number-style style:name="N119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9:51:21.922049021</meta:creation-date>
    <meta:generator>LibreOffice/6.0.3.2$Linux_X86_64 LibreOffice_project/00m0$Build-2</meta:generator>
    <dc:date>2018-10-15T21:47:01.165251168</dc:date>
    <meta:editing-duration>PT24M19S</meta:editing-duration>
    <meta:editing-cycles>5</meta:editing-cycles>
    <meta:document-statistic meta:table-count="7" meta:cell-count="1073" meta:object-count="0"/>
  </office:meta>
</office:document-meta>
</file>